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Arial Unicode MS'"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Nimbus Mono L" svg:font-family="'Nimbus Mono L', 'Courier New'"/>
    <style:font-face style:name="StarSymbol1" svg:font-family="StarSymbol, 'Arial Unicode MS'"/>
    <style:font-face style:name="Courier New" svg:font-family="'Courier New'" style:font-family-generic="modern"/>
    <style:font-face style:name="Luxi Mono" svg:font-family="'Luxi Mono'" style:font-family-generic="modern"/>
    <style:font-face style:name="FreeSans" svg:font-family="FreeSans" style:font-family-generic="roman"/>
    <style:font-face style:name="msmincho" svg:font-family="msmincho" style:font-family-generic="roman"/>
    <style:font-face style:name="Arial1" svg:font-family="Arial" style:font-family-generic="swiss"/>
    <style:font-face style:name="Arial2" svg:font-family="Arial" style:font-family-generic="system"/>
    <style:font-face style:name="DejaVu Sans1" svg:font-family="'DejaVu Sans'" style:font-family-generic="system"/>
    <style:font-face style:name="Droid Sans Fallback" svg:font-family="'Droid Sans Fallback'" style:font-family-generic="modern" style:font-pitch="fixed"/>
    <style:font-face style:name="Liberation Mono" svg:font-family="'Liberation Mono'" style:font-family-generic="modern" style:font-pitch="fixed"/>
    <style:font-face style:name="DejaVu Sans" svg:font-family="'DejaVu Sans'" style:font-pitch="variable"/>
    <style:font-face style:name="HG Mincho Light J" svg:font-family="'HG Mincho Light J', msminch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1" svg:font-family="'Nimbus Sans L'"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2" svg:font-family="'DejaVu Sans'" style:font-family-generic="system" style:font-pitch="variable"/>
    <style:font-face style:name="Liberation Sans" svg:font-family="'Liberation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padding-left="0cm" fo:padding-right="0cm" fo:padding-top="0cm" fo:padding-bottom="0.035cm" fo:border-left="none" fo:border-right="none" fo:border-top="none" fo:border-bottom="0.11pt solid #000000">
        <style:tab-stops>
          <style:tab-stop style:position="15cm" style:type="right"/>
        </style:tab-stops>
      </style:paragraph-properties>
      <style:text-properties style:use-window-font-color="true" fo:font-size="8pt" style:font-size-asian="8pt" style:language-asian="zxx" style:country-asian="none" style:font-size-complex="10pt" style:language-complex="ar" style:country-complex="SA"/>
    </style:style>
    <style:style style:name="P2" style:family="paragraph" style:parent-style-name="Footer">
      <style:paragraph-properties fo:padding-left="0cm" fo:padding-right="0cm" fo:padding-top="0.035cm" fo:padding-bottom="0cm" fo:border-left="none" fo:border-right="none" fo:border-top="0.11pt solid #000000" fo:border-bottom="none"/>
      <style:text-properties style:use-window-font-color="true" fo:font-size="8pt" fo:language="es" fo:country="ES" style:font-size-asian="8pt" style:language-asian="zxx" style:country-asian="none" style:font-size-complex="10pt" style:language-complex="ar" style:country-complex="SA"/>
    </style:style>
    <style:style style:name="P3" style:family="paragraph" style:parent-style-name="Standard">
      <style:text-properties style:font-name="Nimbus Sans L1"/>
    </style:style>
    <style:style style:name="P4" style:family="paragraph" style:parent-style-name="Standard">
      <style:text-properties style:font-name="Nimbus Sans L1" officeooo:paragraph-rsid="003dff43"/>
    </style:style>
    <style:style style:name="P5" style:family="paragraph" style:parent-style-name="Standard" style:master-page-name="">
      <style:paragraph-properties fo:margin-left="0cm" fo:margin-right="0cm" fo:margin-top="0cm" fo:margin-bottom="0cm" loext:contextual-spacing="false" fo:text-align="start" style:justify-single-word="false" fo:orphans="2" fo:widows="2" fo:hyphenation-ladder-count="no-limit" fo:text-indent="0cm" style:auto-text-indent="false" style:page-number="auto" style:text-autospace="none" style:writing-mode="lr-tb"/>
      <style:text-properties style:font-name="Nimbus Sans L1" officeooo:rsid="0020115c" officeooo:paragraph-rsid="0025f9d0" fo:hyphenate="false" fo:hyphenation-remain-char-count="2" fo:hyphenation-push-char-count="2"/>
    </style:style>
    <style:style style:name="P6" style:family="paragraph" style:parent-style-name="Standard" style:master-page-name="">
      <style:paragraph-properties fo:margin-left="0cm" fo:margin-right="0cm" fo:margin-top="0cm" fo:margin-bottom="0cm" loext:contextual-spacing="false" fo:text-align="start" style:justify-single-word="false" fo:orphans="2" fo:widows="2" fo:hyphenation-ladder-count="no-limit" fo:text-indent="0cm" style:auto-text-indent="false" style:page-number="auto" style:text-autospace="none" style:writing-mode="lr-tb"/>
      <style:text-properties style:font-name="Nimbus Sans L1" fo:hyphenate="false" fo:hyphenation-remain-char-count="2" fo:hyphenation-push-char-count="2"/>
    </style:style>
    <style:style style:name="P7" style:family="paragraph" style:parent-style-name="Standard" style:master-page-name="">
      <style:paragraph-properties fo:margin-left="0cm" fo:margin-right="0cm" fo:margin-top="0cm" fo:margin-bottom="0cm" loext:contextual-spacing="false" fo:text-align="start" style:justify-single-word="false" fo:orphans="2" fo:widows="2" fo:hyphenation-ladder-count="no-limit" fo:text-indent="0cm" style:auto-text-indent="false" style:page-number="auto" style:text-autospace="none" style:writing-mode="lr-tb"/>
      <style:text-properties style:font-name="Nimbus Sans L1" officeooo:paragraph-rsid="002bf333" fo:hyphenate="false" fo:hyphenation-remain-char-count="2" fo:hyphenation-push-char-count="2"/>
    </style:style>
    <style:style style:name="P8" style:family="paragraph" style:parent-style-name="Standard" style:master-page-name="">
      <style:paragraph-properties fo:margin-left="0cm" fo:margin-right="0cm" fo:margin-top="0cm" fo:margin-bottom="0cm" loext:contextual-spacing="false" fo:text-align="start" style:justify-single-word="false" fo:orphans="2" fo:widows="2" fo:hyphenation-ladder-count="no-limit" fo:text-indent="0cm" style:auto-text-indent="false" style:page-number="auto" style:text-autospace="none" style:writing-mode="lr-tb"/>
      <style:text-properties style:font-name="Nimbus Sans L1" officeooo:paragraph-rsid="0035f599" fo:hyphenate="false" fo:hyphenation-remain-char-count="2" fo:hyphenation-push-char-count="2"/>
    </style:style>
    <style:style style:name="P9" style:family="paragraph" style:parent-style-name="Standard" style:master-page-name="">
      <style:paragraph-properties fo:margin-left="0cm" fo:margin-right="0cm" fo:margin-top="0cm" fo:margin-bottom="0cm" loext:contextual-spacing="false" fo:text-align="start" style:justify-single-word="false" fo:orphans="2" fo:widows="2" fo:hyphenation-ladder-count="no-limit" fo:text-indent="0cm" style:auto-text-indent="false" style:page-number="auto" style:text-autospace="none" style:writing-mode="lr-tb"/>
      <style:text-properties style:font-name="Nimbus Sans L1" fo:font-weight="normal" officeooo:paragraph-rsid="00148ca8" style:font-weight-asian="normal" style:font-weight-complex="normal" fo:hyphenate="false" fo:hyphenation-remain-char-count="2" fo:hyphenation-push-char-count="2"/>
    </style:style>
    <style:style style:name="P10" style:family="paragraph" style:parent-style-name="Standard" style:master-page-name="">
      <style:paragraph-properties fo:margin-left="0cm" fo:margin-right="0cm" fo:margin-top="0cm" fo:margin-bottom="0cm" loext:contextual-spacing="false" fo:text-align="start" style:justify-single-word="false" fo:orphans="2" fo:widows="2" fo:hyphenation-ladder-count="no-limit" fo:text-indent="0cm" style:auto-text-indent="false" style:page-number="auto" style:text-autospace="none" style:writing-mode="lr-tb"/>
      <style:text-properties fo:color="#ff0000" style:font-name="Nimbus Sans L1" fo:font-weight="normal" style:font-weight-asian="normal" style:font-weight-complex="normal" fo:hyphenate="false" fo:hyphenation-remain-char-count="2" fo:hyphenation-push-char-count="2"/>
    </style:style>
    <style:style style:name="P11" style:family="paragraph" style:parent-style-name="Standard" style:master-page-name="">
      <style:paragraph-properties fo:margin-left="0cm" fo:margin-right="0cm" fo:margin-top="0cm" fo:margin-bottom="0cm" loext:contextual-spacing="false" fo:text-align="start" style:justify-single-word="false" fo:orphans="2" fo:widows="2" fo:hyphenation-ladder-count="no-limit" fo:text-indent="0cm" style:auto-text-indent="false" style:page-number="auto" style:text-autospace="none" style:writing-mode="lr-tb"/>
      <style:text-properties officeooo:rsid="0024db7c" officeooo:paragraph-rsid="0036e781" fo:hyphenate="false" fo:hyphenation-remain-char-count="2" fo:hyphenation-push-char-count="2"/>
    </style:style>
    <style:style style:name="P12" style:family="paragraph" style:parent-style-name="Standard" style:master-page-name="">
      <style:paragraph-properties fo:margin-left="0cm" fo:margin-right="0cm" fo:margin-top="0cm" fo:margin-bottom="0cm" loext:contextual-spacing="false" fo:text-align="start" style:justify-single-word="false" fo:orphans="2" fo:widows="2" fo:hyphenation-ladder-count="no-limit" fo:text-indent="0cm" style:auto-text-indent="false" style:page-number="auto" style:text-autospace="none" style:writing-mode="lr-tb"/>
      <style:text-properties officeooo:rsid="00412463" officeooo:paragraph-rsid="00412463" fo:hyphenate="false" fo:hyphenation-remain-char-count="2" fo:hyphenation-push-char-count="2"/>
    </style:style>
    <style:style style:name="P13" style:family="paragraph" style:parent-style-name="EstiloApuntes" style:master-page-name="">
      <style:paragraph-properties fo:margin-left="0cm" fo:margin-right="0cm" fo:margin-top="0cm" fo:margin-bottom="0cm" loext:contextual-spacing="false" fo:text-align="start" style:justify-single-word="false" fo:orphans="2" fo:widows="2" fo:hyphenation-ladder-count="no-limit" fo:text-indent="0cm" style:auto-text-indent="false" style:page-number="auto" style:text-autospace="none" style:writing-mode="lr-tb">
        <style:tab-stops>
          <style:tab-stop style:position="1.905cm"/>
          <style:tab-stop style:position="2.54cm"/>
        </style:tab-stops>
      </style:paragraph-properties>
      <style:text-properties style:use-window-font-color="true" style:font-name="Nimbus Sans L1" fo:font-size="12pt" officeooo:paragraph-rsid="0010c715" style:font-size-asian="12pt" style:language-asian="zxx" style:country-asian="none" style:font-name-complex="Arial" style:font-size-complex="10pt" style:language-complex="ar" style:country-complex="SA" fo:hyphenate="false" fo:hyphenation-remain-char-count="2" fo:hyphenation-push-char-count="2"/>
    </style:style>
    <style:style style:name="P14" style:family="paragraph" style:parent-style-name="EstiloApuntes" style:master-page-name="">
      <style:paragraph-properties fo:margin-left="0cm" fo:margin-right="0cm" fo:margin-top="0cm" fo:margin-bottom="0cm" loext:contextual-spacing="false" fo:text-align="start" style:justify-single-word="false" fo:orphans="2" fo:widows="2" fo:hyphenation-ladder-count="no-limit" fo:text-indent="0cm" style:auto-text-indent="false" style:page-number="auto" style:text-autospace="none" style:writing-mode="lr-tb"/>
      <style:text-properties style:use-window-font-color="true" style:font-name="Nimbus Sans L1" fo:font-size="12pt" officeooo:paragraph-rsid="0011ba60" style:font-size-asian="12pt" style:language-asian="zxx" style:country-asian="none" style:font-name-complex="Arial" style:font-size-complex="10pt" style:language-complex="ar" style:country-complex="SA" fo:hyphenate="false" fo:hyphenation-remain-char-count="2" fo:hyphenation-push-char-count="2"/>
    </style:style>
    <style:style style:name="P15" style:family="paragraph" style:parent-style-name="EstiloApuntes" style:master-page-name="">
      <style:paragraph-properties fo:margin-left="0cm" fo:margin-right="0cm" fo:margin-top="0cm" fo:margin-bottom="0cm" loext:contextual-spacing="false" fo:text-align="start" style:justify-single-word="false" fo:orphans="2" fo:widows="2" fo:hyphenation-ladder-count="no-limit" fo:text-indent="0cm" style:auto-text-indent="false" style:page-number="auto" style:text-autospace="none" style:writing-mode="lr-tb">
        <style:tab-stops>
          <style:tab-stop style:position="0.688cm"/>
          <style:tab-stop style:position="2.54cm"/>
        </style:tab-stops>
      </style:paragraph-properties>
      <style:text-properties style:use-window-font-color="true" style:font-name="Nimbus Sans L1" fo:font-size="12pt" officeooo:paragraph-rsid="00113be7" style:font-size-asian="12pt" style:language-asian="zxx" style:country-asian="none" style:font-name-complex="Arial" style:font-size-complex="10pt" style:language-complex="ar" style:country-complex="SA" fo:hyphenate="false" fo:hyphenation-remain-char-count="2" fo:hyphenation-push-char-count="2"/>
    </style:style>
    <style:style style:name="P16" style:family="paragraph" style:parent-style-name="Standard">
      <style:paragraph-properties fo:margin-left="0cm" fo:margin-right="0cm" fo:margin-top="0cm" fo:margin-bottom="0cm" loext:contextual-spacing="false" fo:text-align="start" style:justify-single-word="false" fo:orphans="2" fo:widows="2" fo:hyphenation-ladder-count="no-limit" fo:text-indent="0cm" style:auto-text-indent="false" style:text-autospace="none" style:writing-mode="lr-tb"/>
      <style:text-properties style:font-name="Nimbus Sans L1" officeooo:paragraph-rsid="001d0952" fo:hyphenate="false" fo:hyphenation-remain-char-count="2" fo:hyphenation-push-char-count="2"/>
    </style:style>
    <style:style style:name="P17" style:family="paragraph" style:parent-style-name="Standard">
      <style:paragraph-properties fo:margin-left="0cm" fo:margin-right="0cm" fo:margin-top="0cm" fo:margin-bottom="0cm" loext:contextual-spacing="false" fo:text-align="start" style:justify-single-word="false" fo:orphans="2" fo:widows="2" fo:hyphenation-ladder-count="no-limit" fo:text-indent="0cm" style:auto-text-indent="false" style:text-autospace="none" style:writing-mode="lr-tb"/>
      <style:text-properties style:font-name="Nimbus Sans L1" officeooo:paragraph-rsid="002bd6a7" fo:hyphenate="false" fo:hyphenation-remain-char-count="2" fo:hyphenation-push-char-count="2"/>
    </style:style>
    <style:style style:name="P18" style:family="paragraph" style:parent-style-name="Standard">
      <style:paragraph-properties fo:margin-left="0cm" fo:margin-right="0cm" fo:margin-top="0cm" fo:margin-bottom="0cm" loext:contextual-spacing="false" fo:text-align="start" style:justify-single-word="false" fo:orphans="2" fo:widows="2" fo:hyphenation-ladder-count="no-limit" fo:text-indent="0cm" style:auto-text-indent="false" style:text-autospace="none" style:writing-mode="lr-tb"/>
      <style:text-properties style:font-name="Nimbus Sans L1" officeooo:paragraph-rsid="002bf333" fo:hyphenate="false" fo:hyphenation-remain-char-count="2" fo:hyphenation-push-char-count="2"/>
    </style:style>
    <style:style style:name="P19" style:family="paragraph" style:parent-style-name="Standard">
      <style:paragraph-properties fo:margin-left="0cm" fo:margin-right="0cm" fo:margin-top="0cm" fo:margin-bottom="0cm" loext:contextual-spacing="false" fo:text-align="start" style:justify-single-word="false" fo:orphans="2" fo:widows="2" fo:hyphenation-ladder-count="no-limit" fo:text-indent="0cm" style:auto-text-indent="false" style:text-autospace="none" style:writing-mode="lr-tb"/>
      <style:text-properties style:font-name="Nimbus Sans L1" officeooo:paragraph-rsid="0035f599" fo:hyphenate="false" fo:hyphenation-remain-char-count="2" fo:hyphenation-push-char-count="2"/>
    </style:style>
    <style:style style:name="P20" style:family="paragraph" style:parent-style-name="Standard">
      <style:paragraph-properties fo:margin-left="0cm" fo:margin-right="0cm" fo:margin-top="0cm" fo:margin-bottom="0cm" loext:contextual-spacing="false" fo:text-align="start" style:justify-single-word="false" fo:orphans="2" fo:widows="2" fo:hyphenation-ladder-count="no-limit" fo:text-indent="0cm" style:auto-text-indent="false" style:text-autospace="none" style:writing-mode="lr-tb"/>
      <style:text-properties style:font-name="Nimbus Sans L1" fo:font-weight="normal" officeooo:paragraph-rsid="00148ca8" style:font-weight-asian="normal" style:font-weight-complex="normal" fo:hyphenate="false" fo:hyphenation-remain-char-count="2" fo:hyphenation-push-char-count="2"/>
    </style:style>
    <style:style style:name="P21" style:family="paragraph" style:parent-style-name="Standard">
      <style:paragraph-properties fo:margin-left="0cm" fo:margin-right="0cm" fo:margin-top="0cm" fo:margin-bottom="0cm" loext:contextual-spacing="false" fo:text-align="start" style:justify-single-word="false" fo:orphans="2" fo:widows="2" fo:hyphenation-ladder-count="no-limit" fo:text-indent="0cm" style:auto-text-indent="false" style:text-autospace="none" style:writing-mode="lr-tb"/>
      <style:text-properties style:font-name="Nimbus Sans L1" fo:font-weight="normal" officeooo:paragraph-rsid="0015ceb6" style:font-weight-asian="normal" style:font-weight-complex="normal" fo:hyphenate="false" fo:hyphenation-remain-char-count="2" fo:hyphenation-push-char-count="2"/>
    </style:style>
    <style:style style:name="P22" style:family="paragraph" style:parent-style-name="Standard">
      <style:paragraph-properties fo:margin-left="0cm" fo:margin-right="0cm" fo:margin-top="0cm" fo:margin-bottom="0cm" loext:contextual-spacing="false" fo:text-align="start" style:justify-single-word="false" fo:orphans="2" fo:widows="2" fo:hyphenation-ladder-count="no-limit" fo:text-indent="0cm" style:auto-text-indent="false" style:text-autospace="none" style:writing-mode="lr-tb"/>
      <style:text-properties style:font-name="Nimbus Sans L1" officeooo:rsid="0019347e" officeooo:paragraph-rsid="0019347e" fo:hyphenate="false" fo:hyphenation-remain-char-count="2" fo:hyphenation-push-char-count="2"/>
    </style:style>
    <style:style style:name="P23" style:family="paragraph" style:parent-style-name="Standard">
      <style:paragraph-properties fo:margin-left="0cm" fo:margin-right="0cm" fo:margin-top="0cm" fo:margin-bottom="0cm" loext:contextual-spacing="false" fo:text-align="start" style:justify-single-word="false" fo:orphans="2" fo:widows="2" fo:hyphenation-ladder-count="no-limit" fo:text-indent="0cm" style:auto-text-indent="false" style:text-autospace="none" style:writing-mode="lr-tb"/>
      <style:text-properties style:font-name="Nimbus Sans L1" officeooo:rsid="002760f2" officeooo:paragraph-rsid="002760f2" fo:hyphenate="false" fo:hyphenation-remain-char-count="2" fo:hyphenation-push-char-count="2"/>
    </style:style>
    <style:style style:name="P24" style:family="paragraph" style:parent-style-name="Standard">
      <style:paragraph-properties fo:margin-left="0cm" fo:margin-right="0cm" fo:margin-top="0cm" fo:margin-bottom="0cm" loext:contextual-spacing="false" fo:text-align="start" style:justify-single-word="false" fo:orphans="2" fo:widows="2" fo:hyphenation-ladder-count="no-limit" fo:text-indent="0cm" style:auto-text-indent="false" style:text-autospace="none" style:writing-mode="lr-tb"/>
      <style:text-properties style:font-name="Nimbus Sans L1" style:text-underline-style="none" fo:font-weight="normal" officeooo:rsid="0036e781" officeooo:paragraph-rsid="0036e781" style:font-weight-asian="normal" style:font-weight-complex="normal" fo:hyphenate="false" fo:hyphenation-remain-char-count="2" fo:hyphenation-push-char-count="2"/>
    </style:style>
    <style:style style:name="P25" style:family="paragraph" style:parent-style-name="Standard">
      <style:paragraph-properties fo:margin-left="0cm" fo:margin-right="0cm" fo:margin-top="0cm" fo:margin-bottom="0cm" loext:contextual-spacing="false" fo:text-align="start" style:justify-single-word="false" fo:orphans="2" fo:widows="2" fo:hyphenation-ladder-count="no-limit" fo:text-indent="0cm" style:auto-text-indent="false" style:text-autospace="none" style:writing-mode="lr-tb"/>
      <style:text-properties fo:color="#ff0000" style:font-name="Nimbus Sans L1" fo:hyphenate="false" fo:hyphenation-remain-char-count="2" fo:hyphenation-push-char-count="2"/>
    </style:style>
    <style:style style:name="P26" style:family="paragraph" style:parent-style-name="Standard">
      <style:paragraph-properties fo:margin-left="0cm" fo:margin-right="0cm" fo:margin-top="0cm" fo:margin-bottom="0cm" loext:contextual-spacing="false" fo:text-align="start" style:justify-single-word="false" fo:orphans="2" fo:widows="2" fo:hyphenation-ladder-count="no-limit" fo:text-indent="0cm" style:auto-text-indent="false" style:text-autospace="none" style:writing-mode="lr-tb"/>
      <style:text-properties style:use-window-font-color="true" style:font-name="Nimbus Sans L1" officeooo:paragraph-rsid="002bf333" fo:hyphenate="false" fo:hyphenation-remain-char-count="2" fo:hyphenation-push-char-count="2"/>
    </style:style>
    <style:style style:name="P27" style:family="paragraph" style:parent-style-name="Standard">
      <style:paragraph-properties fo:margin-left="0cm" fo:margin-right="0cm" fo:margin-top="0cm" fo:margin-bottom="0cm" loext:contextual-spacing="false" fo:text-align="start" style:justify-single-word="false" fo:orphans="2" fo:widows="2" fo:hyphenation-ladder-count="no-limit" fo:text-indent="0cm" style:auto-text-indent="false" style:text-autospace="none" style:writing-mode="lr-tb"/>
      <style:text-properties style:use-window-font-color="true" style:font-name="Nimbus Sans L1" fo:font-size="12pt" officeooo:rsid="003dff43" officeooo:paragraph-rsid="00412463" style:font-size-asian="12pt" style:language-asian="zxx" style:country-asian="none" style:font-name-complex="Arial" style:font-size-complex="10pt" style:language-complex="ar" style:country-complex="SA" fo:hyphenate="false" fo:hyphenation-remain-char-count="2" fo:hyphenation-push-char-count="2"/>
    </style:style>
    <style:style style:name="P28" style:family="paragraph" style:parent-style-name="Standard">
      <style:paragraph-properties fo:margin-left="0cm" fo:margin-right="0cm" fo:margin-top="0cm" fo:margin-bottom="0cm" loext:contextual-spacing="false" fo:text-align="start" style:justify-single-word="false" fo:orphans="2" fo:widows="2" fo:hyphenation-ladder-count="no-limit" fo:text-indent="0cm" style:auto-text-indent="false" style:text-autospace="none" style:writing-mode="lr-tb"/>
      <style:text-properties officeooo:rsid="002bf333" officeooo:paragraph-rsid="002bf333" fo:hyphenate="false" fo:hyphenation-remain-char-count="2" fo:hyphenation-push-char-count="2"/>
    </style:style>
    <style:style style:name="P29" style:family="paragraph" style:parent-style-name="Standard">
      <style:paragraph-properties fo:margin-left="0cm" fo:margin-right="0cm" fo:margin-top="0cm" fo:margin-bottom="0cm" loext:contextual-spacing="false" fo:text-align="start" style:justify-single-word="false" fo:orphans="2" fo:widows="2" fo:hyphenation-ladder-count="no-limit" fo:text-indent="0cm" style:auto-text-indent="false" style:text-autospace="none" style:writing-mode="lr-tb"/>
      <style:text-properties officeooo:rsid="001d0952" officeooo:paragraph-rsid="001d0952" fo:hyphenate="false" fo:hyphenation-remain-char-count="2" fo:hyphenation-push-char-count="2"/>
    </style:style>
    <style:style style:name="P30" style:family="paragraph" style:parent-style-name="EstiloApuntes">
      <style:paragraph-properties fo:margin-left="0cm" fo:margin-right="0cm" fo:margin-top="0cm" fo:margin-bottom="0cm" loext:contextual-spacing="false" fo:text-align="start" style:justify-single-word="false" fo:orphans="2" fo:widows="2" fo:hyphenation-ladder-count="no-limit" fo:text-indent="0cm" style:auto-text-indent="false" style:text-autospace="none" style:writing-mode="lr-tb">
        <style:tab-stops>
          <style:tab-stop style:position="0.688cm"/>
          <style:tab-stop style:position="2.54cm"/>
        </style:tab-stops>
      </style:paragraph-properties>
      <style:text-properties style:use-window-font-color="true" style:font-name="Nimbus Sans L1" fo:font-size="12pt" officeooo:rsid="001abbcc" officeooo:paragraph-rsid="001abbcc" style:font-size-asian="12pt" style:language-asian="zxx" style:country-asian="none" style:font-name-complex="Arial" style:font-size-complex="10pt" style:language-complex="ar" style:country-complex="SA" fo:hyphenate="false" fo:hyphenation-remain-char-count="2" fo:hyphenation-push-char-count="2"/>
    </style:style>
    <style:style style:name="P31" style:family="paragraph" style:parent-style-name="EstiloApuntes">
      <style:paragraph-properties fo:margin-left="0cm" fo:margin-right="0cm" fo:margin-top="0cm" fo:margin-bottom="0cm" loext:contextual-spacing="false" fo:text-align="start" style:justify-single-word="false" fo:orphans="2" fo:widows="2" fo:hyphenation-ladder-count="no-limit" fo:text-indent="0cm" style:auto-text-indent="false" style:text-autospace="none" style:writing-mode="lr-tb">
        <style:tab-stops>
          <style:tab-stop style:position="0.688cm"/>
          <style:tab-stop style:position="2.54cm"/>
        </style:tab-stops>
      </style:paragraph-properties>
      <style:text-properties style:use-window-font-color="true" style:font-name="Nimbus Sans L1" fo:font-size="12pt" officeooo:paragraph-rsid="000ce306" style:font-size-asian="12pt" style:language-asian="zxx" style:country-asian="none" style:font-name-complex="Arial" style:font-size-complex="10pt" style:language-complex="ar" style:country-complex="SA" fo:hyphenate="false" fo:hyphenation-remain-char-count="2" fo:hyphenation-push-char-count="2"/>
    </style:style>
    <style:style style:name="P32" style:family="paragraph" style:parent-style-name="EstiloApuntes">
      <style:paragraph-properties fo:margin-left="0cm" fo:margin-right="0cm" fo:margin-top="0cm" fo:margin-bottom="0cm" loext:contextual-spacing="false" fo:text-align="start" style:justify-single-word="false" fo:orphans="2" fo:widows="2" fo:hyphenation-ladder-count="no-limit" fo:text-indent="0cm" style:auto-text-indent="false" style:text-autospace="none" style:writing-mode="lr-tb">
        <style:tab-stops>
          <style:tab-stop style:position="0.688cm"/>
          <style:tab-stop style:position="2.54cm"/>
        </style:tab-stops>
      </style:paragraph-properties>
      <style:text-properties style:use-window-font-color="true" style:font-name="Nimbus Sans L1" fo:font-size="12pt" officeooo:rsid="003dff43" officeooo:paragraph-rsid="003dff43" style:font-size-asian="12pt" style:language-asian="zxx" style:country-asian="none" style:font-name-complex="Arial" style:font-size-complex="10pt" style:language-complex="ar" style:country-complex="SA" fo:hyphenate="false" fo:hyphenation-remain-char-count="2" fo:hyphenation-push-char-count="2"/>
    </style:style>
    <style:style style:name="P33" style:family="paragraph" style:parent-style-name="EstiloApuntes">
      <style:paragraph-properties fo:margin-left="0cm" fo:margin-right="0cm" fo:margin-top="0cm" fo:margin-bottom="0cm" loext:contextual-spacing="false" fo:text-align="start" style:justify-single-word="false" fo:orphans="2" fo:widows="2" fo:hyphenation-ladder-count="no-limit" fo:text-indent="0cm" style:auto-text-indent="false" style:text-autospace="none" style:writing-mode="lr-tb">
        <style:tab-stops>
          <style:tab-stop style:position="0.688cm"/>
          <style:tab-stop style:position="2.54cm"/>
        </style:tab-stops>
      </style:paragraph-properties>
      <style:text-properties style:use-window-font-color="true" style:font-name="Nimbus Sans L1" fo:font-size="12pt" officeooo:rsid="003dff43" officeooo:paragraph-rsid="00412463" style:font-size-asian="12pt" style:language-asian="zxx" style:country-asian="none" style:font-name-complex="Arial" style:font-size-complex="10pt" style:language-complex="ar" style:country-complex="SA" fo:hyphenate="false" fo:hyphenation-remain-char-count="2" fo:hyphenation-push-char-count="2"/>
    </style:style>
    <style:style style:name="P34" style:family="paragraph" style:parent-style-name="EstiloApuntes">
      <style:paragraph-properties fo:margin-left="0cm" fo:margin-right="0cm" fo:margin-top="0cm" fo:margin-bottom="0cm" loext:contextual-spacing="false" fo:text-align="start" style:justify-single-word="false" fo:orphans="2" fo:widows="2" fo:hyphenation-ladder-count="no-limit" fo:text-indent="0cm" style:auto-text-indent="false" style:text-autospace="none" style:writing-mode="lr-tb"/>
      <style:text-properties style:use-window-font-color="true" style:font-name="Nimbus Sans L1" fo:font-size="12pt" fo:language="zxx" fo:country="none" officeooo:paragraph-rsid="0011ba60" style:font-name-asian="Times New Roman" style:font-size-asian="12pt" style:language-asian="zxx" style:country-asian="none" style:font-name-complex="Arial" style:font-size-complex="10pt" style:language-complex="ar" style:country-complex="SA" fo:hyphenate="false" fo:hyphenation-remain-char-count="2" fo:hyphenation-push-char-count="2"/>
    </style:style>
    <style:style style:name="P35" style:family="paragraph" style:parent-style-name="EstiloApuntes">
      <style:paragraph-properties fo:margin-left="0cm" fo:margin-right="0cm" fo:margin-top="0cm" fo:margin-bottom="0cm" loext:contextual-spacing="false" fo:text-align="start" style:justify-single-word="false" fo:orphans="2" fo:widows="2" fo:hyphenation-ladder-count="no-limit" fo:text-indent="0cm" style:auto-text-indent="false" style:text-autospace="none" style:writing-mode="lr-tb">
        <style:tab-stops>
          <style:tab-stop style:position="0.688cm"/>
          <style:tab-stop style:position="2.54cm"/>
        </style:tab-stops>
      </style:paragraph-properties>
      <style:text-properties style:use-window-font-color="true" style:font-name="Nimbus Sans L1" officeooo:rsid="001adb97" officeooo:paragraph-rsid="001adb97" fo:hyphenate="false" fo:hyphenation-remain-char-count="2" fo:hyphenation-push-char-count="2"/>
    </style:style>
    <style:style style:name="P36" style:family="paragraph" style:parent-style-name="EstiloApuntes">
      <style:paragraph-properties fo:margin-left="0cm" fo:margin-right="0cm" fo:margin-top="0cm" fo:margin-bottom="0cm" loext:contextual-spacing="false" fo:text-align="start" style:justify-single-word="false" fo:orphans="2" fo:widows="2" fo:hyphenation-ladder-count="no-limit" fo:text-indent="0cm" style:auto-text-indent="false" style:text-autospace="none" style:writing-mode="lr-tb">
        <style:tab-stops>
          <style:tab-stop style:position="0.688cm"/>
          <style:tab-stop style:position="2.54cm"/>
        </style:tab-stops>
      </style:paragraph-properties>
      <style:text-properties style:use-window-font-color="true" officeooo:paragraph-rsid="001b8da8" fo:hyphenate="false" fo:hyphenation-remain-char-count="2" fo:hyphenation-push-char-count="2"/>
    </style:style>
    <style:style style:name="P37" style:family="paragraph" style:parent-style-name="EstiloApuntes">
      <style:paragraph-properties fo:margin-left="0cm" fo:margin-right="0cm" fo:margin-top="0cm" fo:margin-bottom="0cm" loext:contextual-spacing="false" fo:text-align="start" style:justify-single-word="false" fo:orphans="2" fo:widows="2" fo:hyphenation-ladder-count="no-limit" fo:text-indent="0cm" style:auto-text-indent="false" style:text-autospace="none" style:writing-mode="lr-tb">
        <style:tab-stops>
          <style:tab-stop style:position="0.688cm"/>
          <style:tab-stop style:position="2.54cm"/>
        </style:tab-stops>
      </style:paragraph-properties>
      <style:text-properties style:font-name="Nimbus Sans L1" officeooo:paragraph-rsid="000dbcc2" fo:hyphenate="false" fo:hyphenation-remain-char-count="2" fo:hyphenation-push-char-count="2"/>
    </style:style>
    <style:style style:name="P38" style:family="paragraph" style:parent-style-name="EstiloApuntes">
      <style:paragraph-properties fo:margin-left="0cm" fo:margin-right="0cm" fo:margin-top="0cm" fo:margin-bottom="0cm" loext:contextual-spacing="false" fo:text-align="start" style:justify-single-word="false" fo:orphans="2" fo:widows="2" fo:hyphenation-ladder-count="no-limit" fo:text-indent="0cm" style:auto-text-indent="false" style:text-autospace="none" style:writing-mode="lr-tb">
        <style:tab-stops>
          <style:tab-stop style:position="0.688cm"/>
          <style:tab-stop style:position="2.54cm"/>
        </style:tab-stops>
      </style:paragraph-properties>
      <style:text-properties style:font-name="Nimbus Sans L1" officeooo:paragraph-rsid="000ce306" style:language-asian="zxx" style:country-asian="none" style:language-complex="ar" style:country-complex="SA" fo:hyphenate="false" fo:hyphenation-remain-char-count="2" fo:hyphenation-push-char-count="2"/>
    </style:style>
    <style:style style:name="P39" style:family="paragraph" style:parent-style-name="EstiloApuntes">
      <style:paragraph-properties fo:margin-left="0cm" fo:margin-right="0cm" fo:margin-top="0cm" fo:margin-bottom="0cm" loext:contextual-spacing="false" fo:text-align="start" style:justify-single-word="false" fo:orphans="2" fo:widows="2" fo:hyphenation-ladder-count="no-limit" fo:text-indent="0cm" style:auto-text-indent="false" style:text-autospace="none" style:writing-mode="lr-tb">
        <style:tab-stops>
          <style:tab-stop style:position="0.688cm"/>
          <style:tab-stop style:position="2.54cm"/>
        </style:tab-stops>
      </style:paragraph-properties>
      <style:text-properties fo:color="#ff0000" style:font-name="Nimbus Sans L1" fo:font-size="12pt" fo:language="zxx" fo:country="none" officeooo:rsid="00093571" officeooo:paragraph-rsid="001abbcc" style:font-name-asian="Arial" style:font-size-asian="12pt" style:language-asian="zxx" style:country-asian="none" style:font-name-complex="Arial" style:font-size-complex="10pt" style:language-complex="ar" style:country-complex="SA" fo:hyphenate="false" fo:hyphenation-remain-char-count="2" fo:hyphenation-push-char-count="2"/>
    </style:style>
    <style:style style:name="P40" style:family="paragraph" style:parent-style-name="EstiloApuntes">
      <style:paragraph-properties fo:margin-left="0cm" fo:margin-right="0cm" fo:margin-top="0cm" fo:margin-bottom="0cm" loext:contextual-spacing="false" fo:text-align="start" style:justify-single-word="false" fo:orphans="2" fo:widows="2" fo:hyphenation-ladder-count="no-limit" fo:text-indent="0cm" style:auto-text-indent="false" style:text-autospace="none" style:writing-mode="lr-tb">
        <style:tab-stops>
          <style:tab-stop style:position="0.688cm"/>
          <style:tab-stop style:position="2.54cm"/>
        </style:tab-stops>
      </style:paragraph-properties>
      <style:text-properties officeooo:paragraph-rsid="00249bca" fo:hyphenate="false" fo:hyphenation-remain-char-count="2" fo:hyphenation-push-char-count="2"/>
    </style:style>
    <style:style style:name="P41" style:family="paragraph" style:parent-style-name="EstiloApuntes">
      <style:paragraph-properties fo:margin-left="0cm" fo:margin-right="0cm" fo:margin-top="0cm" fo:margin-bottom="0cm" loext:contextual-spacing="false" fo:text-align="start" style:justify-single-word="false" fo:orphans="2" fo:widows="2" fo:hyphenation-ladder-count="no-limit" fo:text-indent="0cm" style:auto-text-indent="false" style:text-autospace="none" style:writing-mode="lr-tb">
        <style:tab-stops>
          <style:tab-stop style:position="0.688cm"/>
          <style:tab-stop style:position="2.54cm"/>
        </style:tab-stops>
      </style:paragraph-properties>
      <style:text-properties officeooo:paragraph-rsid="0026887b" fo:hyphenate="false" fo:hyphenation-remain-char-count="2" fo:hyphenation-push-char-count="2"/>
    </style:style>
    <style:style style:name="P42" style:family="paragraph" style:parent-style-name="EstiloApuntes">
      <style:paragraph-properties fo:margin-left="0cm" fo:margin-right="0cm" fo:margin-top="0cm" fo:margin-bottom="0cm" loext:contextual-spacing="false" fo:text-align="start" style:justify-single-word="false" fo:orphans="2" fo:widows="2" fo:hyphenation-ladder-count="no-limit" fo:text-indent="0cm" style:auto-text-indent="false" style:text-autospace="none" style:writing-mode="lr-tb">
        <style:tab-stops>
          <style:tab-stop style:position="0.688cm"/>
          <style:tab-stop style:position="2.54cm"/>
        </style:tab-stops>
      </style:paragraph-properties>
      <style:text-properties officeooo:paragraph-rsid="0026dd63" fo:hyphenate="false" fo:hyphenation-remain-char-count="2" fo:hyphenation-push-char-count="2"/>
    </style:style>
    <style:style style:name="P43" style:family="paragraph" style:parent-style-name="EstiloApuntes">
      <style:paragraph-properties fo:margin-left="0cm" fo:margin-right="0cm" fo:margin-top="0cm" fo:margin-bottom="0cm" loext:contextual-spacing="false" fo:text-align="start" style:justify-single-word="false" fo:orphans="2" fo:widows="2" fo:hyphenation-ladder-count="no-limit" fo:text-indent="0cm" style:auto-text-indent="false" style:text-autospace="none" style:writing-mode="lr-tb">
        <style:tab-stops>
          <style:tab-stop style:position="0.688cm"/>
          <style:tab-stop style:position="2.54cm"/>
        </style:tab-stops>
      </style:paragraph-properties>
      <style:text-properties fo:color="#ff3333" style:font-name="Nimbus Sans L1" fo:font-size="12pt" officeooo:rsid="003dff43" officeooo:paragraph-rsid="00412463" style:font-size-asian="12pt" style:language-asian="zxx" style:country-asian="none" style:font-name-complex="Arial" style:font-size-complex="10pt" style:language-complex="ar" style:country-complex="SA" fo:hyphenate="false" fo:hyphenation-remain-char-count="2" fo:hyphenation-push-char-count="2"/>
    </style:style>
    <style:style style:name="P44" style:family="paragraph" style:parent-style-name="Text_20_body">
      <style:paragraph-properties fo:margin-left="0cm" fo:margin-right="0cm" fo:margin-top="0cm" fo:margin-bottom="0cm" loext:contextual-spacing="false" fo:text-indent="0cm" style:auto-text-indent="false"/>
      <style:text-properties fo:color="#ff0000" officeooo:rsid="0029d763" officeooo:paragraph-rsid="0029d763"/>
    </style:style>
    <style:style style:name="P45" style:family="paragraph" style:parent-style-name="Standard">
      <style:paragraph-properties fo:margin-left="0cm" fo:margin-right="0cm" fo:text-indent="0cm" style:auto-text-indent="false"/>
      <style:text-properties style:font-name="Nimbus Sans L1"/>
    </style:style>
    <style:style style:name="P46" style:family="paragraph" style:parent-style-name="Standard">
      <style:paragraph-properties fo:margin-left="0cm" fo:margin-right="0cm" fo:text-indent="0cm" style:auto-text-indent="false"/>
      <style:text-properties style:font-name="Nimbus Sans L1" officeooo:paragraph-rsid="00131f34"/>
    </style:style>
    <style:style style:name="P47" style:family="paragraph" style:parent-style-name="Standard">
      <style:paragraph-properties fo:margin-left="0cm" fo:margin-right="0cm" fo:text-indent="0cm" style:auto-text-indent="false"/>
      <style:text-properties style:font-name="Nimbus Sans L1" officeooo:paragraph-rsid="0019562a"/>
    </style:style>
    <style:style style:name="P48" style:family="paragraph" style:parent-style-name="Standard">
      <style:paragraph-properties fo:margin-left="0cm" fo:margin-right="0cm" fo:text-indent="0cm" style:auto-text-indent="false"/>
      <style:text-properties officeooo:paragraph-rsid="00131f34"/>
    </style:style>
    <style:style style:name="P49" style:family="paragraph" style:parent-style-name="Standard">
      <style:paragraph-properties fo:margin-left="0cm" fo:margin-right="0cm" fo:text-indent="0cm" style:auto-text-indent="false"/>
      <style:text-properties fo:color="#ff0000" style:font-name="Nimbus Sans L1" fo:font-weight="normal" officeooo:rsid="002d0bcc" officeooo:paragraph-rsid="0019347e" style:font-weight-asian="normal" style:font-weight-complex="normal"/>
    </style:style>
    <style:style style:name="P50" style:family="paragraph" style:parent-style-name="Standard">
      <style:paragraph-properties fo:margin-left="0cm" fo:margin-right="0cm" fo:text-indent="0cm" style:auto-text-indent="false"/>
      <style:text-properties style:use-window-font-color="true" style:font-name="Nimbus Sans L1" officeooo:rsid="0019a239" officeooo:paragraph-rsid="0019a239"/>
    </style:style>
    <style:style style:name="P51" style:family="paragraph" style:parent-style-name="Standard">
      <style:paragraph-properties fo:margin-left="0cm" fo:margin-right="0cm" fo:text-indent="0cm" style:auto-text-indent="false"/>
      <style:text-properties style:use-window-font-color="true" style:font-name="Nimbus Sans L1" officeooo:paragraph-rsid="0019562a"/>
    </style:style>
    <style:style style:name="P52" style:family="paragraph" style:parent-style-name="Standard">
      <style:paragraph-properties fo:margin-left="0cm" fo:margin-right="0cm" fo:text-indent="0cm" style:auto-text-indent="false"/>
      <style:text-properties style:use-window-font-color="true" style:font-name="Nimbus Sans L1" officeooo:rsid="001bd818" officeooo:paragraph-rsid="001bd818"/>
    </style:style>
    <style:style style:name="P53" style:family="paragraph" style:parent-style-name="Standard">
      <style:paragraph-properties fo:margin-left="0cm" fo:margin-right="0cm" fo:text-indent="0cm" style:auto-text-indent="false"/>
      <style:text-properties style:use-window-font-color="true" officeooo:rsid="0023a5b3" officeooo:paragraph-rsid="001bd818"/>
    </style:style>
    <style:style style:name="P54" style:family="paragraph" style:parent-style-name="Standard">
      <style:paragraph-properties fo:margin-left="0cm" fo:margin-right="0cm" fo:text-indent="0cm" style:auto-text-indent="false"/>
      <style:text-properties officeooo:rsid="0029d763" officeooo:paragraph-rsid="0029d763"/>
    </style:style>
    <style:style style:name="P55" style:family="paragraph" style:parent-style-name="EstiloApuntes">
      <style:paragraph-properties fo:margin-left="0cm" fo:margin-right="0cm" fo:text-indent="0cm" style:auto-text-indent="false"/>
      <style:text-properties style:font-name="Nimbus Sans L1" officeooo:paragraph-rsid="0011ba60"/>
    </style:style>
    <style:style style:name="P56" style:family="paragraph" style:parent-style-name="EstiloApuntes">
      <style:paragraph-properties fo:margin-left="0cm" fo:margin-right="0cm" fo:text-indent="0cm" style:auto-text-indent="false"/>
      <style:text-properties style:font-name="Nimbus Sans L1" officeooo:paragraph-rsid="00131f34"/>
    </style:style>
    <style:style style:name="P57" style:family="paragraph" style:parent-style-name="EstiloApuntes">
      <style:text-properties style:font-name="Nimbus Sans L1" style:language-asian="zxx" style:country-asian="none" style:language-complex="ar" style:country-complex="SA"/>
    </style:style>
    <style:style style:name="P58" style:family="paragraph" style:parent-style-name="EstiloApuntes">
      <style:text-properties style:font-name="Nimbus Sans L1" officeooo:rsid="000b2ca3" officeooo:paragraph-rsid="000b2ca3" style:language-asian="zxx" style:country-asian="none" style:language-complex="ar" style:country-complex="SA"/>
    </style:style>
    <style:style style:name="P59" style:family="paragraph" style:parent-style-name="EstiloApuntes">
      <style:text-properties style:font-name="Nimbus Sans L1" officeooo:rsid="000b2ca3" officeooo:paragraph-rsid="000ce306" style:language-asian="zxx" style:country-asian="none" style:language-complex="ar" style:country-complex="SA"/>
    </style:style>
    <style:style style:name="P60" style:family="paragraph" style:parent-style-name="EstiloApuntes">
      <style:paragraph-properties fo:margin-left="2.498cm" fo:margin-right="0cm" fo:text-indent="0cm" style:auto-text-indent="false"/>
      <style:text-properties style:use-window-font-color="true" style:font-name="Nimbus Sans L1" fo:font-size="12pt" fo:language="es" fo:country="ES" fo:font-weight="normal" officeooo:paragraph-rsid="00113be7" style:font-name-asian="Times New Roman" style:font-size-asian="12pt" style:language-asian="zxx" style:country-asian="none" style:font-weight-asian="normal" style:font-name-complex="Arial" style:font-size-complex="10pt" style:language-complex="ar" style:country-complex="SA" style:font-weight-complex="normal"/>
    </style:style>
    <style:style style:name="P61" style:family="paragraph" style:parent-style-name="EstiloApuntes">
      <style:paragraph-properties fo:margin-left="2.498cm" fo:margin-right="0cm" fo:text-indent="0cm" style:auto-text-indent="false"/>
      <style:text-properties style:use-window-font-color="true" style:font-name="Nimbus Sans L1" fo:font-size="12pt" fo:font-weight="normal" officeooo:paragraph-rsid="00113be7" style:font-size-asian="12pt" style:language-asian="zxx" style:country-asian="none" style:font-weight-asian="normal" style:font-name-complex="Arial" style:font-size-complex="10pt" style:language-complex="ar" style:country-complex="SA" style:font-weight-complex="normal"/>
    </style:style>
    <style:style style:name="P62" style:family="paragraph" style:parent-style-name="Standard_20__28_user_29_">
      <style:text-properties fo:color="#ff0000" style:font-name="Nimbus Sans L1" fo:language="zxx" fo:country="none" fo:font-weight="normal" officeooo:rsid="002bf333" officeooo:paragraph-rsid="002bf333" style:language-asian="zxx" style:country-asian="none" style:font-weight-asian="normal" style:language-complex="ar" style:country-complex="SA" style:font-weight-complex="normal"/>
    </style:style>
    <style:style style:name="P63" style:family="paragraph" style:parent-style-name="Standard_20__28_user_29_">
      <style:text-properties fo:color="#ff0000" style:font-name="Nimbus Sans L1" fo:language="zxx" fo:country="none" fo:font-weight="normal" officeooo:rsid="002bf333" officeooo:paragraph-rsid="002d6073" style:language-asian="zxx" style:country-asian="none" style:font-weight-asian="normal" style:language-complex="ar" style:country-complex="SA" style:font-weight-complex="normal"/>
    </style:style>
    <style:style style:name="P64" style:family="paragraph" style:parent-style-name="Standard_20__28_user_29_">
      <style:text-properties fo:color="#ff0000" style:font-name="Nimbus Sans L1" fo:language="zxx" fo:country="none" fo:font-weight="normal" officeooo:rsid="0038b6b9" officeooo:paragraph-rsid="0038b6b9" style:language-asian="zxx" style:country-asian="none" style:font-weight-asian="normal" style:language-complex="ar" style:country-complex="SA" style:font-weight-complex="normal"/>
    </style:style>
    <style:style style:name="P65" style:family="paragraph" style:parent-style-name="Standard_20__28_user_29_">
      <style:text-properties fo:color="#ff0000" style:font-name="Nimbus Sans L1" fo:language="zxx" fo:country="none" fo:font-weight="normal" officeooo:rsid="0038f9c3" officeooo:paragraph-rsid="0038f9c3" style:language-asian="zxx" style:country-asian="none" style:font-weight-asian="normal" style:language-complex="ar" style:country-complex="SA" style:font-weight-complex="normal"/>
    </style:style>
    <style:style style:name="P66" style:family="paragraph" style:parent-style-name="Standard_20__28_user_29_">
      <style:text-properties fo:color="#ff0000" style:font-name="Nimbus Sans L1" fo:language="zxx" fo:country="none" fo:font-weight="normal" officeooo:rsid="002b5e32" officeooo:paragraph-rsid="002bf333" fo:background-color="transparent" style:language-asian="zxx" style:country-asian="none" style:font-weight-asian="normal" style:language-complex="ar" style:country-complex="SA" style:font-weight-complex="normal"/>
    </style:style>
    <style:style style:name="P67" style:family="paragraph" style:parent-style-name="Standard_20__28_user_29_">
      <style:text-properties fo:color="#ff0000" fo:language="en" fo:country="US" fo:font-weight="bold" officeooo:rsid="002d6073" officeooo:paragraph-rsid="002d6073" style:font-weight-asian="bold" style:font-weight-complex="bold"/>
    </style:style>
    <style:style style:name="P68" style:family="paragraph" style:parent-style-name="Standard_20__28_user_29_">
      <style:text-properties fo:color="#ff0000" fo:language="en" fo:country="US" fo:font-weight="bold" officeooo:rsid="0038b6b9" officeooo:paragraph-rsid="0038b6b9" style:font-weight-asian="bold" style:font-weight-complex="bold"/>
    </style:style>
    <style:style style:name="P69" style:family="paragraph" style:parent-style-name="Standard_20__28_user_29_">
      <style:text-properties fo:color="#ff0000" fo:language="en" fo:country="US" fo:font-weight="bold" officeooo:rsid="0038f9c3" officeooo:paragraph-rsid="0038f9c3" style:font-weight-asian="bold" style:font-weight-complex="bold"/>
    </style:style>
    <style:style style:name="P70" style:family="paragraph" style:parent-style-name="Standard_20__28_user_29_">
      <style:text-properties style:use-window-font-color="true" fo:language="en" fo:country="US" fo:font-weight="bold" officeooo:rsid="002d6073" officeooo:paragraph-rsid="002d6073" style:font-weight-asian="bold" style:font-weight-complex="bold"/>
    </style:style>
    <style:style style:name="P71" style:family="paragraph" style:parent-style-name="Standard_20__28_user_29_">
      <style:text-properties style:use-window-font-color="true" style:font-name="Nimbus Sans L1" fo:language="en" fo:country="US" fo:font-weight="normal" officeooo:paragraph-rsid="002cc9c4" style:font-weight-asian="normal" style:font-weight-complex="normal"/>
    </style:style>
    <style:style style:name="P72" style:family="paragraph" style:parent-style-name="Standard_20__28_user_29_">
      <style:text-properties style:use-window-font-color="true" style:font-name="Nimbus Sans L1" fo:language="zxx" fo:country="none" fo:font-weight="normal" officeooo:rsid="002bf333" officeooo:paragraph-rsid="002bf333" style:language-asian="zxx" style:country-asian="none" style:font-weight-asian="normal" style:language-complex="ar" style:country-complex="SA" style:font-weight-complex="normal"/>
    </style:style>
    <style:style style:name="P73" style:family="paragraph" style:parent-style-name="Standard_20__28_user_29_">
      <style:text-properties fo:color="#000000" fo:language="en" fo:country="US" fo:font-weight="bold" officeooo:rsid="0038b6b9" officeooo:paragraph-rsid="0038b6b9" style:font-weight-asian="bold" style:font-weight-complex="bold"/>
    </style:style>
    <style:style style:name="P74" style:family="paragraph" style:parent-style-name="EstiloApuntes" style:master-page-name="">
      <style:paragraph-properties fo:margin-left="0.199cm" fo:margin-right="0cm" fo:margin-top="0cm" fo:margin-bottom="0cm" loext:contextual-spacing="false" fo:text-align="start" style:justify-single-word="false" fo:orphans="2" fo:widows="2" fo:hyphenation-ladder-count="no-limit" fo:text-indent="0cm" style:auto-text-indent="false" style:page-number="auto" style:text-autospace="none" style:writing-mode="lr-tb">
        <style:tab-stops>
          <style:tab-stop style:position="0.688cm"/>
          <style:tab-stop style:position="2.54cm"/>
        </style:tab-stops>
      </style:paragraph-properties>
      <style:text-properties style:font-name="Nimbus Sans L1" officeooo:paragraph-rsid="000dbcc2" fo:hyphenate="false" fo:hyphenation-remain-char-count="2" fo:hyphenation-push-char-count="2"/>
    </style:style>
    <style:style style:name="P75" style:family="paragraph" style:parent-style-name="Text_20_body">
      <style:text-properties style:font-name="Nimbus Sans L1" officeooo:paragraph-rsid="0025f9d0"/>
    </style:style>
    <style:style style:name="P76" style:family="paragraph" style:parent-style-name="Standard" style:list-style-name="WW8Num2" style:master-page-name="">
      <style:paragraph-properties fo:margin-left="1.249cm" fo:margin-right="0cm" fo:margin-top="0cm" fo:margin-bottom="0cm" loext:contextual-spacing="false" fo:text-align="start" style:justify-single-word="false" fo:orphans="2" fo:widows="2" fo:hyphenation-ladder-count="no-limit" fo:text-indent="0cm" style:auto-text-indent="false" style:page-number="auto" style:text-autospace="none" style:writing-mode="lr-tb">
        <style:tab-stops/>
      </style:paragraph-properties>
      <style:text-properties style:font-name="Nimbus Sans L1" officeooo:paragraph-rsid="000ee8d5" fo:hyphenate="false" fo:hyphenation-remain-char-count="2" fo:hyphenation-push-char-count="2"/>
    </style:style>
    <style:style style:name="P77" style:family="paragraph" style:parent-style-name="Standard" style:list-style-name="WW8Num2">
      <style:paragraph-properties fo:margin-left="1.249cm" fo:margin-right="0cm" fo:margin-top="0cm" fo:margin-bottom="0cm" loext:contextual-spacing="false" fo:text-align="start" style:justify-single-word="false" fo:orphans="2" fo:widows="2" fo:hyphenation-ladder-count="no-limit" fo:text-indent="0cm" style:auto-text-indent="false" style:text-autospace="none" style:writing-mode="lr-tb">
        <style:tab-stops/>
      </style:paragraph-properties>
      <style:text-properties style:font-name="Nimbus Sans L1" officeooo:paragraph-rsid="000ee8d5" fo:hyphenate="false" fo:hyphenation-remain-char-count="2" fo:hyphenation-push-char-count="2"/>
    </style:style>
    <style:style style:name="P78" style:family="paragraph" style:parent-style-name="Standard" style:list-style-name="L2" style:master-page-name="">
      <style:paragraph-properties fo:margin-top="0cm" fo:margin-bottom="0cm" loext:contextual-spacing="false" fo:text-align="start" style:justify-single-word="false" fo:orphans="2" fo:widows="2" fo:hyphenation-ladder-count="no-limit" style:page-number="auto" style:text-autospace="none" style:writing-mode="lr-tb">
        <style:tab-stops/>
      </style:paragraph-properties>
      <style:text-properties style:font-name="Nimbus Sans L1" fo:hyphenate="false" fo:hyphenation-remain-char-count="2" fo:hyphenation-push-char-count="2"/>
    </style:style>
    <style:style style:name="P79" style:family="paragraph" style:parent-style-name="Standard" style:list-style-name="L2">
      <style:paragraph-properties fo:margin-top="0cm" fo:margin-bottom="0cm" loext:contextual-spacing="false" fo:text-align="start" style:justify-single-word="false" fo:orphans="2" fo:widows="2" fo:hyphenation-ladder-count="no-limit" style:text-autospace="none" style:writing-mode="lr-tb">
        <style:tab-stops/>
      </style:paragraph-properties>
      <style:text-properties style:font-name="Nimbus Sans L1" officeooo:paragraph-rsid="0026dd63" fo:hyphenate="false" fo:hyphenation-remain-char-count="2" fo:hyphenation-push-char-count="2"/>
    </style:style>
    <style:style style:name="P80" style:family="paragraph" style:parent-style-name="Standard" style:list-style-name="L2">
      <style:paragraph-properties fo:margin-top="0cm" fo:margin-bottom="0cm" loext:contextual-spacing="false" fo:text-align="start" style:justify-single-word="false" fo:orphans="2" fo:widows="2" fo:hyphenation-ladder-count="no-limit" style:text-autospace="none" style:writing-mode="lr-tb">
        <style:tab-stops/>
      </style:paragraph-properties>
      <style:text-properties fo:hyphenate="false" fo:hyphenation-remain-char-count="2" fo:hyphenation-push-char-count="2"/>
    </style:style>
    <style:style style:name="P81" style:family="paragraph" style:parent-style-name="Standard" style:list-style-name="L3">
      <style:paragraph-properties fo:margin-left="0cm" fo:margin-right="0cm" fo:margin-top="0cm" fo:margin-bottom="0cm" loext:contextual-spacing="false" fo:text-align="start" style:justify-single-word="false" fo:orphans="2" fo:widows="2" fo:hyphenation-ladder-count="no-limit" fo:text-indent="0cm" style:auto-text-indent="false" style:text-autospace="none" style:writing-mode="lr-tb"/>
      <style:text-properties style:font-name="Nimbus Sans L1" officeooo:paragraph-rsid="002bd6a7" fo:hyphenate="false" fo:hyphenation-remain-char-count="2" fo:hyphenation-push-char-count="2"/>
    </style:style>
    <style:style style:name="P82" style:family="paragraph" style:parent-style-name="Standard" style:list-style-name="L3">
      <style:paragraph-properties fo:margin-left="0cm" fo:margin-right="0cm" fo:margin-top="0cm" fo:margin-bottom="0cm" loext:contextual-spacing="false" fo:text-align="start" style:justify-single-word="false" fo:orphans="2" fo:widows="2" fo:hyphenation-ladder-count="no-limit" fo:text-indent="0cm" style:auto-text-indent="false" style:text-autospace="none" style:writing-mode="lr-tb"/>
      <style:text-properties style:font-name="Nimbus Sans L1" officeooo:rsid="0028c847" officeooo:paragraph-rsid="002bd6a7" fo:hyphenate="false" fo:hyphenation-remain-char-count="2" fo:hyphenation-push-char-count="2"/>
    </style:style>
    <style:style style:name="P83" style:family="paragraph" style:parent-style-name="Standard" style:list-style-name="L3" style:master-page-name="">
      <style:paragraph-properties fo:margin-left="0cm" fo:margin-right="0cm" fo:margin-top="0cm" fo:margin-bottom="0cm" loext:contextual-spacing="false" fo:text-align="start" style:justify-single-word="false" fo:orphans="2" fo:widows="2" fo:hyphenation-ladder-count="no-limit" fo:text-indent="0cm" style:auto-text-indent="false" style:page-number="auto" style:text-autospace="none" style:writing-mode="lr-tb"/>
      <style:text-properties style:use-window-font-color="true" style:font-name="Nimbus Sans L1" officeooo:rsid="002b5e32" officeooo:paragraph-rsid="002b5e32" fo:hyphenate="false" fo:hyphenation-remain-char-count="2" fo:hyphenation-push-char-count="2"/>
    </style:style>
    <style:style style:name="P84" style:family="paragraph" style:parent-style-name="Text_20_body" style:list-style-name="L4"/>
    <style:style style:name="P85" style:family="paragraph" style:parent-style-name="Text_20_body" style:list-style-name="L4">
      <style:paragraph-properties fo:margin-top="0cm" fo:margin-bottom="0cm" loext:contextual-spacing="false"/>
    </style:style>
    <style:style style:name="P86" style:family="paragraph" style:parent-style-name="Heading_20_1" style:master-page-name="Standard">
      <style:paragraph-properties style:page-number="auto"/>
    </style:style>
    <style:style style:name="P87" style:family="paragraph" style:parent-style-name="Heading_20_3">
      <style:text-properties officeooo:paragraph-rsid="0025f9d0"/>
    </style:style>
    <style:style style:name="P88" style:family="paragraph" style:parent-style-name="Heading_20_3">
      <style:text-properties fo:language="zxx" fo:country="none" fo:background-color="transparent" style:language-asian="zxx" style:country-asian="none" style:language-complex="ar" style:country-complex="SA"/>
    </style:style>
    <style:style style:name="P89" style:family="paragraph" style:parent-style-name="Heading_20_3">
      <style:text-properties style:font-name="Nimbus Sans L1"/>
    </style:style>
    <style:style style:name="P90" style:family="paragraph" style:parent-style-name="Heading_20_3">
      <style:text-properties style:font-name="Nimbus Sans L1" officeooo:paragraph-rsid="0025f9d0"/>
    </style:style>
    <style:style style:name="P91" style:family="paragraph" style:parent-style-name="Heading_20_2">
      <style:text-properties officeooo:paragraph-rsid="0025f9d0"/>
    </style:style>
    <style:style style:name="P92" style:family="paragraph" style:parent-style-name="EstiloApuntes" style:list-style-name="WW8Num2" style:master-page-name="">
      <style:paragraph-properties fo:margin-left="0cm" fo:margin-right="0cm" fo:margin-top="0cm" fo:margin-bottom="0cm" loext:contextual-spacing="false" fo:text-align="start" style:justify-single-word="false" fo:orphans="2" fo:widows="2" fo:hyphenation-ladder-count="no-limit" fo:text-indent="0cm" style:auto-text-indent="false" style:page-number="auto" style:text-autospace="none" style:writing-mode="lr-tb">
        <style:tab-stops>
          <style:tab-stop style:position="1.905cm"/>
          <style:tab-stop style:position="2.54cm"/>
        </style:tab-stops>
      </style:paragraph-properties>
      <style:text-properties style:use-window-font-color="true" style:font-name="Nimbus Sans L1" fo:font-size="12pt" fo:font-weight="normal" officeooo:paragraph-rsid="001728ef" style:font-size-asian="12pt" style:language-asian="zxx" style:country-asian="none" style:font-weight-asian="normal" style:font-name-complex="Arial" style:font-size-complex="10pt" style:language-complex="ar" style:country-complex="SA" style:font-weight-complex="normal" fo:hyphenate="false" fo:hyphenation-remain-char-count="2" fo:hyphenation-push-char-count="2"/>
    </style:style>
    <style:style style:name="P93" style:family="paragraph" style:parent-style-name="EstiloApuntes" style:list-style-name="WW8Num2">
      <style:paragraph-properties fo:margin-left="0cm" fo:margin-right="0cm" fo:margin-top="0cm" fo:margin-bottom="0cm" loext:contextual-spacing="false" fo:text-align="start" style:justify-single-word="false" fo:orphans="2" fo:widows="2" fo:hyphenation-ladder-count="no-limit" fo:text-indent="0cm" style:auto-text-indent="false" style:text-autospace="none" style:writing-mode="lr-tb">
        <style:tab-stops>
          <style:tab-stop style:position="1.905cm"/>
          <style:tab-stop style:position="2.54cm"/>
        </style:tab-stops>
      </style:paragraph-properties>
      <style:text-properties style:use-window-font-color="true" style:font-name="Nimbus Sans L1" fo:font-size="12pt" fo:font-weight="normal" officeooo:paragraph-rsid="001728ef" style:font-size-asian="12pt" style:language-asian="zxx" style:country-asian="none" style:font-weight-asian="normal" style:font-name-complex="Arial" style:font-size-complex="10pt" style:language-complex="ar" style:country-complex="SA" style:font-weight-complex="normal" fo:hyphenate="false" fo:hyphenation-remain-char-count="2" fo:hyphenation-push-char-count="2"/>
    </style:style>
    <style:style style:name="P94" style:family="paragraph" style:parent-style-name="EstiloApuntes" style:list-style-name="WW8Num2">
      <style:paragraph-properties fo:margin-left="0cm" fo:margin-right="0cm" fo:margin-top="0cm" fo:margin-bottom="0cm" loext:contextual-spacing="false" fo:text-align="start" style:justify-single-word="false" fo:orphans="2" fo:widows="2" fo:hyphenation-ladder-count="no-limit" fo:text-indent="0cm" style:auto-text-indent="false" style:text-autospace="none" style:writing-mode="lr-tb">
        <style:tab-stops>
          <style:tab-stop style:position="1.905cm"/>
          <style:tab-stop style:position="2.54cm"/>
        </style:tab-stops>
      </style:paragraph-properties>
      <style:text-properties style:use-window-font-color="true" fo:font-size="12pt" officeooo:paragraph-rsid="001728ef" style:font-size-asian="12pt" style:language-asian="zxx" style:country-asian="none" style:font-name-complex="Arial" style:font-size-complex="10pt" style:language-complex="ar" style:country-complex="SA" fo:hyphenate="false" fo:hyphenation-remain-char-count="2" fo:hyphenation-push-char-count="2"/>
    </style:style>
    <style:style style:name="P95" style:family="paragraph" style:parent-style-name="EstiloApuntes" style:list-style-name="L1">
      <style:paragraph-properties fo:margin-left="0cm" fo:margin-right="0cm" fo:margin-top="0cm" fo:margin-bottom="0cm" loext:contextual-spacing="false" fo:text-align="start" style:justify-single-word="false" fo:orphans="2" fo:widows="2" fo:hyphenation-ladder-count="no-limit" fo:text-indent="0cm" style:auto-text-indent="false" style:text-autospace="none" style:writing-mode="lr-tb">
        <style:tab-stops>
          <style:tab-stop style:position="0.688cm"/>
          <style:tab-stop style:position="2.54cm"/>
        </style:tab-stops>
      </style:paragraph-properties>
      <style:text-properties officeooo:rsid="001abbcc" officeooo:paragraph-rsid="001abbcc" fo:hyphenate="false" fo:hyphenation-remain-char-count="2" fo:hyphenation-push-char-count="2"/>
    </style:style>
    <style:style style:name="T1" style:family="text">
      <style:text-properties fo:language="es" fo:country="ES"/>
    </style:style>
    <style:style style:name="T2" style:family="text">
      <style:text-properties fo:language="es" fo:country="ES" fo:font-weight="bold" style:font-name-asian="Times New Roman" style:font-weight-asian="bold" style:font-name-complex="Courier New" style:font-weight-complex="bold"/>
    </style:style>
    <style:style style:name="T3" style:family="text">
      <style:text-properties fo:language="es" fo:country="ES" fo:font-weight="bold" officeooo:rsid="00091caa" style:font-name-asian="Times New Roman" style:font-weight-asian="bold" style:font-name-complex="Courier New" style:font-weight-complex="bold"/>
    </style:style>
    <style:style style:name="T4" style:family="text">
      <style:text-properties fo:language="es" fo:country="ES" fo:font-weight="bold" style:font-name-asian="Verdana" style:font-weight-asian="bold" style:font-name-complex="Verdana" style:font-weight-complex="bold"/>
    </style:style>
    <style:style style:name="T5" style:family="text">
      <style:text-properties fo:language="es" fo:country="ES" fo:font-weight="bold" style:font-name-asian="Verdana" style:font-weight-asian="bold" style:font-weight-complex="bold"/>
    </style:style>
    <style:style style:name="T6" style:family="text">
      <style:text-properties fo:language="es" fo:country="ES" fo:font-weight="bold" style:font-weight-asian="bold" style:font-weight-complex="bold"/>
    </style:style>
    <style:style style:name="T7" style:family="text">
      <style:text-properties fo:language="es" fo:country="ES" style:font-name-asian="Times New Roman"/>
    </style:style>
    <style:style style:name="T8" style:family="text">
      <style:text-properties fo:language="es" fo:country="ES" style:font-name-asian="Times New Roman" style:font-name-complex="Courier New"/>
    </style:style>
    <style:style style:name="T9" style:family="text">
      <style:text-properties fo:language="es" fo:country="ES" officeooo:rsid="000ce306" style:font-name-asian="Times New Roman"/>
    </style:style>
    <style:style style:name="T10" style:family="text">
      <style:text-properties fo:language="es" fo:country="ES" officeooo:rsid="0011ba60" style:font-name-asian="Times New Roman"/>
    </style:style>
    <style:style style:name="T11" style:family="text">
      <style:text-properties fo:language="es" fo:country="ES" officeooo:rsid="0015ceb6" style:font-name-asian="Times New Roman"/>
    </style:style>
    <style:style style:name="T12" style:family="text">
      <style:text-properties fo:language="es" fo:country="ES" officeooo:rsid="001728ef" style:font-name-asian="Times New Roman"/>
    </style:style>
    <style:style style:name="T13" style:family="text">
      <style:text-properties fo:language="es" fo:country="ES" style:font-name-asian="Arial"/>
    </style:style>
    <style:style style:name="T14" style:family="text">
      <style:text-properties fo:language="es" fo:country="ES" officeooo:rsid="000ce306" style:font-name-asian="Arial"/>
    </style:style>
    <style:style style:name="T15" style:family="text">
      <style:text-properties fo:language="es" fo:country="ES" officeooo:rsid="003effe4" style:font-name-asian="Arial"/>
    </style:style>
    <style:style style:name="T16" style:family="text">
      <style:text-properties fo:language="es" fo:country="ES" officeooo:rsid="0040dc6e" style:font-name-asian="Arial"/>
    </style:style>
    <style:style style:name="T17" style:family="text">
      <style:text-properties fo:language="es" fo:country="ES" style:language-asian="zxx" style:country-asian="none" style:language-complex="ar" style:country-complex="SA"/>
    </style:style>
    <style:style style:name="T18" style:family="text">
      <style:text-properties fo:language="es" fo:country="ES" officeooo:rsid="000b2ca3" style:language-asian="zxx" style:country-asian="none" style:language-complex="ar" style:country-complex="SA"/>
    </style:style>
    <style:style style:name="T19" style:family="text">
      <style:text-properties fo:language="es" fo:country="ES" officeooo:rsid="000dbcc2" style:language-asian="zxx" style:country-asian="none" style:language-complex="ar" style:country-complex="SA"/>
    </style:style>
    <style:style style:name="T20" style:family="text">
      <style:text-properties style:font-name-asian="Times New Roman"/>
    </style:style>
    <style:style style:name="T21" style:family="text">
      <style:text-properties style:font-name-asian="Times New Roman" style:font-name-complex="Courier New"/>
    </style:style>
    <style:style style:name="T22" style:family="text">
      <style:text-properties style:font-name-asian="Verdana"/>
    </style:style>
    <style:style style:name="T23" style:family="text">
      <style:text-properties style:font-name-asian="Verdana" style:font-name-complex="Verdana"/>
    </style:style>
    <style:style style:name="T24" style:family="text">
      <style:text-properties style:font-name-asian="Arial"/>
    </style:style>
    <style:style style:name="T25" style:family="text">
      <style:text-properties fo:language="zxx" fo:country="none"/>
    </style:style>
    <style:style style:name="T26" style:family="text">
      <style:text-properties fo:language="zxx" fo:country="none" style:font-name-asian="Arial"/>
    </style:style>
    <style:style style:name="T27" style:family="text">
      <style:text-properties fo:language="zxx" fo:country="none" officeooo:rsid="000ce306" style:font-name-asian="Arial"/>
    </style:style>
    <style:style style:name="T28" style:family="text">
      <style:text-properties fo:language="zxx" fo:country="none" officeooo:rsid="001728ef" style:font-name-asian="Arial"/>
    </style:style>
    <style:style style:name="T29" style:family="text">
      <style:text-properties fo:language="zxx" fo:country="none" officeooo:rsid="00093571" style:font-name-asian="Arial"/>
    </style:style>
    <style:style style:name="T30" style:family="text">
      <style:text-properties fo:language="zxx" fo:country="none" style:font-name-asian="Times New Roman"/>
    </style:style>
    <style:style style:name="T31" style:family="text">
      <style:text-properties fo:language="zxx" fo:country="none" officeooo:rsid="0011ba60" style:font-name-asian="Times New Roman"/>
    </style:style>
    <style:style style:name="T32" style:family="text">
      <style:text-properties fo:language="zxx" fo:country="none" officeooo:rsid="001728ef" style:font-name-asian="Times New Roman"/>
    </style:style>
    <style:style style:name="T33" style:family="text">
      <style:text-properties fo:language="zxx" fo:country="none" style:language-asian="zxx" style:country-asian="none" style:language-complex="ar" style:country-complex="SA"/>
    </style:style>
    <style:style style:name="T34" style:family="text">
      <style:text-properties fo:language="zxx" fo:country="none" officeooo:rsid="0028c847" style:language-asian="zxx" style:country-asian="none" style:language-complex="ar" style:country-complex="SA"/>
    </style:style>
    <style:style style:name="T35" style:family="text">
      <style:text-properties fo:language="zxx" fo:country="none" officeooo:rsid="002bf333" style:language-asian="zxx" style:country-asian="none" style:language-complex="ar" style:country-complex="SA"/>
    </style:style>
    <style:style style:name="T36" style:family="text">
      <style:text-properties fo:language="zxx" fo:country="none" officeooo:rsid="002cc9c4" style:language-asian="zxx" style:country-asian="none" style:language-complex="ar" style:country-complex="SA"/>
    </style:style>
    <style:style style:name="T37" style:family="text">
      <style:text-properties fo:language="zxx" fo:country="none" officeooo:rsid="000b2ca3"/>
    </style:style>
    <style:style style:name="T38" style:family="text">
      <style:text-properties fo:language="zxx" fo:country="none" officeooo:rsid="0019a239"/>
    </style:style>
    <style:style style:name="T39" style:family="text">
      <style:text-properties fo:language="zxx" fo:country="none" fo:background-color="transparent" loext:char-shading-value="0" style:language-asian="zxx" style:country-asian="none" style:language-complex="ar" style:country-complex="SA"/>
    </style:style>
    <style:style style:name="T40" style:family="text">
      <style:text-properties fo:language="zxx" fo:country="none" fo:font-weight="normal" style:language-asian="zxx" style:country-asian="none" style:font-weight-asian="normal" style:language-complex="ar" style:country-complex="SA" style:font-weight-complex="normal"/>
    </style:style>
    <style:style style:name="T41" style:family="text">
      <style:text-properties fo:language="zxx" fo:country="none" fo:font-weight="normal" officeooo:rsid="002760f2" style:language-asian="zxx" style:country-asian="none" style:font-weight-asian="normal" style:language-complex="ar" style:country-complex="SA" style:font-weight-complex="normal"/>
    </style:style>
    <style:style style:name="T42" style:family="text">
      <style:text-properties style:use-window-font-color="true"/>
    </style:style>
    <style:style style:name="T43" style:family="text">
      <style:text-properties style:use-window-font-color="true" fo:language="zxx" fo:country="none" officeooo:rsid="002b5e32" fo:background-color="transparent" loext:char-shading-value="0" style:language-asian="zxx" style:country-asian="none" style:language-complex="ar" style:country-complex="SA"/>
    </style:style>
    <style:style style:name="T44" style:family="text">
      <style:text-properties style:use-window-font-color="true" fo:language="zxx" fo:country="none" officeooo:rsid="002bd6a7" fo:background-color="transparent" loext:char-shading-value="0" style:language-asian="zxx" style:country-asian="none" style:language-complex="ar" style:country-complex="SA"/>
    </style:style>
    <style:style style:name="T45" style:family="text">
      <style:text-properties style:use-window-font-color="true" fo:language="zxx" fo:country="none" officeooo:rsid="002bf333" fo:background-color="transparent" loext:char-shading-value="0" style:language-asian="zxx" style:country-asian="none" style:language-complex="ar" style:country-complex="SA"/>
    </style:style>
    <style:style style:name="T46" style:family="text">
      <style:text-properties style:use-window-font-color="true" fo:font-size="12pt" fo:language="es" fo:country="ES" style:font-name-asian="Times New Roman" style:font-size-asian="12pt" style:language-asian="zxx" style:country-asian="none" style:font-name-complex="Arial" style:font-size-complex="10pt" style:language-complex="ar" style:country-complex="SA"/>
    </style:style>
    <style:style style:name="T47" style:family="text">
      <style:text-properties style:use-window-font-color="true" fo:font-size="12pt" fo:language="es" fo:country="ES" officeooo:rsid="000dbcc2" style:font-name-asian="Times New Roman" style:font-size-asian="12pt" style:language-asian="zxx" style:country-asian="none" style:font-name-complex="Arial" style:font-size-complex="10pt" style:language-complex="ar" style:country-complex="SA"/>
    </style:style>
    <style:style style:name="T48" style:family="text">
      <style:text-properties style:use-window-font-color="true" fo:font-size="12pt" fo:language="es" fo:country="ES" officeooo:rsid="000ce306" style:font-name-asian="Times New Roman" style:font-size-asian="12pt" style:language-asian="zxx" style:country-asian="none" style:font-name-complex="Arial" style:font-size-complex="10pt" style:language-complex="ar" style:country-complex="SA"/>
    </style:style>
    <style:style style:name="T49" style:family="text">
      <style:text-properties style:use-window-font-color="true" fo:font-size="12pt" fo:language="es" fo:country="ES" officeooo:rsid="0015ceb6" style:font-name-asian="Times New Roman" style:font-size-asian="12pt" style:language-asian="zxx" style:country-asian="none" style:font-name-complex="Arial" style:font-size-complex="10pt" style:language-complex="ar" style:country-complex="SA"/>
    </style:style>
    <style:style style:name="T50" style:family="text">
      <style:text-properties style:use-window-font-color="true" fo:font-size="12pt" fo:language="es" fo:country="ES" officeooo:rsid="000fa01c" style:font-name-asian="Times New Roman" style:font-size-asian="12pt" style:language-asian="zxx" style:country-asian="none" style:font-name-complex="Arial" style:font-size-complex="10pt" style:language-complex="ar" style:country-complex="SA"/>
    </style:style>
    <style:style style:name="T51" style:family="text">
      <style:text-properties style:use-window-font-color="true" fo:font-size="12pt" fo:language="es" fo:country="ES" officeooo:rsid="0019562a" style:font-name-asian="Times New Roman" style:font-size-asian="12pt" style:language-asian="zxx" style:country-asian="none" style:font-name-complex="Arial" style:font-size-complex="10pt" style:language-complex="ar" style:country-complex="SA"/>
    </style:style>
    <style:style style:name="T52" style:family="text">
      <style:text-properties style:use-window-font-color="true" fo:font-size="12pt" fo:language="es" fo:country="ES" style:font-name-asian="Times New Roman" style:font-size-asian="12pt" style:font-name-complex="Arial" style:font-size-complex="10pt"/>
    </style:style>
    <style:style style:name="T53" style:family="text">
      <style:text-properties style:use-window-font-color="true" fo:font-size="12pt" fo:language="es" fo:country="ES" officeooo:rsid="000ce306" style:font-name-asian="Times New Roman" style:font-size-asian="12pt" style:font-name-complex="Arial" style:font-size-complex="10pt"/>
    </style:style>
    <style:style style:name="T54" style:family="text">
      <style:text-properties style:use-window-font-color="true" fo:font-size="12pt" fo:language="es" fo:country="ES" officeooo:rsid="0015ceb6" style:font-name-asian="Times New Roman" style:font-size-asian="12pt" style:font-name-complex="Arial" style:font-size-complex="10pt"/>
    </style:style>
    <style:style style:name="T55" style:family="text">
      <style:text-properties style:use-window-font-color="true" fo:font-size="12pt" fo:language="es" fo:country="ES" style:font-name-asian="Arial" style:font-size-asian="12pt" style:language-asian="zxx" style:country-asian="none" style:font-name-complex="Arial" style:font-size-complex="10pt" style:language-complex="ar" style:country-complex="SA"/>
    </style:style>
    <style:style style:name="T56" style:family="text">
      <style:text-properties style:use-window-font-color="true" fo:font-size="12pt" fo:language="es" fo:country="ES" officeooo:rsid="000ce306" style:font-name-asian="Arial" style:font-size-asian="12pt" style:language-asian="zxx" style:country-asian="none" style:font-name-complex="Arial" style:font-size-complex="10pt" style:language-complex="ar" style:country-complex="SA"/>
    </style:style>
    <style:style style:name="T57" style:family="text">
      <style:text-properties style:use-window-font-color="true" fo:font-size="12pt" fo:language="es" fo:country="ES" style:font-name-asian="Arial" style:font-size-asian="12pt" style:font-name-complex="Arial" style:font-size-complex="10pt"/>
    </style:style>
    <style:style style:name="T58" style:family="text">
      <style:text-properties style:use-window-font-color="true" fo:font-size="12pt" fo:language="es" fo:country="ES" style:font-size-asian="12pt" style:language-asian="zxx" style:country-asian="none" style:font-name-complex="Arial" style:font-size-complex="10pt" style:language-complex="ar" style:country-complex="SA"/>
    </style:style>
    <style:style style:name="T59" style:family="text">
      <style:text-properties style:use-window-font-color="true" fo:font-size="12pt" fo:language="es" fo:country="ES" officeooo:rsid="003317ab" style:font-size-asian="12pt" style:language-asian="zxx" style:country-asian="none" style:font-name-complex="Arial" style:font-size-complex="10pt" style:language-complex="ar" style:country-complex="SA"/>
    </style:style>
    <style:style style:name="T60" style:family="text">
      <style:text-properties style:use-window-font-color="true" fo:font-size="12pt" fo:language="es" fo:country="ES" style:font-size-asian="12pt" style:font-name-complex="Arial" style:font-size-complex="10pt"/>
    </style:style>
    <style:style style:name="T61" style:family="text">
      <style:text-properties style:use-window-font-color="true" fo:font-size="12pt" fo:language="es" fo:country="ES" officeooo:rsid="0015ceb6" style:font-name-asian="Courier New" style:font-size-asian="12pt" style:language-asian="zxx" style:country-asian="none" style:font-name-complex="Arial" style:font-size-complex="10pt" style:language-complex="ar" style:country-complex="SA"/>
    </style:style>
    <style:style style:name="T62" style:family="text">
      <style:text-properties style:use-window-font-color="true" fo:font-size="12pt" fo:language="es" fo:country="ES" fo:font-weight="normal" officeooo:rsid="0019562a" style:font-name-asian="Times New Roman" style:font-size-asian="12pt" style:language-asian="zxx" style:country-asian="none" style:font-weight-asian="normal" style:font-name-complex="Arial" style:font-size-complex="10pt" style:language-complex="ar" style:country-complex="SA" style:font-weight-complex="normal"/>
    </style:style>
    <style:style style:name="T63" style:family="text">
      <style:text-properties style:use-window-font-color="true" fo:font-size="12pt" fo:language="es" fo:country="ES" fo:font-weight="normal" officeooo:rsid="0019562a" style:font-name-asian="Arial" style:font-size-asian="12pt" style:language-asian="zxx" style:country-asian="none" style:font-weight-asian="normal" style:font-name-complex="Arial" style:font-size-complex="10pt" style:language-complex="ar" style:country-complex="SA" style:font-weight-complex="normal"/>
    </style:style>
    <style:style style:name="T64" style:family="text">
      <style:text-properties style:use-window-font-color="true" fo:font-size="12pt" fo:language="es" fo:country="ES" fo:font-weight="normal" officeooo:rsid="0019562a" style:font-size-asian="12pt" style:language-asian="zxx" style:country-asian="none" style:font-weight-asian="normal" style:font-name-complex="Arial" style:font-size-complex="10pt" style:language-complex="ar" style:country-complex="SA" style:font-weight-complex="normal"/>
    </style:style>
    <style:style style:name="T65" style:family="text">
      <style:text-properties style:use-window-font-color="true" fo:font-size="12pt" fo:language="zxx" fo:country="none" style:font-name-asian="Arial" style:font-size-asian="12pt" style:language-asian="zxx" style:country-asian="none" style:font-name-complex="Arial" style:font-size-complex="10pt" style:language-complex="ar" style:country-complex="SA"/>
    </style:style>
    <style:style style:name="T66" style:family="text">
      <style:text-properties style:use-window-font-color="true" fo:font-size="12pt" fo:language="zxx" fo:country="none" officeooo:rsid="000ce306" style:font-name-asian="Arial" style:font-size-asian="12pt" style:language-asian="zxx" style:country-asian="none" style:font-name-complex="Arial" style:font-size-complex="10pt" style:language-complex="ar" style:country-complex="SA"/>
    </style:style>
    <style:style style:name="T67" style:family="text">
      <style:text-properties style:use-window-font-color="true" fo:font-size="12pt" fo:language="zxx" fo:country="none" style:font-name-asian="Arial" style:font-size-asian="12pt" style:font-name-complex="Arial" style:font-size-complex="10pt"/>
    </style:style>
    <style:style style:name="T68" style:family="text">
      <style:text-properties style:use-window-font-color="true" fo:font-size="12pt" fo:language="zxx" fo:country="none" style:font-size-asian="12pt" style:language-asian="zxx" style:country-asian="none" style:font-name-complex="Arial" style:font-size-complex="10pt" style:language-complex="ar" style:country-complex="SA"/>
    </style:style>
    <style:style style:name="T69" style:family="text">
      <style:text-properties style:use-window-font-color="true" fo:font-size="12pt" fo:language="zxx" fo:country="none" style:font-size-asian="12pt" style:font-name-complex="Arial" style:font-size-complex="10pt"/>
    </style:style>
    <style:style style:name="T70" style:family="text">
      <style:text-properties style:use-window-font-color="true" fo:font-size="12pt" fo:language="zxx" fo:country="none" style:font-name-asian="Times New Roman" style:font-size-asian="12pt" style:language-asian="zxx" style:country-asian="none" style:font-name-complex="Arial" style:font-size-complex="10pt" style:language-complex="ar" style:country-complex="SA"/>
    </style:style>
    <style:style style:name="T71" style:family="text">
      <style:text-properties style:use-window-font-color="true" fo:font-size="12pt" fo:language="zxx" fo:country="none" officeooo:rsid="000dbcc2" style:font-name-asian="Times New Roman" style:font-size-asian="12pt" style:language-asian="zxx" style:country-asian="none" style:font-name-complex="Arial" style:font-size-complex="10pt" style:language-complex="ar" style:country-complex="SA"/>
    </style:style>
    <style:style style:name="T72" style:family="text">
      <style:text-properties style:use-window-font-color="true" fo:font-size="12pt" fo:language="zxx" fo:country="none" officeooo:rsid="0011ba60" style:font-name-asian="Times New Roman" style:font-size-asian="12pt" style:language-asian="zxx" style:country-asian="none" style:font-name-complex="Arial" style:font-size-complex="10pt" style:language-complex="ar" style:country-complex="SA"/>
    </style:style>
    <style:style style:name="T73" style:family="text">
      <style:text-properties style:use-window-font-color="true" fo:font-size="12pt" fo:language="zxx" fo:country="none" officeooo:rsid="000ce306" style:font-name-asian="Times New Roman" style:font-size-asian="12pt" style:language-asian="zxx" style:country-asian="none" style:font-name-complex="Arial" style:font-size-complex="10pt" style:language-complex="ar" style:country-complex="SA"/>
    </style:style>
    <style:style style:name="T74" style:family="text">
      <style:text-properties style:use-window-font-color="true" fo:font-size="12pt" fo:language="zxx" fo:country="none" officeooo:rsid="0019562a" style:font-name-asian="Times New Roman" style:font-size-asian="12pt" style:language-asian="zxx" style:country-asian="none" style:font-name-complex="Arial" style:font-size-complex="10pt" style:language-complex="ar" style:country-complex="SA"/>
    </style:style>
    <style:style style:name="T75" style:family="text">
      <style:text-properties style:use-window-font-color="true" fo:font-size="12pt" fo:language="zxx" fo:country="none" style:font-name-asian="Times New Roman" style:font-size-asian="12pt" style:font-name-complex="Arial" style:font-size-complex="10pt"/>
    </style:style>
    <style:style style:name="T76" style:family="text">
      <style:text-properties style:use-window-font-color="true" fo:font-size="12pt" fo:language="zxx" fo:country="none" fo:font-weight="normal" officeooo:rsid="0019562a" style:font-name-asian="Arial" style:font-size-asian="12pt" style:language-asian="zxx" style:country-asian="none" style:font-weight-asian="normal" style:font-name-complex="Arial" style:font-size-complex="10pt" style:language-complex="ar" style:country-complex="SA" style:font-weight-complex="normal"/>
    </style:style>
    <style:style style:name="T77" style:family="text">
      <style:text-properties style:use-window-font-color="true" fo:font-size="12pt" fo:language="zxx" fo:country="none" fo:font-weight="normal" officeooo:rsid="0019562a" style:font-size-asian="12pt" style:language-asian="zxx" style:country-asian="none" style:font-weight-asian="normal" style:font-name-complex="Arial" style:font-size-complex="10pt" style:language-complex="ar" style:country-complex="SA" style:font-weight-complex="normal"/>
    </style:style>
    <style:style style:name="T78" style:family="text">
      <style:text-properties style:use-window-font-color="true" fo:font-size="12pt" fo:language="zxx" fo:country="none" fo:font-weight="normal" officeooo:rsid="0019562a" style:font-name-asian="Times New Roman" style:font-size-asian="12pt" style:language-asian="zxx" style:country-asian="none" style:font-weight-asian="normal" style:font-name-complex="Arial" style:font-size-complex="10pt" style:language-complex="ar" style:country-complex="SA" style:font-weight-complex="normal"/>
    </style:style>
    <style:style style:name="T79" style:family="text">
      <style:text-properties style:use-window-font-color="true" fo:font-size="12pt" fo:language="en" fo:country="US" style:font-name-asian="Times New Roman" style:font-size-asian="12pt" style:language-asian="zxx" style:country-asian="none" style:font-name-complex="Arial" style:font-size-complex="10pt" style:language-complex="ar" style:country-complex="SA"/>
    </style:style>
    <style:style style:name="T80" style:family="text">
      <style:text-properties style:use-window-font-color="true" fo:font-size="12pt" fo:language="en" fo:country="US" officeooo:rsid="0015ceb6" style:font-name-asian="Times New Roman" style:font-size-asian="12pt" style:language-asian="zxx" style:country-asian="none" style:font-name-complex="Arial" style:font-size-complex="10pt" style:language-complex="ar" style:country-complex="SA"/>
    </style:style>
    <style:style style:name="T81" style:family="text">
      <style:text-properties style:use-window-font-color="true" fo:font-size="12pt" fo:language="en" fo:country="US" style:font-name-asian="Arial" style:font-size-asian="12pt" style:language-asian="zxx" style:country-asian="none" style:font-name-complex="Arial" style:font-size-complex="10pt" style:language-complex="ar" style:country-complex="SA"/>
    </style:style>
    <style:style style:name="T82" style:family="text">
      <style:text-properties style:use-window-font-color="true" fo:font-size="12pt" fo:language="en" fo:country="US" style:font-size-asian="12pt" style:language-asian="zxx" style:country-asian="none" style:font-name-complex="Arial" style:font-size-complex="10pt" style:language-complex="ar" style:country-complex="SA"/>
    </style:style>
    <style:style style:name="T83" style:family="text">
      <style:text-properties style:use-window-font-color="true" style:font-name="Nimbus Sans L1" fo:font-size="12pt" fo:language="es" fo:country="ES" style:font-name-asian="Arial" style:font-size-asian="12pt" style:language-asian="zxx" style:country-asian="none" style:font-name-complex="Arial" style:font-size-complex="10pt" style:language-complex="ar" style:country-complex="SA"/>
    </style:style>
    <style:style style:name="T84" style:family="text">
      <style:text-properties style:use-window-font-color="true" style:font-name="Nimbus Sans L1" fo:font-size="12pt" fo:language="es" fo:country="ES" officeooo:rsid="003dff43" style:font-name-asian="Arial" style:font-size-asian="12pt" style:language-asian="zxx" style:country-asian="none" style:font-name-complex="Arial" style:font-size-complex="10pt" style:language-complex="ar" style:country-complex="SA"/>
    </style:style>
    <style:style style:name="T85" style:family="text">
      <style:text-properties style:use-window-font-color="true" style:font-name="Nimbus Sans L1" fo:font-size="12pt" fo:language="es" fo:country="ES" officeooo:rsid="0040dc6e" style:font-name-asian="Arial" style:font-size-asian="12pt" style:language-asian="zxx" style:country-asian="none" style:font-name-complex="Arial" style:font-size-complex="10pt" style:language-complex="ar" style:country-complex="SA"/>
    </style:style>
    <style:style style:name="T86" style:family="text">
      <style:text-properties style:use-window-font-color="true" style:font-name="Nimbus Sans L1" fo:font-size="12pt" fo:language="es" fo:country="ES" style:font-name-asian="Times New Roman" style:font-size-asian="12pt" style:language-asian="zxx" style:country-asian="none" style:font-name-complex="Arial" style:font-size-complex="10pt" style:language-complex="ar" style:country-complex="SA"/>
    </style:style>
    <style:style style:name="T87" style:family="text">
      <style:text-properties style:use-window-font-color="true" style:font-name="Nimbus Sans L1" fo:font-size="12pt" fo:language="es" fo:country="ES" officeooo:rsid="001c4f34" style:font-name-asian="Times New Roman" style:font-size-asian="12pt" style:language-asian="zxx" style:country-asian="none" style:font-name-complex="Arial" style:font-size-complex="10pt" style:language-complex="ar" style:country-complex="SA"/>
    </style:style>
    <style:style style:name="T88" style:family="text">
      <style:text-properties style:use-window-font-color="true" style:font-name="Nimbus Sans L1" fo:font-size="12pt" fo:language="es" fo:country="ES" officeooo:rsid="001c4f34" style:font-size-asian="12pt" style:language-asian="zxx" style:country-asian="none" style:font-name-complex="Arial" style:font-size-complex="10pt" style:language-complex="ar" style:country-complex="SA"/>
    </style:style>
    <style:style style:name="T89" style:family="text">
      <style:text-properties style:use-window-font-color="true" style:font-name="Nimbus Sans L1" fo:font-size="12pt" fo:language="es" fo:country="ES" officeooo:rsid="0026887b" style:font-size-asian="12pt" style:language-asian="zxx" style:country-asian="none" style:font-name-complex="Arial" style:font-size-complex="10pt" style:language-complex="ar" style:country-complex="SA"/>
    </style:style>
    <style:style style:name="T90" style:family="text">
      <style:text-properties style:use-window-font-color="true" style:font-name="Nimbus Sans L1" fo:font-size="12pt" fo:font-weight="normal" officeooo:rsid="0004a523" style:font-size-asian="12pt" style:font-weight-asian="normal" style:font-size-complex="12pt" style:font-weight-complex="normal"/>
    </style:style>
    <style:style style:name="T91" style:family="text">
      <style:text-properties style:use-window-font-color="true" style:font-name="Nimbus Sans L1" fo:font-size="12pt" fo:font-weight="normal" officeooo:rsid="0003757c" style:font-size-asian="12pt" style:font-weight-asian="normal" style:font-size-complex="12pt" style:font-weight-complex="normal"/>
    </style:style>
    <style:style style:name="T92" style:family="text">
      <style:text-properties style:use-window-font-color="true" style:font-name="Nimbus Sans L1" fo:font-weight="normal" style:font-weight-asian="normal" style:font-weight-complex="normal"/>
    </style:style>
    <style:style style:name="T93" style:family="text">
      <style:text-properties style:use-window-font-color="true" style:font-name="Nimbus Sans L1" fo:font-weight="normal" officeooo:rsid="0003757c" style:font-weight-asian="normal" style:font-weight-complex="normal"/>
    </style:style>
    <style:style style:name="T94" style:family="text">
      <style:text-properties style:use-window-font-color="true" style:font-name="Nimbus Sans L1" fo:font-weight="normal" officeooo:rsid="001adb97" style:font-weight-asian="normal" style:font-weight-complex="normal"/>
    </style:style>
    <style:style style:name="T95" style:family="text">
      <style:text-properties style:use-window-font-color="true" style:font-name="Nimbus Sans L1" fo:font-weight="normal" officeooo:rsid="001c4f34" style:font-weight-asian="normal" style:font-weight-complex="normal"/>
    </style:style>
    <style:style style:name="T96" style:family="text">
      <style:text-properties style:use-window-font-color="true" style:font-name="Nimbus Sans L1" fo:font-weight="normal" officeooo:rsid="001adb97" style:font-name-asian="Courier New" style:font-weight-asian="normal" style:font-weight-complex="normal"/>
    </style:style>
    <style:style style:name="T97" style:family="text">
      <style:text-properties style:use-window-font-color="true" style:font-name="Nimbus Sans L1" fo:language="zxx" fo:country="none" fo:font-weight="normal" style:language-asian="zxx" style:country-asian="none" style:font-weight-asian="normal" style:language-complex="ar" style:country-complex="SA" style:font-weight-complex="normal"/>
    </style:style>
    <style:style style:name="T98" style:family="text">
      <style:text-properties style:use-window-font-color="true" style:font-name="Nimbus Sans L1" fo:language="zxx" fo:country="none" fo:font-weight="normal" officeooo:rsid="002760f2" style:language-asian="zxx" style:country-asian="none" style:font-weight-asian="normal" style:language-complex="ar" style:country-complex="SA" style:font-weight-complex="normal"/>
    </style:style>
    <style:style style:name="T99" style:family="text">
      <style:text-properties style:use-window-font-color="true" style:font-name="Nimbus Sans L1" fo:language="en" fo:country="US" fo:font-weight="normal" officeooo:rsid="002760f2" style:font-weight-asian="normal" style:font-weight-complex="normal"/>
    </style:style>
    <style:style style:name="T100" style:family="text">
      <style:text-properties style:use-window-font-color="true" officeooo:rsid="002bd6a7"/>
    </style:style>
    <style:style style:name="T101" style:family="text">
      <style:text-properties style:use-window-font-color="true" fo:language="es" fo:country="ES"/>
    </style:style>
    <style:style style:name="T102" style:family="text">
      <style:text-properties style:use-window-font-color="true" fo:language="es" fo:country="ES" style:font-name-asian="Arial"/>
    </style:style>
    <style:style style:name="T103" style:family="text">
      <style:text-properties style:use-window-font-color="true" fo:language="es" fo:country="ES" officeooo:rsid="0040dc6e" style:font-name-asian="Arial"/>
    </style:style>
    <style:style style:name="T104" style:family="text">
      <style:text-properties style:use-window-font-color="true" fo:language="es" fo:country="ES" officeooo:rsid="003effe4" style:font-name-asian="Arial"/>
    </style:style>
    <style:style style:name="T105" style:family="text">
      <style:text-properties style:use-window-font-color="true" fo:language="es" fo:country="ES" officeooo:rsid="003effe4"/>
    </style:style>
    <style:style style:name="T106" style:family="text">
      <style:text-properties fo:color="#000000" fo:font-size="12pt" fo:language="es" fo:country="ES" fo:font-weight="normal" officeooo:rsid="0019562a" style:font-name-asian="Times New Roman" style:font-size-asian="12pt" style:language-asian="zxx" style:country-asian="none" style:font-weight-asian="normal" style:font-name-complex="Arial" style:font-size-complex="10pt" style:language-complex="ar" style:country-complex="SA" style:font-weight-complex="normal"/>
    </style:style>
    <style:style style:name="T107" style:family="text">
      <style:text-properties fo:language="en" fo:country="US"/>
    </style:style>
    <style:style style:name="T108" style:family="text">
      <style:text-properties fo:language="en" fo:country="US" style:font-name-asian="Times New Roman"/>
    </style:style>
    <style:style style:name="T109" style:family="text">
      <style:text-properties fo:language="en" fo:country="US" style:font-name-asian="Arial"/>
    </style:style>
    <style:style style:name="T110" style:family="text">
      <style:text-properties fo:language="en" fo:country="US" officeooo:rsid="001d0952"/>
    </style:style>
    <style:style style:name="T111" style:family="text">
      <style:text-properties fo:language="en" fo:country="US" fo:font-weight="normal" officeooo:rsid="002760f2" style:font-weight-asian="normal" style:font-weight-complex="normal"/>
    </style:style>
    <style:style style:name="T112" style:family="text">
      <style:text-properties fo:language="en" fo:country="US" fo:font-weight="bold" style:font-weight-asian="bold" style:font-weight-complex="bold"/>
    </style:style>
    <style:style style:name="T113" style:family="text">
      <style:text-properties fo:language="en" fo:country="US" fo:font-weight="bold" officeooo:rsid="0067cbda" style:font-weight-asian="bold" style:font-weight-complex="bold"/>
    </style:style>
    <style:style style:name="T114" style:family="text">
      <style:text-properties fo:language="en" fo:country="US" fo:font-weight="bold" officeooo:rsid="0035f599" style:font-weight-asian="bold" style:font-weight-complex="bold"/>
    </style:style>
    <style:style style:name="T115" style:family="text">
      <style:text-properties fo:language="en" fo:country="US" fo:font-weight="bold" officeooo:rsid="001d0952" style:font-weight-asian="bold" style:font-weight-complex="bold"/>
    </style:style>
    <style:style style:name="T116" style:family="text">
      <style:text-properties style:font-name-asian="Courier New"/>
    </style:style>
    <style:style style:name="T117" style:family="text">
      <style:text-properties officeooo:rsid="000ee8d5" style:font-name-asian="Courier New"/>
    </style:style>
    <style:style style:name="T118" style:family="text">
      <style:text-properties officeooo:rsid="00148ca8" style:font-name-asian="Courier New"/>
    </style:style>
    <style:style style:name="T119" style:family="text">
      <style:text-properties officeooo:rsid="0015ceb6" style:font-name-asian="Courier New"/>
    </style:style>
    <style:style style:name="T120" style:family="text">
      <style:text-properties officeooo:rsid="0019562a" style:font-name-asian="Courier New"/>
    </style:style>
    <style:style style:name="T121" style:family="text">
      <style:text-properties fo:color="#ff0000"/>
    </style:style>
    <style:style style:name="T122" style:family="text">
      <style:text-properties fo:color="#ff0000" fo:language="zxx" fo:country="none" fo:background-color="transparent" loext:char-shading-value="0" style:language-asian="zxx" style:country-asian="none" style:language-complex="ar" style:country-complex="SA"/>
    </style:style>
    <style:style style:name="T123" style:family="text">
      <style:text-properties fo:color="#ff0000" fo:language="zxx" fo:country="none" officeooo:rsid="0028c847" fo:background-color="transparent" loext:char-shading-value="0" style:language-asian="zxx" style:country-asian="none" style:language-complex="ar" style:country-complex="SA"/>
    </style:style>
    <style:style style:name="T124" style:family="text">
      <style:text-properties fo:color="#ff0000" fo:language="zxx" fo:country="none" fo:font-weight="normal" officeooo:rsid="0028c847" fo:background-color="transparent" loext:char-shading-value="0" style:language-asian="zxx" style:country-asian="none" style:font-weight-asian="normal" style:language-complex="ar" style:country-complex="SA" style:font-weight-complex="normal"/>
    </style:style>
    <style:style style:name="T125" style:family="text">
      <style:text-properties fo:color="#ff0000" fo:language="zxx" fo:country="none" fo:font-weight="normal" officeooo:rsid="002bf333" fo:background-color="transparent" loext:char-shading-value="0" style:language-asian="zxx" style:country-asian="none" style:font-weight-asian="normal" style:language-complex="ar" style:country-complex="SA" style:font-weight-complex="normal"/>
    </style:style>
    <style:style style:name="T126" style:family="text">
      <style:text-properties fo:color="#ff0000" fo:font-size="12pt" fo:language="zxx" fo:country="none" officeooo:rsid="000fa01c" style:font-name-asian="Arial" style:font-size-asian="12pt" style:language-asian="zxx" style:country-asian="none" style:font-name-complex="Arial" style:font-size-complex="10pt" style:language-complex="ar" style:country-complex="SA"/>
    </style:style>
    <style:style style:name="T127" style:family="text">
      <style:text-properties fo:color="#ff0000" fo:font-size="12pt" fo:language="zxx" fo:country="none" fo:font-weight="normal" officeooo:rsid="00093571" style:font-name-asian="Arial" style:font-size-asian="12pt" style:language-asian="zxx" style:country-asian="none" style:font-weight-asian="normal" style:font-name-complex="Arial" style:font-size-complex="10pt" style:language-complex="ar" style:country-complex="SA" style:font-weight-complex="normal"/>
    </style:style>
    <style:style style:name="T128" style:family="text">
      <style:text-properties fo:color="#ff0000" fo:font-size="12pt" fo:language="es" fo:country="ES" style:font-name-asian="Times New Roman" style:font-size-asian="12pt" style:language-asian="zxx" style:country-asian="none" style:font-name-complex="Arial" style:font-size-complex="10pt" style:language-complex="ar" style:country-complex="SA"/>
    </style:style>
    <style:style style:name="T129" style:family="text">
      <style:text-properties fo:color="#ff0000" fo:font-size="12pt" fo:language="es" fo:country="ES" officeooo:rsid="000fa01c" style:font-name-asian="Times New Roman" style:font-size-asian="12pt" style:language-asian="zxx" style:country-asian="none" style:font-name-complex="Arial" style:font-size-complex="10pt" style:language-complex="ar" style:country-complex="SA"/>
    </style:style>
    <style:style style:name="T130" style:family="text">
      <style:text-properties fo:color="#ff0000" officeooo:rsid="0015cd71"/>
    </style:style>
    <style:style style:name="T131" style:family="text">
      <style:text-properties fo:color="#ff0000" style:font-name="Nimbus Sans L1" fo:font-weight="normal" style:font-weight-asian="normal" style:font-weight-complex="normal"/>
    </style:style>
    <style:style style:name="T132" style:family="text">
      <style:text-properties fo:color="#ff0000" style:font-name="Nimbus Sans L1" fo:font-weight="normal" officeooo:rsid="00088521" style:font-weight-asian="normal" style:font-weight-complex="normal"/>
    </style:style>
    <style:style style:name="T133" style:family="text">
      <style:text-properties fo:color="#ff0000" officeooo:rsid="00191d02"/>
    </style:style>
    <style:style style:name="T134" style:family="text">
      <style:text-properties fo:color="#ff0000" officeooo:rsid="0026dd63"/>
    </style:style>
    <style:style style:name="T135" style:family="text">
      <style:text-properties fo:color="#ff0000" fo:language="en" fo:country="US" fo:font-weight="normal" style:font-weight-asian="normal" style:font-weight-complex="normal"/>
    </style:style>
    <style:style style:name="T136" style:family="text">
      <style:text-properties officeooo:rsid="00091caa"/>
    </style:style>
    <style:style style:name="T137" style:family="text">
      <style:text-properties officeooo:rsid="000a3884"/>
    </style:style>
    <style:style style:name="T138" style:family="text">
      <style:text-properties officeooo:rsid="000b2ca3"/>
    </style:style>
    <style:style style:name="T139" style:family="text">
      <style:text-properties officeooo:rsid="000dbcc2"/>
    </style:style>
    <style:style style:name="T140" style:family="text">
      <style:text-properties officeooo:rsid="000ee8d5"/>
    </style:style>
    <style:style style:name="T141" style:family="text">
      <style:text-properties officeooo:rsid="0011ba60"/>
    </style:style>
    <style:style style:name="T142" style:family="text">
      <style:text-properties officeooo:rsid="00131f34"/>
    </style:style>
    <style:style style:name="T143" style:family="text">
      <style:text-properties style:font-name="Nimbus Sans L1"/>
    </style:style>
    <style:style style:name="T144" style:family="text">
      <style:text-properties style:font-name="Nimbus Sans L1" officeooo:rsid="00131f34"/>
    </style:style>
    <style:style style:name="T145" style:family="text">
      <style:text-properties style:font-name="Nimbus Sans L1" style:font-name-asian="Courier New"/>
    </style:style>
    <style:style style:name="T146" style:family="text">
      <style:text-properties style:font-name="Nimbus Sans L1" officeooo:rsid="001c4f34" style:font-name-asian="Courier New"/>
    </style:style>
    <style:style style:name="T147" style:family="text">
      <style:text-properties style:font-name="Nimbus Sans L1" style:text-underline-style="none" fo:font-weight="normal" style:font-weight-asian="normal" style:font-weight-complex="normal"/>
    </style:style>
    <style:style style:name="T148" style:family="text">
      <style:text-properties style:font-name="Nimbus Sans L1" style:text-underline-style="none" fo:font-weight="normal" officeooo:rsid="0019347e" style:font-weight-asian="normal" style:font-weight-complex="normal"/>
    </style:style>
    <style:style style:name="T149" style:family="text">
      <style:text-properties style:font-name="Nimbus Sans L1" style:text-underline-style="none" fo:font-weight="normal" officeooo:rsid="0026c127" style:font-weight-asian="normal" style:font-weight-complex="normal"/>
    </style:style>
    <style:style style:name="T150" style:family="text">
      <style:text-properties style:font-name="Nimbus Sans L1" style:text-underline-style="none" fo:font-weight="normal" officeooo:rsid="0036e781" style:font-weight-asian="normal" style:font-weight-complex="normal"/>
    </style:style>
    <style:style style:name="T151" style:family="text">
      <style:text-properties style:font-name="Nimbus Sans L1" fo:font-weight="normal" style:language-asian="zxx" style:country-asian="none" style:font-weight-asian="normal" style:language-complex="ar" style:country-complex="SA" style:font-weight-complex="normal"/>
    </style:style>
    <style:style style:name="T152" style:family="text">
      <style:text-properties style:font-name="Nimbus Sans L1" fo:font-weight="normal" officeooo:rsid="002cc9c4" style:language-asian="zxx" style:country-asian="none" style:font-weight-asian="normal" style:language-complex="ar" style:country-complex="SA" style:font-weight-complex="normal"/>
    </style:style>
    <style:style style:name="T153" style:family="text">
      <style:text-properties style:font-name="Nimbus Sans L1" fo:font-size="12pt" fo:language="zxx" fo:country="none" style:font-name-asian="Arial" style:font-size-asian="12pt" style:language-asian="zxx" style:country-asian="none" style:font-name-complex="Arial" style:font-size-complex="10pt" style:language-complex="ar" style:country-complex="SA"/>
    </style:style>
    <style:style style:name="T154" style:family="text">
      <style:text-properties style:font-name="Nimbus Sans L1" fo:font-size="12pt" fo:language="zxx" fo:country="none" fo:font-weight="normal" officeooo:rsid="00093571" style:font-name-asian="Arial" style:font-size-asian="12pt" style:language-asian="zxx" style:country-asian="none" style:font-weight-asian="normal" style:font-name-complex="Arial" style:font-size-complex="10pt" style:language-complex="ar" style:country-complex="SA" style:font-weight-complex="normal"/>
    </style:style>
    <style:style style:name="T155" style:family="text">
      <style:text-properties style:font-name="Nimbus Sans L1" fo:font-size="12pt" fo:language="zxx" fo:country="none" fo:font-weight="normal" officeooo:rsid="001b8da8" style:font-name-asian="Arial" style:font-size-asian="12pt" style:language-asian="zxx" style:country-asian="none" style:font-weight-asian="normal" style:font-name-complex="Arial" style:font-size-complex="10pt" style:language-complex="ar" style:country-complex="SA" style:font-weight-complex="normal"/>
    </style:style>
    <style:style style:name="T156" style:family="text">
      <style:text-properties style:font-name="Nimbus Sans L1" fo:font-size="12pt" fo:language="zxx" fo:country="none" style:font-size-asian="12pt" style:language-asian="zxx" style:country-asian="none" style:font-name-complex="Arial" style:font-size-complex="10pt" style:language-complex="ar" style:country-complex="SA"/>
    </style:style>
    <style:style style:name="T157" style:family="text">
      <style:text-properties style:font-name="Nimbus Sans L1" fo:font-size="12pt" fo:language="es" fo:country="ES" style:font-name-asian="Arial" style:font-size-asian="12pt" style:language-asian="zxx" style:country-asian="none" style:font-name-complex="Arial" style:font-size-complex="10pt" style:language-complex="ar" style:country-complex="SA"/>
    </style:style>
    <style:style style:name="T158" style:family="text">
      <style:text-properties style:font-name="Nimbus Sans L1" fo:font-size="12pt" fo:language="es" fo:country="ES" style:font-size-asian="12pt" style:language-asian="zxx" style:country-asian="none" style:font-name-complex="Arial" style:font-size-complex="10pt" style:language-complex="ar" style:country-complex="SA"/>
    </style:style>
    <style:style style:name="T159" style:family="text">
      <style:text-properties style:font-name="Nimbus Sans L1" fo:font-size="12pt" fo:language="es" fo:country="ES" officeooo:rsid="00072d25" style:font-size-asian="12pt" style:language-asian="zxx" style:country-asian="none" style:font-name-complex="Arial" style:font-size-complex="10pt" style:language-complex="ar" style:country-complex="SA"/>
    </style:style>
    <style:style style:name="T160" style:family="text">
      <style:text-properties style:font-name="Nimbus Sans L1" fo:font-size="12pt" fo:language="es" fo:country="ES" officeooo:rsid="0003757c" style:font-size-asian="12pt" style:language-asian="zxx" style:country-asian="none" style:font-name-complex="Arial" style:font-size-complex="10pt" style:language-complex="ar" style:country-complex="SA"/>
    </style:style>
    <style:style style:name="T161" style:family="text">
      <style:text-properties style:font-name="Nimbus Sans L1" fo:font-size="12pt" fo:language="es" fo:country="ES" style:font-size-asian="12pt" style:language-asian="zxx" style:country-asian="none" style:font-size-complex="10pt" style:language-complex="ar" style:country-complex="SA"/>
    </style:style>
    <style:style style:name="T162" style:family="text">
      <style:text-properties style:font-name="Nimbus Sans L1" fo:font-size="12pt" fo:language="es" fo:country="ES" officeooo:rsid="00072d25" style:font-size-asian="12pt" style:language-asian="zxx" style:country-asian="none" style:font-size-complex="10pt" style:language-complex="ar" style:country-complex="SA"/>
    </style:style>
    <style:style style:name="T163" style:family="text">
      <style:text-properties style:font-name="Nimbus Sans L1" fo:font-size="12pt" fo:language="es" fo:country="ES" style:font-name-asian="Times New Roman" style:font-size-asian="12pt" style:language-asian="zxx" style:country-asian="none" style:font-name-complex="Arial" style:font-size-complex="10pt" style:language-complex="ar" style:country-complex="SA"/>
    </style:style>
    <style:style style:name="T164" style:family="text">
      <style:text-properties style:font-name="Nimbus Sans L1" fo:font-size="12pt" fo:language="es" fo:country="ES" fo:font-style="italic" fo:font-weight="normal" style:font-size-asian="12pt" style:language-asian="zxx" style:country-asian="none" style:font-style-asian="italic" style:font-weight-asian="normal" style:font-name-complex="Arial" style:font-size-complex="10pt" style:language-complex="ar" style:country-complex="SA" style:font-style-complex="italic" style:font-weight-complex="normal"/>
    </style:style>
    <style:style style:name="T165" style:family="text">
      <style:text-properties style:font-name="Nimbus Sans L1" fo:language="zxx" fo:country="none" fo:font-weight="normal" style:font-name-asian="Times New Roman" style:font-weight-asian="normal" style:font-size-complex="12pt" style:font-weight-complex="normal"/>
    </style:style>
    <style:style style:name="T166" style:family="text">
      <style:text-properties style:font-name="Nimbus Sans L1" fo:language="zxx" fo:country="none" fo:font-weight="normal" officeooo:rsid="001728ef" style:font-name-asian="Times New Roman" style:font-weight-asian="normal" style:font-size-complex="12pt" style:font-weight-complex="normal"/>
    </style:style>
    <style:style style:name="T167" style:family="text">
      <style:text-properties style:font-name="Nimbus Sans L1" fo:language="zxx" fo:country="none" fo:font-weight="normal" style:font-name-asian="Arial" style:font-weight-asian="normal" style:font-size-complex="12pt" style:font-weight-complex="normal"/>
    </style:style>
    <style:style style:name="T168" style:family="text">
      <style:text-properties style:font-name="Nimbus Sans L1" fo:language="zxx" fo:country="none" fo:font-weight="normal" style:font-weight-asian="normal" style:font-size-complex="12pt" style:font-weight-complex="normal"/>
    </style:style>
    <style:style style:name="T169" style:family="text">
      <style:text-properties style:font-name="Nimbus Sans L1" fo:language="zxx" fo:country="none" fo:font-weight="normal" style:language-asian="zxx" style:country-asian="none" style:font-weight-asian="normal" style:language-complex="ar" style:country-complex="SA" style:font-weight-complex="normal"/>
    </style:style>
    <style:style style:name="T170" style:family="text">
      <style:text-properties style:font-name="Nimbus Sans L1" fo:language="zxx" fo:country="none" fo:font-weight="normal" officeooo:rsid="002bf333" style:language-asian="zxx" style:country-asian="none" style:font-weight-asian="normal" style:language-complex="ar" style:country-complex="SA" style:font-weight-complex="normal"/>
    </style:style>
    <style:style style:name="T171" style:family="text">
      <style:text-properties style:font-name="Nimbus Sans L1" fo:language="zxx" fo:country="none" style:language-asian="zxx" style:country-asian="none" style:language-complex="ar" style:country-complex="SA"/>
    </style:style>
    <style:style style:name="T172" style:family="text">
      <style:text-properties style:font-name="Nimbus Sans L1" fo:language="zxx" fo:country="none" officeooo:rsid="002bf333" style:language-asian="zxx" style:country-asian="none" style:language-complex="ar" style:country-complex="SA"/>
    </style:style>
    <style:style style:name="T173" style:family="text">
      <style:text-properties style:font-name="Nimbus Sans L1" fo:language="es" fo:country="ES" fo:font-weight="normal" style:font-name-asian="Times New Roman" style:font-weight-asian="normal" style:font-size-complex="12pt" style:font-weight-complex="normal"/>
    </style:style>
    <style:style style:name="T174" style:family="text">
      <style:text-properties style:font-name="Nimbus Sans L1" fo:language="es" fo:country="ES" fo:font-weight="normal" style:font-name-asian="Arial" style:font-weight-asian="normal" style:font-size-complex="12pt" style:font-weight-complex="normal"/>
    </style:style>
    <style:style style:name="T175" style:family="text">
      <style:text-properties style:font-name="Nimbus Sans L1" fo:language="es" fo:country="ES" fo:font-weight="normal" officeooo:rsid="00420e6c" style:font-name-asian="Arial" style:font-weight-asian="normal" style:font-size-complex="12pt" style:font-weight-complex="normal"/>
    </style:style>
    <style:style style:name="T176" style:family="text">
      <style:text-properties style:font-name="Nimbus Sans L1" fo:language="es" fo:country="ES" fo:font-weight="normal" style:font-weight-asian="normal" style:font-size-complex="12pt" style:font-weight-complex="normal"/>
    </style:style>
    <style:style style:name="T177" style:family="text">
      <style:text-properties style:font-name="Nimbus Sans L1" officeooo:rsid="001c4f34"/>
    </style:style>
    <style:style style:name="T178" style:family="text">
      <style:text-properties officeooo:rsid="0015ceb6"/>
    </style:style>
    <style:style style:name="T179" style:family="text">
      <style:text-properties fo:font-weight="normal" style:font-weight-asian="normal" style:font-weight-complex="normal"/>
    </style:style>
    <style:style style:name="T180" style:family="text">
      <style:text-properties fo:font-weight="normal" officeooo:rsid="0026c127" style:font-weight-asian="normal" style:font-weight-complex="normal"/>
    </style:style>
    <style:style style:name="T181" style:family="text">
      <style:text-properties fo:font-weight="normal" officeooo:rsid="002d0bcc" style:font-weight-asian="normal" style:font-weight-complex="normal"/>
    </style:style>
    <style:style style:name="T182" style:family="text">
      <style:text-properties fo:font-weight="normal" officeooo:rsid="0019562a" style:font-weight-asian="normal" style:font-weight-complex="normal"/>
    </style:style>
    <style:style style:name="T183" style:family="text">
      <style:text-properties fo:font-weight="normal" officeooo:rsid="0003757c" style:font-weight-asian="normal" style:font-weight-complex="normal"/>
    </style:style>
    <style:style style:name="T184" style:family="text">
      <style:text-properties officeooo:rsid="0019562a"/>
    </style:style>
    <style:style style:name="T185" style:family="text">
      <style:text-properties fo:font-size="12pt" fo:language="es" fo:country="ES" style:font-name-asian="Times New Roman" style:font-size-asian="12pt" style:language-asian="zxx" style:country-asian="none" style:font-name-complex="Arial" style:font-size-complex="10pt" style:language-complex="ar" style:country-complex="SA"/>
    </style:style>
    <style:style style:name="T186" style:family="text">
      <style:text-properties fo:font-size="12pt" fo:language="es" fo:country="ES" officeooo:rsid="0019562a" style:font-name-asian="Times New Roman" style:font-size-asian="12pt" style:language-asian="zxx" style:country-asian="none" style:font-name-complex="Arial" style:font-size-complex="10pt" style:language-complex="ar" style:country-complex="SA"/>
    </style:style>
    <style:style style:name="T187" style:family="text">
      <style:text-properties fo:font-size="12pt" fo:language="es" fo:country="ES" officeooo:rsid="001bd818" style:font-name-asian="Times New Roman" style:font-size-asian="12pt" style:language-asian="zxx" style:country-asian="none" style:font-name-complex="Arial" style:font-size-complex="10pt" style:language-complex="ar" style:country-complex="SA"/>
    </style:style>
    <style:style style:name="T188" style:family="text">
      <style:text-properties fo:font-size="12pt" fo:language="es" fo:country="ES" style:font-name-asian="Arial" style:font-size-asian="12pt" style:language-asian="zxx" style:country-asian="none" style:font-name-complex="Arial" style:font-size-complex="10pt" style:language-complex="ar" style:country-complex="SA"/>
    </style:style>
    <style:style style:name="T189" style:family="text">
      <style:text-properties fo:font-size="12pt" fo:language="es" fo:country="ES" style:font-size-asian="12pt" style:language-asian="zxx" style:country-asian="none" style:font-name-complex="Arial" style:font-size-complex="10pt" style:language-complex="ar" style:country-complex="SA"/>
    </style:style>
    <style:style style:name="T190" style:family="text">
      <style:text-properties fo:font-size="12pt" fo:language="zxx" fo:country="none" style:font-name-asian="Times New Roman" style:font-size-asian="12pt" style:language-asian="zxx" style:country-asian="none" style:font-name-complex="Arial" style:font-size-complex="10pt" style:language-complex="ar" style:country-complex="SA"/>
    </style:style>
    <style:style style:name="T191" style:family="text">
      <style:text-properties fo:font-size="12pt" fo:language="zxx" fo:country="none" officeooo:rsid="0019a239" style:font-name-asian="Times New Roman" style:font-size-asian="12pt" style:language-asian="zxx" style:country-asian="none" style:font-name-complex="Arial" style:font-size-complex="10pt" style:language-complex="ar" style:country-complex="SA"/>
    </style:style>
    <style:style style:name="T192" style:family="text">
      <style:text-properties fo:font-size="12pt" fo:language="zxx" fo:country="none" officeooo:rsid="001a3ec3" style:font-name-asian="Times New Roman" style:font-size-asian="12pt" style:language-asian="zxx" style:country-asian="none" style:font-name-complex="Arial" style:font-size-complex="10pt" style:language-complex="ar" style:country-complex="SA"/>
    </style:style>
    <style:style style:name="T193" style:family="text">
      <style:text-properties fo:font-size="12pt" fo:language="zxx" fo:country="none" style:font-name-asian="Arial" style:font-size-asian="12pt" style:language-asian="zxx" style:country-asian="none" style:font-name-complex="Arial" style:font-size-complex="10pt" style:language-complex="ar" style:country-complex="SA"/>
    </style:style>
    <style:style style:name="T194" style:family="text">
      <style:text-properties fo:font-size="12pt" fo:language="zxx" fo:country="none" style:font-size-asian="12pt" style:language-asian="zxx" style:country-asian="none" style:font-name-complex="Arial" style:font-size-complex="10pt" style:language-complex="ar" style:country-complex="SA"/>
    </style:style>
    <style:style style:name="T195" style:family="text">
      <style:text-properties fo:font-size="12pt" fo:language="zxx" fo:country="none" officeooo:rsid="0019a239" style:font-size-asian="12pt" style:language-asian="zxx" style:country-asian="none" style:font-name-complex="Arial" style:font-size-complex="10pt" style:language-complex="ar" style:country-complex="SA"/>
    </style:style>
    <style:style style:name="T196" style:family="text">
      <style:text-properties fo:font-size="12pt" fo:language="zxx" fo:country="none" fo:font-weight="normal" officeooo:rsid="00093571" style:font-name-asian="Arial" style:font-size-asian="12pt" style:language-asian="zxx" style:country-asian="none" style:font-weight-asian="normal" style:font-name-complex="Arial" style:font-size-complex="10pt" style:language-complex="ar" style:country-complex="SA" style:font-weight-complex="normal"/>
    </style:style>
    <style:style style:name="T197" style:family="text">
      <style:text-properties fo:color="#0000ff"/>
    </style:style>
    <style:style style:name="T198" style:family="text">
      <style:text-properties fo:color="#0000ff" officeooo:rsid="00191d02"/>
    </style:style>
    <style:style style:name="T199" style:family="text">
      <style:text-properties officeooo:rsid="001d0952"/>
    </style:style>
    <style:style style:name="T200" style:family="text">
      <style:text-properties officeooo:rsid="0020115c"/>
    </style:style>
    <style:style style:name="T201" style:family="text">
      <style:text-properties officeooo:rsid="0026887b"/>
    </style:style>
    <style:style style:name="T202" style:family="text">
      <style:text-properties officeooo:rsid="0026dd63"/>
    </style:style>
    <style:style style:name="T203" style:family="text">
      <style:text-properties officeooo:rsid="002760f2"/>
    </style:style>
    <style:style style:name="T204" style:family="text">
      <style:text-properties officeooo:rsid="002cc9c4"/>
    </style:style>
    <style:style style:name="T205" style:family="text">
      <style:text-properties fo:color="#ff3333" fo:language="es" fo:country="ES"/>
    </style:style>
    <style:style style:name="T206" style:family="text">
      <style:text-properties fo:color="#ff3333" fo:language="es" fo:country="ES" officeooo:rsid="0040dc6e"/>
    </style:style>
    <text:list-style style:name="L1">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i" text:start-value="5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6" text:outline-level="1"><text:span text:style-name="T20">Fitxategi</text:span><text:span text:style-name="T24"> </text:span>Sistema <text:span text:style-name="T136">eta aplikazioen </text:span>k<text:span text:style-name="T136">udeaketa</text:span></text:h>
      <text:h text:style-name="Heading_20_2" text:outline-level="2">Badaki<text:span text:style-name="T116"> </text:span>katalogoak<text:span text:style-name="T116"> </text:span>eta<text:span text:style-name="T116"> </text:span>fitxategiak<text:span text:style-name="T116"> </text:span>kudeatzeko<text:span text:style-name="T116"> </text:span>oinarrizko<text:span text:style-name="T116"> </text:span>komandoak<text:span text:style-name="T116"> </text:span>erabiltzen:</text:h>
      <text:p text:style-name="P6"><text:span text:style-name="T138">a)</text:span>Sortu katalogo bat “proba” zure katalogo pertsonalean (/home/euiti).</text:p>
      <text:p text:style-name="P6"><text:span text:style-name="T138">b)</text:span>“proba” katalogoaren barruan, “lana” katalogoa sortu.</text:p>
      <text:p text:style-name="P45"><text:span text:style-name="T138">c)</text:span>“lana” katalogoaren barruan hurrengo fitxategi hutsak sortu:</text:p>
      <text:p text:style-name="P3"/>
      <text:p text:style-name="P3">gato.txt</text:p>
      <text:p text:style-name="P3">gata.txt</text:p>
      <text:p text:style-name="P3">gatita.txt</text:p>
      <text:p text:style-name="P3">gatito.txt</text:p>
      <text:p text:style-name="P3">perro.txt</text:p>
      <text:p text:style-name="P3">perra.txt</text:p>
      <text:p text:style-name="P3">gallo.txt</text:p>
      <text:p text:style-name="P4">gallina</text:p>
      <text:p text:style-name="P4">.txt</text:p>
      <text:p text:style-name="P6"><text:span text:style-name="T18">d)</text:span><text:span text:style-name="T17">Katalogo bat sortu</text:span><text:span text:style-name="T33"> “Ikasleak”</text:span><text:span text:style-name="T17"> izenarekin </text:span><text:span text:style-name="T33">(laguntza: man</text:span><text:span text:style-name="T17"> mkdir)</text:span><text:span text:style-name="T33"> zure /home/euiti</text:span><text:span text:style-name="T17"> katalogoan</text:span><text:span text:style-name="T33">. “Ikasleak” </text:span><text:span text:style-name="T17">karpetaren barruan 2 fitxategi sortu. klaseko </text:span><text:span text:style-name="T19">bi</text:span><text:span text:style-name="T17"> ikasleen izenekin modu honetan</text:span><text:span text:style-name="T33">. </text:span><text:span text:style-name="T17">Adb</text:span><text:span text:style-name="T33">: gedit Bego</text:span></text:p>
      <text:p text:style-name="P3"><text:span text:style-name="T1">Izena</text:span><text:span text:style-name="T25">: Bego</text:span></text:p>
      <text:p text:style-name="P3"><text:span text:style-name="T1">Kalea</text:span><text:span text:style-name="T25">: Nieves Cano </text:span></text:p>
      <text:p text:style-name="P3"><text:span text:style-name="T1">Zenbakia</text:span><text:span text:style-name="T25">: 3</text:span></text:p>
      <text:p text:style-name="P3"><text:span text:style-name="T25">Tel</text:span><text:span text:style-name="T1">e</text:span><text:span text:style-name="T25">fono</text:span><text:span text:style-name="T1">a</text:span><text:span text:style-name="T25">: 945945945</text:span></text:p>
      <text:p text:style-name="P57"><text:span text:style-name="T37">e) Ikasleen a</text:span><text:span text:style-name="T1">rtxiboen izena aldatu letra larrian ipiniz</text:span></text:p>
      <text:p text:style-name="P58"><text:span text:style-name="T1">f)</text:span><text:span text:style-name="T52">Ikasle</text:span><text:span text:style-name="T57"> </text:span><text:span text:style-name="T60">batentzat</text:span><text:span text:style-name="T67"> </text:span><text:span text:style-name="T52">lotura</text:span><text:span text:style-name="T57"> </text:span><text:span text:style-name="T60">sinboliko</text:span><text:span text:style-name="T57"> </text:span><text:span text:style-name="T60">bat</text:span><text:span text:style-name="T57"> </text:span><text:span text:style-name="T60">sortu</text:span><text:span text:style-name="T57"> </text:span><text:span text:style-name="T60">eta</text:span><text:span text:style-name="T67"> </text:span><text:span text:style-name="T69">b</text:span><text:span text:style-name="T52">este</text:span><text:span text:style-name="T57"> </text:span><text:span text:style-name="T60">ikasle</text:span><text:span text:style-name="T57"> </text:span><text:span text:style-name="T60">batentzat</text:span><text:span text:style-name="T57"> </text:span><text:span text:style-name="T60">lotura</text:span><text:span text:style-name="T57"> </text:span><text:span text:style-name="T60">erreal</text:span><text:span text:style-name="T57"> </text:span><text:span text:style-name="T60">bat</text:span><text:span text:style-name="T75">.</text:span><text:span text:style-name="T67"> </text:span><text:span text:style-name="T52">Ze</text:span><text:span text:style-name="T57"> </text:span><text:span text:style-name="T60">desberdintasun</text:span><text:span text:style-name="T57"> </text:span><text:span text:style-name="T60">daude</text:span><text:span text:style-name="T67"> </text:span><text:span text:style-name="T52">lotura</text:span><text:span text:style-name="T57"> </text:span><text:span text:style-name="T60">mota</text:span><text:span text:style-name="T57"> </text:span><text:span text:style-name="T60">ezberdinen</text:span><text:span text:style-name="T57"> </text:span><text:span text:style-name="T60">artean</text:span><text:span text:style-name="T75">?</text:span></text:p>
      <text:p text:style-name="P58"><text:span text:style-name="T75">g)</text:span><text:span text:style-name="T52">Katalogo</text:span><text:span text:style-name="T57"> </text:span><text:span text:style-name="T52">honen</text:span><text:span text:style-name="T57"> </text:span><text:span text:style-name="T52">edukiera</text:span><text:span text:style-name="T57"> </text:span><text:span text:style-name="T52">zerrendatu</text:span><text:span text:style-name="T75">,</text:span><text:span text:style-name="T67"> </text:span><text:span text:style-name="T75">i-nodo</text:span><text:span text:style-name="T52">aren</text:span><text:span text:style-name="T57"> </text:span><text:span text:style-name="T52">informazioarekin</text:span><text:span text:style-name="T75">,</text:span><text:span text:style-name="T67"> </text:span><text:span text:style-name="T52">bahimenak</text:span><text:span text:style-name="T67"> </text:span><text:span text:style-name="T75">,</text:span><text:span text:style-name="T57"> </text:span><text:span text:style-name="T52">jabea</text:span><text:span text:style-name="T75">,</text:span><text:span text:style-name="T57"> </text:span><text:span text:style-name="T52">taldea</text:span><text:span text:style-name="T75">,</text:span><text:span text:style-name="T57"> </text:span><text:span text:style-name="T52">neurria</text:span><text:span text:style-name="T75">,</text:span><text:span text:style-name="T57"> </text:span><text:span text:style-name="T52">eguneratze</text:span><text:span text:style-name="T57"> </text:span><text:span text:style-name="T52">data</text:span><text:span text:style-name="T75">,</text:span><text:span text:style-name="T57"> </text:span><text:span text:style-name="T52">izena</text:span><text:span text:style-name="T75">,</text:span><text:span text:style-name="T67"> </text:span><text:span text:style-name="T75">et</text:span><text:span text:style-name="T52">a</text:span><text:span text:style-name="T57"> </text:span><text:span text:style-name="T52">abar</text:span><text:span text:style-name="T75">...</text:span></text:p>
      <text:p text:style-name="P59"><text:span text:style-name="T75">h)</text:span><text:span text:style-name="T52">Fitxategi</text:span><text:span text:style-name="T57"> </text:span><text:span text:style-name="T52">eskutuak</text:span><text:span text:style-name="T57"> </text:span><text:span text:style-name="T52">zerrendatu</text:span></text:p>
      <text:p text:style-name="P38"><text:span text:style-name="T54">i</text:span><text:span text:style-name="T53">) </text:span><text:span text:style-name="T52">Bilatu</text:span><text:span text:style-name="T57"> </text:span><text:span text:style-name="T60">find</text:span><text:span text:style-name="T57"> </text:span><text:span text:style-name="T60">komandoa</text:span><text:span text:style-name="T57"> </text:span><text:span text:style-name="T60">erabiliz,</text:span><text:span text:style-name="T57"> </text:span><text:span text:style-name="T60">5</text:span><text:span text:style-name="T57"> </text:span><text:span text:style-name="T60">minutu</text:span><text:span text:style-name="T57"> </text:span><text:span text:style-name="T60">baino</text:span><text:span text:style-name="T57"> </text:span><text:span text:style-name="T60">gutxiagoan</text:span><text:span text:style-name="T57"> </text:span><text:span text:style-name="T60">/home/euiti</text:span><text:span text:style-name="T57"> </text:span><text:span text:style-name="T60">katalogoan</text:span><text:span text:style-name="T57"> </text:span><text:span text:style-name="T60">aldaturiko</text:span><text:span text:style-name="T57"> </text:span><text:span text:style-name="T60">fitxategiak</text:span><text:span text:style-name="T52">.</text:span></text:p>
      <text:p text:style-name="P31"><text:span text:style-name="T11">j</text:span><text:span text:style-name="T9">) Bilatu</text:span><text:span text:style-name="T14"> find komandoa erabiliz, 100 Kb baino gehiago dituzten fitxategiak</text:span><text:span text:style-name="T27"> /home/euiti</text:span><text:span text:style-name="T14"> katalogoan.</text:span></text:p>
      <text:p text:style-name="P32"><text:span text:style-name="Source_20_Text"><text:span text:style-name="T206"/></text:span></text:p>
      <text:h text:style-name="Heading_20_2" text:outline-level="2">Path<text:span text:style-name="T116"> </text:span>absolutoa<text:span text:style-name="T116"> </text:span>eta<text:span text:style-name="T116"> </text:span>erlatiboa<text:span text:style-name="T116"> </text:span>erabiltzen<text:span text:style-name="T116"> </text:span>daki:</text:h>
      <text:p text:style-name="P74"><text:span text:style-name="T47">a) </text:span><text:span text:style-name="T46">Ikasle</text:span><text:span text:style-name="T55"> </text:span><text:span text:style-name="T58">baten</text:span><text:span text:style-name="T55"> </text:span><text:span text:style-name="T58">fitxategi</text:span><text:span text:style-name="T55"> </text:span><text:span text:style-name="T58">bat</text:span><text:span text:style-name="T55"> </text:span><text:span text:style-name="T58">kopiatu</text:span><text:span text:style-name="T65"> </text:span><text:span text:style-name="T46">iturri</text:span><text:span text:style-name="T55"> </text:span><text:span text:style-name="T58">karpetara</text:span><text:span text:style-name="T65"> </text:span><text:span text:style-name="T68">(/home/euiti)</text:span><text:span text:style-name="T65"> </text:span><text:span text:style-name="T70">path</text:span><text:span text:style-name="T65"> </text:span><text:span text:style-name="T46">erlatiboa</text:span><text:span text:style-name="T65"> </text:span><text:span text:style-name="T46">eta</text:span><text:span text:style-name="T65"> </text:span><text:span text:style-name="T68">path</text:span><text:span text:style-name="T65"> </text:span><text:span text:style-name="T68">absolut</text:span><text:span text:style-name="T46">ua</text:span><text:span text:style-name="T55"> </text:span><text:span text:style-name="T58">erabiliz, </text:span><text:span text:style-name="T59">jakinda /home/euiti gaudela.</text:span></text:p>
      <text:p text:style-name="P37"><text:span text:style-name="T71">b) </text:span><text:span text:style-name="T116">“</text:span>proba<text:span text:style-name="T116">” </text:span>katalogora<text:span text:style-name="T116"> </text:span>aldatu,<text:span text:style-name="T116"> </text:span>katalogo<text:span text:style-name="T116"> </text:span>aldaketaren<text:span text:style-name="T116"> </text:span>komandoa<text:span text:style-name="T116"> </text:span>erabiliz<text:span text:style-name="T116"> </text:span>:</text:p>
      <text:list xml:id="list3032311140712714693" text:style-name="WW8Num2">
        <text:list-item>
          <text:list>
            <text:list-header>
              <text:p text:style-name="P76"><text:span text:style-name="T139">b1)</text:span>Bide<text:span text:style-name="T116"> </text:span>absolutua<text:span text:style-name="T116"> </text:span>erabiliz:</text:p>
              <text:p text:style-name="P77"><text:span text:style-name="T139">b2)</text:span>Bide<text:span text:style-name="T116"> </text:span>erlatiboa<text:span text:style-name="T116"> </text:span>erabiliz,<text:span text:style-name="T116"> </text:span>katalogo<text:span text:style-name="T116"> </text:span>pertsonalean <text:span text:style-name="T140">(/home/euiti)</text:span><text:span text:style-name="T116"> </text:span><text:span text:style-name="T117">zagozala suposatuz:</text:span></text:p>
              <text:p text:style-name="P77"><text:span text:style-name="T139">b3)</text:span>Bide<text:span text:style-name="T116"> </text:span>erlatiboa<text:span text:style-name="T116"> </text:span>erabiliz,<text:span text:style-name="T116"> “</text:span>lana<text:span text:style-name="T116">” </text:span>katalogoan<text:span text:style-name="T116"> </text:span><text:span text:style-name="T117">zagozala suposatuz:</text:span></text:p>
              <text:p text:style-name="P77"><text:span text:style-name="T139">b4)</text:span>Bide<text:span text:style-name="T116"> </text:span>erlatiboa<text:span text:style-name="T116"> </text:span>erabiliz,<text:span text:style-name="T116"> “</text:span>tmp<text:span text:style-name="T116">” </text:span>katalogoan<text:span text:style-name="T116"> </text:span><text:span text:style-name="T117">zagozala suposatuz:</text:span></text:p>
            </text:list-header>
          </text:list>
        </text:list-item>
      </text:list>
      <text:p text:style-name="P12"><text:soft-page-break/>c)<text:span text:style-name="T84">Grub-eko sarrera aldat</text:span><text:span text:style-name="T85">zeko 3 pausu jarraitu:</text:span></text:p>
      <text:p text:style-name="P43"><text:span text:style-name="T103">1.-</text:span><text:span text:style-name="T102">sarrera kopurua identifikatu, </text:span><text:span text:style-name="T104">gruben hasieraketan edo identifikatu </text:span><text:span text:style-name="Source_20_Text"><text:span text:style-name="T101">/boot/grub/grub.cfg </text:span></text:span><text:span text:style-name="Source_20_Text"><text:span text:style-name="T105">fitxategian(</text:span></text:span><text:span text:style-name="Source_20_Text"><text:span text:style-name="T1">grep menuentry /boot/grub/grub.cfg</text:span></text:span><text:span text:style-name="Source_20_Text"><text:span text:style-name="T104">)</text:span></text:span></text:p>
      <text:p text:style-name="P33"><text:span text:style-name="Source_20_Text"><text:span text:style-name="T16">2.-</text:span></text:span><text:span text:style-name="Source_20_Text"><text:span text:style-name="T13">Editatu:</text:span></text:span><text:span text:style-name="Source_20_Text"><text:span text:style-name="T205">sudo nano /etc/default/grub</text:span></text:span></text:p>
      <text:p text:style-name="P33"><text:span text:style-name="Strong_20_Emphasis"><text:span text:style-name="T13">GRUB_DEFAULT=0</text:span></text:span><text:span text:style-name="Source_20_Text"><text:span text:style-name="T13"> jarri beharrean jarri windows-en sarrera, </text:span></text:span><text:span text:style-name="Source_20_Text"><text:span text:style-name="T15">seguraski </text:span></text:span><text:span text:style-name="Strong_20_Emphasis"><text:span text:style-name="T13">GRUB_DEFAULT=</text:span></text:span><text:span text:style-name="Strong_20_Emphasis"><text:span text:style-name="T15">4</text:span></text:span></text:p>
      <text:p text:style-name="P27"><text:span text:style-name="Source_20_Text"><text:span text:style-name="T16">3.-Grub-ek eguneraketa kontuan hartzeko: </text:span></text:span><text:span text:style-name="Source_20_Text"><text:span text:style-name="T205">sudo update-grub</text:span></text:span></text:p>
      <text:h text:style-name="Heading_20_2" text:outline-level="2">Espresio<text:span text:style-name="T116"> </text:span>erregularrak<text:span text:style-name="T116"> </text:span>erabilt<text:span text:style-name="T142">z</text:span>en<text:span text:style-name="T116"> </text:span>daki:</text:h>
      <text:p text:style-name="P13"><text:span text:style-name="T10">a)</text:span><text:span text:style-name="T7">Zein</text:span><text:span text:style-name="T13"> </text:span><text:span text:style-name="T1">karakterekin</text:span><text:span text:style-name="T13"> </text:span><text:span text:style-name="T1">bat</text:span><text:span text:style-name="T13"> </text:span><text:span text:style-name="T1">etortzen</text:span><text:span text:style-name="T13"> </text:span><text:span text:style-name="T1">dira</text:span><text:span text:style-name="T13"> </text:span><text:span text:style-name="T1">hurrengo</text:span><text:span text:style-name="T13"> </text:span><text:span text:style-name="T1">esamoldeak?</text:span><text:span text:style-name="T30">:</text:span></text:p>
      <text:p text:style-name="P14"><text:span text:style-name="T31">Adibidez: </text:span><text:span text:style-name="T30">[aA][bB]</text:span><text:span text:style-name="T13"> </text:span><text:span text:style-name="T1">hauekin</text:span><text:span text:style-name="T13"> </text:span><text:span text:style-name="T1">bat</text:span><text:span text:style-name="T13"> </text:span><text:span text:style-name="T1">etorriko</text:span><text:span text:style-name="T13"> </text:span><text:span text:style-name="T1">dira</text:span><text:span text:style-name="T30">:</text:span><text:span text:style-name="T26"> </text:span><text:span text:style-name="T25">ab,aB,Ab</text:span><text:span text:style-name="T26"> </text:span><text:span text:style-name="T7">edo</text:span><text:span text:style-name="T26"> </text:span><text:span text:style-name="T25">AB</text:span></text:p>
      <text:p text:style-name="P34">[0-9][0-9]*</text:p>
      <text:p text:style-name="P34">?a.*</text:p>
      <text:p text:style-name="P55"><text:span text:style-name="T72">b)</text:span>Aldatu<text:span text:style-name="T116"> “</text:span>lana<text:span text:style-name="T116">” </text:span>katalogora<text:span text:style-name="T116"> </text:span>eta<text:span text:style-name="T116"> </text:span>hurrengo<text:span text:style-name="T116"> </text:span>ariketak<text:span text:style-name="T116"> </text:span>burutu:</text:p>
      <text:p text:style-name="P55"><text:span text:style-name="T141">b1)</text:span>Zerrendatu<text:span text:style-name="T116"> </text:span>soilik<text:span text:style-name="T116"> </text:span>hurrengo<text:span text:style-name="T116"> </text:span>fitxategien<text:span text:style-name="T116"> </text:span>izenak:<text:span text:style-name="T116"> </text:span>gato.txt,<text:span text:style-name="T116"> </text:span>gata.txt,<text:span text:style-name="T116"> </text:span>gatito.txt<text:span text:style-name="T116"> </text:span>eta<text:span text:style-name="T116"> </text:span>gatita.txt</text:p>
      <text:p text:style-name="P56"><text:span text:style-name="T142">b2)</text:span>Zerrendatu<text:span text:style-name="T116"> </text:span>soilik<text:span text:style-name="T116"> </text:span>hurrengo<text:span text:style-name="T116"> </text:span>fitxategien<text:span text:style-name="T116"> </text:span>izenak: gato.txt<text:span text:style-name="T116"> </text:span>eta<text:span text:style-name="T116"> </text:span>gata.txt</text:p>
      <text:p text:style-name="P46"><text:span text:style-name="T142">b3)</text:span>Zerrendatu<text:span text:style-name="T116"> </text:span>soilik<text:span text:style-name="T116"> </text:span>bostgarren<text:span text:style-name="T116"> </text:span>karakterean<text:span text:style-name="T116"> “</text:span>o<text:span text:style-name="T116">” </text:span>bokala<text:span text:style-name="T116"> </text:span>dituzten<text:span text:style-name="T116"> </text:span>fitxategien<text:span text:style-name="T116"> </text:span>izenak:<text:span text:style-name="T116"> </text:span>gallo.txt<text:span text:style-name="T116"> </text:span>eta<text:span text:style-name="T116"> </text:span>perro.txt</text:p>
      <text:p text:style-name="P48"><text:span text:style-name="T144">b4)</text:span><text:span text:style-name="T143">Zerrendatu</text:span><text:span text:style-name="T145"> </text:span><text:span text:style-name="T143">soilik</text:span><text:span text:style-name="T145"> </text:span><text:span text:style-name="T143">bigarren</text:span><text:span text:style-name="T145"> </text:span><text:span text:style-name="T143">eta</text:span><text:span text:style-name="T145"> </text:span><text:span text:style-name="T143">laugarren</text:span><text:span text:style-name="T145"> </text:span><text:span text:style-name="T143">karakterean</text:span><text:span text:style-name="T145"> </text:span><text:span text:style-name="T143">bokalak</text:span><text:span text:style-name="T145"> </text:span><text:span text:style-name="T143">dituzten</text:span><text:span text:style-name="T145"> </text:span><text:span text:style-name="T143">fitxategien</text:span><text:span text:style-name="T145"> </text:span><text:span text:style-name="T143">izenak:</text:span><text:span text:style-name="T145"> </text:span><text:span text:style-name="T143">gato.txt,</text:span><text:span text:style-name="T145"> </text:span><text:span text:style-name="T143">gata.txt, gatito.txt</text:span><text:span text:style-name="T145"> </text:span><text:span text:style-name="T143">eta</text:span><text:span text:style-name="T145"> </text:span><text:span text:style-name="T143">gatita.txt</text:span></text:p>
      <text:h text:style-name="Heading_20_2" text:outline-level="2">Badaki<text:span text:style-name="T116"> </text:span>berbideratzea<text:span text:style-name="T116"> </text:span>eta<text:span text:style-name="T116"> </text:span>kanalizazioa<text:span text:style-name="T116"> </text:span>erabilt<text:span text:style-name="T142">z</text:span>en:</text:h>
      <text:p text:style-name="P10">Oharra:Komando<text:span text:style-name="T116"> </text:span>guztiak<text:span text:style-name="T116"> </text:span>lerro<text:span text:style-name="T116"> </text:span>baten<text:span text:style-name="T116"> </text:span>joan<text:span text:style-name="T116"> </text:span>behar<text:span text:style-name="T116"> </text:span>dira.</text:p>
      <text:p text:style-name="P9"><text:span text:style-name="T118">a)</text:span><text:span text:style-name="T116">“</text:span>lana<text:span text:style-name="T116">” </text:span>katalogoan<text:span text:style-name="T116"> </text:span>zenbat<text:span text:style-name="T116"> </text:span>fitxategi<text:span text:style-name="T116"> </text:span>dauden<text:span text:style-name="T116"> </text:span>erakutsi<text:span text:style-name="T116"> </text:span>(man<text:span text:style-name="T116"> </text:span>wc)</text:p>
      <text:p text:style-name="P20"><text:span text:style-name="T178">b)</text:span>Gorde<text:span text:style-name="T116"> </text:span><text:span text:style-name="T119">gaurko </text:span>data<text:span text:style-name="T116"> </text:span>konektatu.txt<text:span text:style-name="T116"> </text:span>fitxategian<text:span text:style-name="T116"> </text:span>(man<text:span text:style-name="T116"> </text:span>date).</text:p>
      <text:p text:style-name="P21"><text:span text:style-name="T178">c)</text:span>Gehitu<text:span text:style-name="T116"> </text:span>konektatu.txt<text:span text:style-name="T116"> </text:span>fitxategira,<text:span text:style-name="T116"> </text:span>ordenagailura<text:span text:style-name="T116"> </text:span><text:span text:style-name="T119">k</text:span>onektaturik<text:span text:style-name="T116"> </text:span>dauden<text:span text:style-name="T116"> </text:span><text:span text:style-name="T119">erabiltzaileak </text:span>(man<text:span text:style-name="T116"> </text:span>who).</text:p>
      <text:p text:style-name="P21"><text:span text:style-name="T178">d)N</text:span><text:span text:style-name="T73">on</text:span><text:span text:style-name="T66"> </text:span><text:span text:style-name="T73">dagoan</text:span><text:span text:style-name="T66"> “</text:span><text:span text:style-name="T73">fstab</text:span><text:span text:style-name="T66">”</text:span><text:span text:style-name="T56"> </text:span><text:span text:style-name="T48">fitxategia</text:span><text:span text:style-name="T56"> </text:span><text:span text:style-name="T48">bilatu</text:span><text:span text:style-name="T56"> </text:span><text:span text:style-name="T48">(man</text:span><text:span text:style-name="T56"> </text:span><text:span text:style-name="T48">find) / </text:span><text:span text:style-name="T49">katalogotik hasita eta agertzen diren </text:span><text:span text:style-name="T61">baimen akatsak </text:span><text:span text:style-name="T116">“</text:span>akatsak.txt<text:span text:style-name="T116">” </text:span>fitxategian<text:span text:style-name="T116"> </text:span>sartu.</text:p>
      <text:p text:style-name="P21"><text:span text:style-name="T80">e)”</text:span><text:span text:style-name="T79">abereak</text:span><text:span text:style-name="T70">.txt"</text:span><text:span text:style-name="T65"> </text:span><text:span text:style-name="T79">deitzen</text:span><text:span text:style-name="T81"> </text:span><text:span text:style-name="T82">den</text:span><text:span text:style-name="T81"> </text:span><text:span text:style-name="T82">fitxategi</text:span><text:span text:style-name="T81"> </text:span><text:span text:style-name="T82">bat</text:span><text:span text:style-name="T81"> </text:span><text:span text:style-name="T82">sortu</text:span><text:span text:style-name="T81"> </text:span><text:span text:style-name="T82">eta</text:span><text:span text:style-name="T81"> </text:span><text:span text:style-name="T82">hitz</text:span><text:span text:style-name="T81"> </text:span><text:span text:style-name="T82">hauek</text:span><text:span text:style-name="T81"> </text:span><text:span text:style-name="T82">barnean</text:span><text:span text:style-name="T81"> </text:span><text:span text:style-name="T82">idatzi</text:span><text:span text:style-name="T70">:</text:span><text:span text:style-name="T65"> </text:span></text:p>
      <text:p text:style-name="P61"><text:span text:style-name="T7">txakurra</text:span><text:span text:style-name="T26"> </text:span></text:p>
      <text:p text:style-name="P60">katua</text:p>
      <text:p text:style-name="P60">behia</text:p>
      <text:p text:style-name="P60">zezena</text:p>
      <text:p text:style-name="P61"><text:span text:style-name="T7">txerria</text:span><text:span text:style-name="T26"> </text:span></text:p>
      <text:list xml:id="list135003677485505" text:continue-numbering="true" text:style-name="WW8Num2">
        <text:list-header>
          <text:p text:style-name="P92"><text:span text:style-name="T26"><text:s/>“</text:span><text:span text:style-name="T30">ordenatutakoabereak.txt</text:span><text:span text:style-name="T26">”</text:span><text:span text:style-name="T13"> </text:span><text:span text:style-name="T1">deitzen</text:span><text:span text:style-name="T13"> </text:span><text:span text:style-name="T1">den</text:span><text:span text:style-name="T13"> </text:span><text:span text:style-name="T1">fitxategi</text:span><text:span text:style-name="T13"> </text:span><text:span text:style-name="T1">bat</text:span><text:span text:style-name="T13"> </text:span><text:span text:style-name="T1">sortu</text:span><text:span text:style-name="T26"> “</text:span><text:span text:style-name="T25">abereak.txt</text:span><text:span text:style-name="T26">”</text:span><text:span text:style-name="T7">-ren</text:span><text:span text:style-name="T13"> </text:span><text:span text:style-name="T1">animali</text:span><text:span text:style-name="T13"> </text:span><text:span text:style-name="T1">guztiak</text:span><text:span text:style-name="T26"> </text:span><text:span text:style-name="T7">izan</text:span><text:span text:style-name="T13"> </text:span><text:span text:style-name="T1">beharko</text:span><text:span text:style-name="T13"> </text:span><text:span text:style-name="T1">ditu</text:span><text:span text:style-name="T13"> </text:span><text:span text:style-name="T1">barnean</text:span><text:span text:style-name="T13"> </text:span><text:span text:style-name="T1">alfabetikoki</text:span><text:span text:style-name="T13"> </text:span><text:span text:style-name="T1">ordenatuta</text:span><text:span text:style-name="T13"> </text:span><text:span text:style-name="T26">“</text:span><text:span text:style-name="T25">sort</text:span><text:span text:style-name="T26">”</text:span><text:span text:style-name="T13"> </text:span><text:span text:style-name="T1">komandoa</text:span><text:span text:style-name="T13"> </text:span><text:span text:style-name="T1">erabiltiz</text:span><text:span text:style-name="T30">.</text:span></text:p>
          <text:p text:style-name="P93"><text:span text:style-name="T32">f) </text:span><text:span text:style-name="T7">Berbideratu</text:span><text:span text:style-name="T26"> "cat /ceq11" </text:span><text:span text:style-name="T1">komandoaren</text:span><text:span text:style-name="T13"> </text:span><text:span text:style-name="T1">errore</text:span><text:span text:style-name="T26"> </text:span><text:span text:style-name="T25">est</text:span><text:span text:style-name="T7">a</text:span><text:span text:style-name="T30">nda</text:span><text:span text:style-name="T7">r</text:span><text:span text:style-name="T30">r</text:span><text:span text:style-name="T7">a,</text:span><text:span text:style-name="T26"> “</text:span><text:span text:style-name="T7">err.txt</text:span><text:span text:style-name="T13">” </text:span><text:span text:style-name="T1">artxibora</text:span><text:span text:style-name="T25">.</text:span></text:p>
          <text:p text:style-name="P93"><text:span text:style-name="T32">g)</text:span><text:span text:style-name="T7">Berbideratu</text:span><text:span text:style-name="T26"> </text:span><text:span text:style-name="T13">“</text:span><text:span text:style-name="T1">cat</text:span><text:span text:style-name="T13"> </text:span><text:span text:style-name="T1">fstab</text:span><text:span text:style-name="T13">” </text:span><text:span text:style-name="T1">komandoaren</text:span><text:span text:style-name="T13"> </text:span><text:span text:style-name="T1">irteera</text:span><text:span text:style-name="T26"> </text:span><text:span text:style-name="T25">est</text:span><text:span text:style-name="T7">a</text:span><text:span text:style-name="T30">ndar</text:span><text:span text:style-name="T7">ra</text:span><text:span text:style-name="T26"> </text:span><text:span text:style-name="T7">eta</text:span><text:span text:style-name="T13"> </text:span><text:span text:style-name="T1">errore</text:span><text:span text:style-name="T26"> </text:span><text:span text:style-name="T25">est</text:span><text:span text:style-name="T7">a</text:span><text:span text:style-name="T30">ndar</text:span><text:span text:style-name="T7">ra</text:span><text:span text:style-name="T26"> “</text:span><text:span text:style-name="T25">erroreirteera.txt</text:span><text:span text:style-name="T26">” </text:span><text:span text:style-name="T25">fitxategira.</text:span><text:span text:style-name="T26"> </text:span></text:p>
          <text:p text:style-name="P93"><text:span text:style-name="T28">h)</text:span><text:span text:style-name="T7">Ikusarazi</text:span><text:span text:style-name="T13"> </text:span><text:span text:style-name="T1">zenbat</text:span><text:span text:style-name="T13"> </text:span><text:span text:style-name="T1">artxibo</text:span><text:span text:style-name="T13"> </text:span><text:span text:style-name="T1">eta</text:span><text:span text:style-name="T13"> </text:span><text:span text:style-name="T1">katalogo</text:span><text:span text:style-name="T13"> </text:span><text:span text:style-name="T1">dauden</text:span><text:span text:style-name="T13"> </text:span><text:span text:style-name="T1">/</text:span><text:span text:style-name="T13"> </text:span><text:span text:style-name="T1">katalogoan</text:span><text:span text:style-name="T26"> “</text:span><text:span text:style-name="T25">wc</text:span><text:span text:style-name="T26">” </text:span><text:span text:style-name="T7">eta</text:span><text:span text:style-name="T26"> “</text:span><text:span text:style-name="T25">ls</text:span><text:span text:style-name="T26">”</text:span><text:span text:style-name="T13"> </text:span><text:span text:style-name="T1">komandoak</text:span><text:span text:style-name="T13"> </text:span><text:span text:style-name="T1">erabiliz.</text:span></text:p>
          <text:p text:style-name="P93"><text:soft-page-break/><text:span text:style-name="T12">i)</text:span><text:span text:style-name="T7">Pertsonen</text:span><text:span text:style-name="T13"> </text:span><text:span text:style-name="T1">izenak</text:span><text:span text:style-name="T13"> </text:span><text:span text:style-name="T1">dituen</text:span><text:span text:style-name="T13"> </text:span><text:span text:style-name="T1">artxibo</text:span><text:span text:style-name="T13"> </text:span><text:span text:style-name="T1">bat</text:span><text:span text:style-name="T13"> </text:span><text:span text:style-name="T1">emanda</text:span><text:span text:style-name="T26"> </text:span><text:span text:style-name="T25">gizaki.txt-</text:span><text:span text:style-name="T7">lerro</text:span><text:span text:style-name="T13"> </text:span><text:span text:style-name="T1">bakoitzean</text:span><text:span text:style-name="T13"> </text:span><text:span text:style-name="T1">izen</text:span><text:span text:style-name="T13"> </text:span><text:span text:style-name="T1">bat</text:span><text:span text:style-name="T30">---,</text:span><text:span text:style-name="T26"> </text:span><text:span text:style-name="T7">izenak</text:span><text:span text:style-name="T13"> </text:span><text:span text:style-name="T30">orden</text:span><text:span text:style-name="T7">atu</text:span><text:span text:style-name="T13"> </text:span><text:span text:style-name="T1">eta</text:span><text:span text:style-name="T13"> </text:span><text:span text:style-name="T1">lehenengo</text:span><text:span text:style-name="T13"> </text:span><text:span text:style-name="T1">10ak</text:span><text:span text:style-name="T13"> </text:span><text:span text:style-name="T1">ikusarazten</text:span><text:span text:style-name="T13"> </text:span><text:span text:style-name="T1">duen</text:span><text:span text:style-name="T13"> </text:span><text:span text:style-name="T1">komando</text:span><text:span text:style-name="T13"> </text:span><text:span text:style-name="T1">bat</text:span><text:span text:style-name="T13"> </text:span><text:span text:style-name="T1">idatzi</text:span><text:span text:style-name="T13"> </text:span><text:span text:style-name="T30">(sort</text:span><text:span text:style-name="T26"> </text:span><text:span text:style-name="T7">eta</text:span><text:span text:style-name="T26"> </text:span><text:span text:style-name="T25">head</text:span><text:span text:style-name="T13"> </text:span><text:span text:style-name="T1">erabiliz</text:span><text:span text:style-name="T30">)</text:span></text:p>
          <text:p text:style-name="P94"><text:span text:style-name="T166">j)</text:span><text:span text:style-name="T173">Artxibo</text:span><text:span text:style-name="T174"> </text:span><text:span text:style-name="T176">batean</text:span><text:span text:style-name="T174"> </text:span><text:span text:style-name="T176">hitz</text:span><text:span text:style-name="T174"> </text:span><text:span text:style-name="T176">zerrenda</text:span><text:span text:style-name="T174"> </text:span><text:span text:style-name="T176">bat</text:span><text:span text:style-name="T174"> </text:span><text:span text:style-name="T176">emanda</text:span><text:span text:style-name="T167"> “</text:span><text:span text:style-name="T168">hitzak.txt</text:span><text:span text:style-name="T167">”</text:span><text:span text:style-name="T168">,</text:span><text:span text:style-name="T167"> </text:span><text:span text:style-name="T173">lerro</text:span><text:span text:style-name="T174"> </text:span><text:span text:style-name="T176">bakoitzean</text:span><text:span text:style-name="T174"> </text:span><text:span text:style-name="T176">bat</text:span><text:span text:style-name="T165">,</text:span><text:span text:style-name="T174"> </text:span><text:span text:style-name="T176">idatzi</text:span><text:span text:style-name="T174"> </text:span><text:span text:style-name="T176">komando</text:span><text:span text:style-name="T174"> </text:span><text:span text:style-name="T176">bat,</text:span><text:span text:style-name="T174"> </text:span><text:span text:style-name="T175">zenbat hitz ezberdin dauden esango diguna </text:span><text:span text:style-name="T168">(sort</text:span><text:span text:style-name="T167"> </text:span><text:span text:style-name="T173">eta</text:span><text:span text:style-name="T167"> </text:span><text:span text:style-name="T168">wc</text:span><text:span text:style-name="T174"> </text:span><text:span text:style-name="T176">erabili</text:span><text:span text:style-name="T165">)</text:span></text:p>
        </text:list-header>
      </text:list>
      <text:h text:style-name="Heading_20_2" text:outline-level="2">Baimenak<text:span text:style-name="T116"> </text:span>erabiltzen<text:span text:style-name="T116"> </text:span>daki:</text:h>
      <text:p text:style-name="P11"><text:span text:style-name="T148">a)</text:span><text:span text:style-name="T147">wifi-</text:span><text:span text:style-name="T149">eudoram portatilean jartzeko, url honetan: </text:span><text:a xlink:type="simple" xlink:href="https://cat.eduroam.org/?idp=90&amp;lang=es" text:style-name="Internet_20_link" text:visited-style-name="Visited_20_Internet_20_Link"><text:span text:style-name="T150">https://cat.eduroam.org/?idp=90&amp;lang=es</text:span></text:a></text:p>
      <text:p text:style-name="P24"/>
      <text:p text:style-name="P22"><text:span text:style-name="T180">d</text:span><text:span text:style-name="T179">agoan “</text:span><text:span text:style-name="T181">eduroam-linux-UdPV.sh” </text:span><text:span text:style-name="T179">baxatu eta egikaritzeko baimenak eman ostean egikaritu:</text:span></text:p>
      <text:p text:style-name="P49">chmod u+x eduroam-linux-UdPV.sh</text:p>
      <text:p text:style-name="P49">./eduroam-linux-UdPV.sh</text:p>
      <text:p text:style-name="P47"><text:span text:style-name="T182">b)</text:span><text:span text:style-name="T62">Fitxategi</text:span><text:span text:style-name="T63"> </text:span><text:span text:style-name="T64">bat</text:span><text:span text:style-name="T63"> </text:span><text:span text:style-name="T64">sortu</text:span><text:span text:style-name="T63"> </text:span><text:span text:style-name="T76">“</text:span><text:span text:style-name="T77">BerriaNaiz</text:span><text:span text:style-name="T76">” </text:span><text:span text:style-name="T62">izenarekin,</text:span><text:span text:style-name="T63"> </text:span><text:span text:style-name="T76">“</text:span><text:span text:style-name="T77">umask</text:span><text:span text:style-name="T76">”</text:span><text:span text:style-name="T63"> </text:span><text:span text:style-name="T64">erabili</text:span><text:span text:style-name="T63"> </text:span><text:span text:style-name="T64">gabe</text:span><text:span text:style-name="T63"> </text:span><text:span text:style-name="T64">hurrengo</text:span><text:span text:style-name="T63"> </text:span><text:span text:style-name="T64">bahimenak</text:span><text:span text:style-name="T63"> </text:span><text:span text:style-name="T64">ipini</text:span><text:span text:style-name="T63"> </text:span><text:span text:style-name="T78">,</text:span><text:span text:style-name="T76"> </text:span><text:span text:style-name="T62">zenbakizko</text:span><text:span text:style-name="T63"> </text:span><text:span text:style-name="T106">taxueran</text:span><text:span text:style-name="T76"> </text:span><text:span text:style-name="T62">eta</text:span><text:span text:style-name="T63"> </text:span><text:span text:style-name="T78">si</text:span><text:span text:style-name="T62">n</text:span><text:span text:style-name="T78">b</text:span><text:span text:style-name="T62">olikoa</text:span><text:span text:style-name="T63"> </text:span><text:span text:style-name="T64">erabiliz</text:span><text:span text:style-name="T78">.</text:span><text:span text:style-name="T63"> </text:span><text:span text:style-name="T64">Jabea</text:span><text:span text:style-name="T78">:</text:span><text:span text:style-name="T76"> </text:span><text:span text:style-name="T77">rwx;</text:span><text:span text:style-name="T62">Taldea</text:span><text:span text:style-name="T78">:</text:span><text:span text:style-name="T76"> </text:span><text:span text:style-name="T77">r--;</text:span><text:span text:style-name="T62">Besteak</text:span><text:span text:style-name="T78">:</text:span><text:span text:style-name="T76"> </text:span><text:span text:style-name="T77">r</text:span><text:span text:style-name="T76">—</text:span><text:span text:style-name="T77">.</text:span></text:p>
      <text:p text:style-name="P47"><text:span text:style-name="T78">c)</text:span><text:span text:style-name="T46">Begiratu</text:span><text:span text:style-name="T55"> </text:span><text:span text:style-name="T58">zein</text:span><text:span text:style-name="T55"> </text:span><text:span text:style-name="T58">maskara</text:span><text:span text:style-name="T55"> </text:span><text:span text:style-name="T58">dugun</text:span><text:span text:style-name="T65"> </text:span><text:span text:style-name="T68">umask</text:span><text:span text:style-name="T55"> </text:span><text:span text:style-name="T58">komandoarekin</text:span><text:span text:style-name="T55"> </text:span><text:span text:style-name="T58">(man</text:span><text:span text:style-name="T55"> </text:span><text:span text:style-name="T58">umask)</text:span><text:span text:style-name="T70">.</text:span><text:span text:style-name="T65"> “</text:span><text:span text:style-name="T68">umask</text:span><text:span text:style-name="T65"> </text:span><text:span text:style-name="T68">077</text:span><text:span text:style-name="T65">” </text:span><text:span text:style-name="T68">mas</text:span><text:span text:style-name="T46">k</text:span><text:span text:style-name="T70">ara</text:span><text:span text:style-name="T55"> </text:span><text:span text:style-name="T58">sortu</text:span><text:span text:style-name="T70">,</text:span><text:span text:style-name="T65"> </text:span><text:span text:style-name="T46">fitxategiak</text:span><text:span text:style-name="T55"> </text:span><text:span text:style-name="T58">eta</text:span><text:span text:style-name="T55"> </text:span><text:span text:style-name="T58">katalogoak</text:span><text:span text:style-name="T55"> </text:span><text:span text:style-name="T58">sortu</text:span><text:span text:style-name="T55"> </text:span><text:span text:style-name="T58">eta</text:span><text:span text:style-name="T65"> </text:span><text:span text:style-name="T46">bere</text:span><text:span text:style-name="T55"> </text:span><text:span text:style-name="T58">emaitza</text:span><text:span text:style-name="T55"> </text:span><text:span text:style-name="T58">egiaztatu</text:span><text:span text:style-name="T70">.</text:span><text:span text:style-name="T65"> </text:span><text:span text:style-name="T46">Utzi</text:span><text:span text:style-name="T65"> </text:span><text:span text:style-name="T68">mas</text:span><text:span text:style-name="T46">k</text:span><text:span text:style-name="T70">ara</text:span><text:span text:style-name="T65"> </text:span><text:span text:style-name="T46">zegoen</text:span><text:span text:style-name="T55"> </text:span><text:span text:style-name="T58">moduan</text:span><text:span text:style-name="T70">.</text:span></text:p>
      <text:p text:style-name="P47"><text:span text:style-name="T74">d)</text:span><text:span text:style-name="T46">Idatzi</text:span><text:span text:style-name="T55"> </text:span><text:span text:style-name="T46">beharrezko</text:span><text:span text:style-name="T55"> </text:span><text:span text:style-name="T46">komandoa,</text:span><text:span text:style-name="T65"> </text:span><text:span text:style-name="T126">lan-aldi murriztu baterako</text:span><text:span text:style-name="T50"> </text:span><text:span text:style-name="T46">sortuko</text:span><text:span text:style-name="T55"> </text:span><text:span text:style-name="T46">diren</text:span><text:span text:style-name="T55"> </text:span><text:span text:style-name="T46">fitxategiak</text:span><text:span text:style-name="T55"> </text:span><text:span text:style-name="T46">hurrengo</text:span><text:span text:style-name="T55"> </text:span><text:span text:style-name="T46">bahimenak</text:span><text:span text:style-name="T55"> </text:span><text:span text:style-name="T46">euki</text:span><text:span text:style-name="T55"> </text:span><text:span text:style-name="T46">dezaten</text:span><text:span text:style-name="T70">:(</text:span><text:span text:style-name="T46">Jabea</text:span><text:span text:style-name="T70">:</text:span><text:span text:style-name="T65"> </text:span><text:span text:style-name="T70">rwx;</text:span><text:span text:style-name="T46">Taldea</text:span><text:span text:style-name="T70">:</text:span><text:span text:style-name="T65"> </text:span><text:span text:style-name="T70">rw-;</text:span><text:span text:style-name="T46">Besteak</text:span><text:span text:style-name="T70">:</text:span><text:span text:style-name="T65"> </text:span><text:span text:style-name="T70">r--).</text:span><text:span text:style-name="T55"> </text:span><text:span text:style-name="T46">Utzi</text:span><text:span text:style-name="T65"> </text:span><text:span text:style-name="T70">mas</text:span><text:span text:style-name="T46">k</text:span><text:span text:style-name="T70">ara</text:span><text:span text:style-name="T65"> </text:span><text:span text:style-name="T46">zegoen</text:span><text:span text:style-name="T55"> </text:span><text:span text:style-name="T46">moduan</text:span><text:span text:style-name="T70">.</text:span></text:p>
      <text:p text:style-name="P47"><text:span text:style-name="T74">e)</text:span><text:span text:style-name="T128">Betirako </text:span><text:span text:style-name="T129">(hurrengo sesioetan ere) </text:span><text:span text:style-name="T55"><text:s/></text:span><text:span text:style-name="T46">maskara</text:span><text:span text:style-name="T55"> </text:span><text:span text:style-name="T46">bat</text:span><text:span text:style-name="T55"> </text:span><text:span text:style-name="T46">ipintzeko</text:span><text:span text:style-name="T55"> </text:span><text:span text:style-name="T70">umask</text:span><text:span text:style-name="T65"> </text:span><text:span text:style-name="T70">0077,</text:span><text:span text:style-name="T65"> ”/home/euiti/</text:span><text:span text:style-name="T70">.bashrc</text:span><text:span text:style-name="T65">”</text:span><text:span text:style-name="T55"> </text:span><text:span text:style-name="T46">fitxategia</text:span><text:span text:style-name="T55"> </text:span><text:span text:style-name="T46">aldatu edo gehitu.</text:span></text:p>
      <text:p text:style-name="P47"><text:span text:style-name="T51">f)</text:span>Sortu<text:span text:style-name="T116"> “</text:span>erloju.sh<text:span text:style-name="T116">” </text:span>fitxategia,<text:span text:style-name="T116"> </text:span>eta<text:span text:style-name="T116"> </text:span>eduki<text:span text:style-name="T116"> </text:span>bezala<text:span text:style-name="T116"> “</text:span>date<text:span text:style-name="T116">” </text:span>idatzi:</text:p>
      <text:p text:style-name="P47"><text:span text:style-name="T120">g)</text:span><text:span text:style-name="T116">“</text:span>erloju.sh<text:span text:style-name="T116">” </text:span>fitxategiari<text:span text:style-name="T116"> </text:span>exekutatzeko<text:span text:style-name="T116"> </text:span>baimenak<text:span text:style-name="T116"> </text:span>eman</text:p>
      <text:p text:style-name="P47"><text:span text:style-name="T184">h)</text:span><text:span text:style-name="T120">“</text:span><text:span text:style-name="T184">erloju.sh</text:span><text:span text:style-name="T120">”</text:span><text:span text:style-name="T184"> e</text:span>xekutatu</text:p>
      <text:p text:style-name="P47"><text:span text:style-name="T184">i)</text:span>Gehitu<text:span text:style-name="T116"> “</text:span>s<text:span text:style-name="T116">” </text:span>bita<text:span text:style-name="T116"> “</text:span>erloju.sh<text:span text:style-name="T116">” </text:span>fitxategiari</text:p>
      <text:p text:style-name="P50">j)Erabiltzaile berri bat sortu “euiti2” deituko dena eta pasahitza “euiti2” izango duena (<text:span text:style-name="T130">sudo adduser </text:span><text:span text:style-name="T121">komandoa erabiliz</text:span>)</text:p>
      <text:p text:style-name="P52">k)<text:span text:style-name="T133">id</text:span><text:span text:style-name="T198"> </text:span>komandoarekin ikusi euiti eta euiti2 erabiltzaileen taldeak zeintzuk diren. Azaldu talde bakoitzaren esanahia, hurrengo url-a erabiliz:</text:p>
      <text:p text:style-name="P53"><text:a xlink:type="simple" xlink:href="http://askubuntu.com/questions/45647/users-and-groups-administration-tool-what-do-the-options-in-user-privileges-ta" text:style-name="Internet_20_link" text:visited-style-name="Visited_20_Internet_20_Link">http://askubuntu.com/questions/45647/users-and-groups-administration-tool-what-do-the-options-in-user-privileges-ta</text:a></text:p>
      <text:p text:style-name="P51"><text:span text:style-name="T187">l</text:span><text:span text:style-name="T186">)</text:span><text:span text:style-name="T185">B</text:span><text:span text:style-name="T190">it</text:span><text:span text:style-name="T193"> </text:span><text:span text:style-name="T194">sticky</text:span><text:span text:style-name="T185">-a</text:span><text:span text:style-name="T188"> </text:span><text:span text:style-name="T189">detektatu</text:span><text:span text:style-name="T188"> </text:span><text:span text:style-name="T190">tmp</text:span><text:span text:style-name="T188"> </text:span><text:span text:style-name="T189">katalogoan</text:span><text:span text:style-name="T190">,</text:span><text:span text:style-name="T193"> </text:span><text:span text:style-name="T185">erabiltzaile</text:span><text:span text:style-name="T188"> </text:span><text:span text:style-name="T189">batekin</text:span><text:span text:style-name="T188"> </text:span><text:span text:style-name="T189">artxibo</text:span><text:span text:style-name="T188"> </text:span><text:span text:style-name="T189">bat</text:span><text:span text:style-name="T188"> </text:span><text:span text:style-name="T189">sortu</text:span><text:span text:style-name="T188"> </text:span><text:span text:style-name="T189">eta</text:span><text:span text:style-name="T193"> </text:span><text:span text:style-name="T185">beste</text:span><text:span text:style-name="T188"> </text:span><text:span text:style-name="T189">erabiltzaile</text:span><text:span text:style-name="T188"> </text:span><text:span text:style-name="T189">batekin</text:span><text:span text:style-name="T188"> </text:span><text:span text:style-name="T189">ezabatu</text:span><text:span text:style-name="T190">.</text:span><text:span text:style-name="T193"> </text:span><text:span text:style-name="T185">Egin</text:span><text:span text:style-name="T188"> </text:span><text:span text:style-name="T189">ahal</text:span><text:span text:style-name="T188"> </text:span><text:span text:style-name="T189">duzu</text:span><text:span text:style-name="T190">? (</text:span><text:span text:style-name="T191">erabili lehen sortutako "euiti2" erabiltzailea </text:span><text:span text:style-name="T192">probatzeko</text:span><text:span text:style-name="T195">).</text:span></text:p>
      <text:h text:style-name="Heading_20_2" text:outline-level="2">Dispositiboen<text:span text:style-name="T116"> </text:span>muntaketa<text:span text:style-name="T116"> </text:span>menperatzen<text:span text:style-name="T116"> </text:span>du.</text:h>
      <text:p text:style-name="P15"><text:span text:style-name="T38">a) </text:span><text:span text:style-name="T25">mount</text:span><text:span text:style-name="T108">-en</text:span><text:span text:style-name="T109"> </text:span><text:span text:style-name="T107">laguntza</text:span><text:span text:style-name="T26"> “</text:span><text:span text:style-name="T25">man</text:span><text:span text:style-name="T26"> </text:span><text:span text:style-name="T25">mount</text:span><text:span text:style-name="T26">”</text:span></text:p>
      <text:p text:style-name="P30"><text:span text:style-name="T26">b) "/etc/fstab" konfigurazio fitxategia "</text:span><text:span text:style-name="T29">/etc/fstabbackup" </text:span><text:span text:style-name="T26">bezala gorde:</text:span></text:p>
      <text:p text:style-name="P39">sudo cp /etc/fstab /etc/fstabbackup</text:p>
      <text:list xml:id="list5461751033866048204" text:style-name="L1">
        <text:list-item>
          <text:p text:style-name="P95"><text:span text:style-name="T93">FAT32 </text:span><text:span text:style-name="T92">partizioren bilatu "</text:span><text:span text:style-name="T131">sudo blkid</text:span><text:span text:style-name="T92">" komandoarekin eta "</text:span><text:span text:style-name="T93">/media/datos" </text:span><text:span text:style-name="T92">katalogoan muntatu (lehenago katalogoa sortu, </text:span><text:span text:style-name="T131">sudo mkdir /media/</text:span><text:span text:style-name="T132">datos</text:span><text:span text:style-name="T92">), </text:span><text:soft-page-break/><text:span text:style-name="T92">hurrengo aukerak gehituz </text:span><text:span text:style-name="T90">defaults, utf8, </text:span><text:span text:style-name="Source_20_Text"><text:span text:style-name="T91">dmask=027, fmask=137</text:span></text:span><text:span text:style-name="T90">, uid=1000, gid=1000</text:span><text:span text:style-name="T93">?</text:span><text:span text:style-name="T94">(Azaldu ezaugarri bakoitza zer esan nahi duen) </text:span><text:span text:style-name="T95">eta m</text:span><text:span text:style-name="T94">untatu</text:span><text:span text:style-name="T96"> </text:span><text:span text:style-name="T94">baino</text:span><text:span text:style-name="T96"> </text:span><text:span text:style-name="T94">lehen</text:span><text:span text:style-name="T96"> </text:span><text:span text:style-name="T94">sistema</text:span><text:span text:style-name="T96"> </text:span><text:span text:style-name="T94">fitxategia</text:span><text:span text:style-name="T96"> </text:span><text:span text:style-name="T94">ondo</text:span><text:span text:style-name="T96"> </text:span><text:span text:style-name="T94">dagoen</text:span><text:span text:style-name="T96"> </text:span><text:span text:style-name="T94">aztertzea</text:span><text:span text:style-name="T96"> </text:span><text:span text:style-name="T94">/</text:span><text:span text:style-name="T96"> </text:span><text:span text:style-name="T94">partizioarekin</text:span><text:span text:style-name="T96"> </text:span><text:span text:style-name="T94">batera.</text:span></text:p>
        </text:list-item>
      </text:list>
      <text:p text:style-name="P35"><text:span text:style-name="T183">d</text:span><text:span text:style-name="T179">)Ondo egin duzula konprobatzeko "</text:span><text:span text:style-name="T127">sudo mount -a</text:span><text:span text:style-name="T196">"</text:span></text:p>
      <text:p text:style-name="P36"><text:span text:style-name="T154">e</text:span><text:span text:style-name="T155">)</text:span><text:span text:style-name="T153">“</text:span><text:span text:style-name="T156">fstab</text:span><text:span text:style-name="T153">”</text:span><text:span text:style-name="T157"> </text:span><text:span text:style-name="T158">fitxategia</text:span><text:span text:style-name="T157"> </text:span><text:span text:style-name="T158">aldatu,</text:span><text:span text:style-name="T153"> </text:span><text:span text:style-name="T163">windows</text:span><text:span text:style-name="T157"> </text:span><text:span text:style-name="T158">partizioa</text:span><text:span text:style-name="T157"> “</text:span><text:span text:style-name="T164">/media/windows</text:span><text:span text:style-name="T158">”</text:span><text:span text:style-name="T157"> </text:span><text:span text:style-name="T158">katalogoan</text:span><text:span text:style-name="T157"> </text:span><text:span text:style-name="T158">muntatzeko</text:span><text:span text:style-name="T157"> </text:span><text:span text:style-name="T158">linux</text:span><text:span text:style-name="T157"> </text:span><text:span text:style-name="T158">abiarazten</text:span><text:span text:style-name="T157"> </text:span><text:span text:style-name="T158">dugunetik <text:s/></text:span><text:span text:style-name="Source_20_Text"><text:span text:style-name="T161">ntfs-3g </text:span></text:span><text:span text:style-name="Source_20_Text"><text:span text:style-name="T162">driberra erabili </text:span></text:span><text:span text:style-name="Source_20_Text"><text:span text:style-name="T159">hurrengo muntaketa aukerak erabiliz: defaults, uid=1000, gid=1000, </text:span></text:span><text:span text:style-name="Source_20_Text"><text:span text:style-name="T160">dmask=027, fmask=137.</text:span></text:span></text:p>
      <text:p text:style-name="P40"><text:span text:style-name="Source_20_Text"><text:span text:style-name="T88">f) </text:span></text:span><text:span text:style-name="Source_20_Text"><text:span text:style-name="T89">Normalean </text:span></text:span>USB <text:span text:style-name="T201">arkatza edo dispositiboa konektatzerakoan automatikoki mountatuko da, baina arazoren bat gertatuz gero, eskuz egin dezakegu. Jarraituko ditugun pausuak hauexek izango dira:</text:span></text:p>
      <text:p text:style-name="P41"><text:span text:style-name="T201">-Sortu katalogo bat, adibidez:</text:span> <text:span text:style-name="T121">sudo mkdir /media/usb </text:span></text:p>
      <text:p text:style-name="P41">-<text:span text:style-name="T201">Ikusi usb arkatza ze dispositibo fisiko bezala dagoen: </text:span><text:span text:style-name="T121">sudo fdisk -l</text:span> . <text:span text:style-name="T201">Adibidez </text:span>/dev/<text:span text:style-name="Emphasis">sdb1 </text:span><text:span text:style-name="Emphasis"><text:span text:style-name="T201">izan daiteke</text:span></text:span><text:span text:style-name="Emphasis">.</text:span></text:p>
      <text:p text:style-name="P42"><text:span text:style-name="Emphasis">-</text:span><text:span text:style-name="Emphasis"><text:span text:style-name="T201">Eskuz muntatzeko komandoa FAT16 edo FAT32 sistema-fitxategiarekin: </text:span></text:span><text:span text:style-name="T121">sudo mount -t vfat /dev/</text:span><text:span text:style-name="Emphasis"><text:span text:style-name="T121">sdb1</text:span></text:span><text:span text:style-name="T121"> /media/</text:span><text:span text:style-name="Emphasis"><text:span text:style-name="T121">usb</text:span></text:span><text:span text:style-name="T121"> -o uid=1000,gid=100,utf8,dmask=027,fmask=137 </text:span></text:p>
      <text:p text:style-name="P42"><text:span text:style-name="T202">edo <text:s/>NTFS <text:s/></text:span><text:span text:style-name="Emphasis"><text:span text:style-name="T201">sistema-fitxategiarekin formateatua egonez gero.</text:span></text:span></text:p>
      <text:p text:style-name="P42"><text:span text:style-name="T202">Eskuz demontatzeko: </text:span><text:span text:style-name="T121">sudo umount /media/</text:span><text:span text:style-name="Emphasis"><text:span text:style-name="T121">usb</text:span></text:span> </text:p>
      <text:p text:style-name="P40"><text:span text:style-name="Source_20_Text"><text:span text:style-name="T88"/></text:span></text:p>
      <text:p text:style-name="P40"><text:span text:style-name="Source_20_Text"><text:span text:style-name="T87">g</text:span></text:span><text:span text:style-name="Source_20_Text">)</text:span><text:span text:style-name="T86">Muntatu</text:span><text:span text:style-name="T83"> </text:span><text:span text:style-name="T143">nire</text:span><text:span text:style-name="T145"> </text:span><text:span text:style-name="T143">usb</text:span><text:span text:style-name="T145"> </text:span><text:span text:style-name="T143">arkatza</text:span><text:span text:style-name="T145"> </text:span><text:span text:style-name="T146">j</text:span><text:span text:style-name="T143">akinda </text:span><text:span text:style-name="T177">(EZ erabili fstab fitxategia)</text:span><text:span text:style-name="T143">:</text:span></text:p>
      <text:list xml:id="list1040752315241505971" text:style-name="L2">
        <text:list-item>
          <text:p text:style-name="P78">fat32<text:span text:style-name="T116"> </text:span>sistema<text:span text:style-name="T116"> </text:span>fitxategia<text:span text:style-name="T116"> </text:span>erabiltzen<text:span text:style-name="T116"> </text:span>duela</text:p>
        </text:list-item>
        <text:list-item>
          <text:p text:style-name="P79">kernelak<text:span text:style-name="T116"> </text:span>/dev/sdb1<text:span text:style-name="T116"> </text:span>bezala,<text:span text:style-name="T116"> </text:span>detektatu<text:span text:style-name="T116"> </text:span>duela<text:span text:style-name="T116"> </text:span>dispositiboa<text:span text:style-name="T116"> </text:span>(dmesg <text:span text:style-name="T202">edo </text:span><text:span text:style-name="T134">sudo fdisk -l</text:span><text:span text:style-name="T202"> </text:span>)</text:p>
        </text:list-item>
        <text:list-item>
          <text:p text:style-name="P80"><text:span text:style-name="T143">/media/arkatza</text:span><text:span text:style-name="T145"> </text:span><text:span text:style-name="T143">katalogoan</text:span><text:span text:style-name="T145"> </text:span><text:span text:style-name="T143">muntaketa</text:span><text:span text:style-name="T145"> </text:span><text:span text:style-name="T143">egitea</text:span><text:span text:style-name="T145"> </text:span></text:p>
        </text:list-item>
      </text:list>
      <text:h text:style-name="Heading_20_2" text:outline-level="2"><text:span text:style-name="T137">Konprimitutako p</text:span>aketeak kudeatzen daki.</text:h>
      <text:p text:style-name="P8"><text:span text:style-name="T110">a) </text:span><text:span text:style-name="T107">Fitxategi batzuk sortu </text:span><text:span text:style-name="T112">/home/euiti/</text:span><text:span text:style-name="T113">proba/</text:span><text:span text:style-name="T114">lana</text:span><text:span text:style-name="T107"> katalogoan. Segurtasun kopia bat sortu lana katalogoan <text:s/>dagoan guztiarekin /home/euiti/backup.tar.gz fitxategian.</text:span></text:p>
      <text:p text:style-name="P19"><text:span text:style-name="T110">b) </text:span><text:span text:style-name="T115">/home/euiti/</text:span><text:span text:style-name="T113">proba/</text:span><text:span text:style-name="T114">lana</text:span> katalogoan dagoena ezabatu</text:p>
      <text:p text:style-name="P16"><text:span text:style-name="T199">c) </text:span>tar.gz fitxategia erabiliz informazioa berreskuratu</text:p>
      <text:p text:style-name="P16"><text:span text:style-name="T199">d) </text:span>1,2 eta 3 urratsak berriz egin bzip2 erabiliz</text:p>
      <text:p text:style-name="P29"/>
      <text:h text:style-name="P91" text:outline-level="2">Aplikazioen instalazioen kudeaketa egiten daki</text:h>
      <text:h text:style-name="P87" text:outline-level="3">Ubuntu Software Cente<text:span text:style-name="T200">r</text:span></text:h>
      <text:p text:style-name="P5">a)Instalatu dropbox</text:p>
      <text:p text:style-name="P17"><text:span text:style-name="T100">b)</text:span><text:span text:style-name="T42">Ubuntu Software Center-&gt;Edit-&gt;Software sources </text:span><text:span text:style-name="T100">aukerak aztertu</text:span></text:p>
      <text:h text:style-name="Heading_20_3" text:outline-level="3">apt-get</text:h>
      <text:p text:style-name="P54">a)Baxatu errepositorietan dagoen aplikazioen zerrenda.</text:p>
      <text:p text:style-name="P44">sudo apt-get update</text:p>
      <text:p text:style-name="P6">a) Kendu “<text:span text:style-name="T203">vim-tiny” aplikazioa</text:span></text:p>
      <text:p text:style-name="P25">sudo apt-get remove vim-tiny</text:p>
      <text:p text:style-name="P23">b) Gehitu “vim” aplikazioa</text:p>
      <text:p text:style-name="P25">sudo apt-get install vim</text:p>
      <text:list xml:id="list4849079866909891896" text:style-name="L3">
        <text:list-header>
          <text:p text:style-name="P81"><text:soft-page-break/><text:span text:style-name="T34">d) Instalatu aptitude: </text:span><text:span text:style-name="T123">sudo apt-get install aptitude</text:span></text:p>
          <text:p text:style-name="P82"><text:span text:style-name="T43">e) Sistema osoa eguneratu </text:span><text:span text:style-name="T44">(ez instalatu pakete berriak)</text:span><text:span text:style-name="T43">: </text:span></text:p>
          <text:p text:style-name="P83"><text:span text:style-name="T122">sudo apt-get update &amp;&amp; sudo apt-get upgrade</text:span><text:span text:style-name="T39"> </text:span></text:p>
        </text:list-header>
      </text:list>
      <text:h text:style-name="P88" text:outline-level="3">aptitude</text:h>
      <text:p text:style-name="P7"><text:span text:style-name="T45">a) </text:span><text:span text:style-name="T43">Sistema osoa eguneratu </text:span><text:span text:style-name="T44">(ez instalatu pakete berriak)</text:span><text:span text:style-name="T43">: </text:span></text:p>
      <text:p text:style-name="P18"><text:span text:style-name="T124">sudo apt-get install aptitude </text:span><text:span text:style-name="T125">&amp;&amp; </text:span><text:span text:style-name="T135">sudo aptitude safe-upgrade</text:span></text:p>
      <text:p text:style-name="P26"><text:span text:style-name="T111">c) Instalatu “</text:span><text:span text:style-name="T40">ntfs-3g" </text:span><text:span text:style-name="T41">eta "</text:span><text:span text:style-name="T40">ntfs-config" </text:span><text:span text:style-name="T41">aplikazioak</text:span></text:p>
      <text:p text:style-name="P28"><text:span text:style-name="T98">d</text:span><text:span text:style-name="T97">)</text:span><text:span text:style-name="T99">“</text:span><text:span text:style-name="T97">ntfs-3g" paketea bilatu</text:span></text:p>
      <text:p text:style-name="P62">sudo aptitude search <text:s/>ntfs-3g</text:p>
      <text:p text:style-name="P72">e) Garbitu baxatutako .deb paketeak</text:p>
      <text:p text:style-name="P66">sudo aptitude clean</text:p>
      <text:h text:style-name="Heading_20_3" text:outline-level="3">dpkg</text:h>
      <text:p text:style-name="P71"><text:span text:style-name="T204">a) Kontsultatu ia instalatuta dagoen </text:span><text:span text:style-name="T35">ntfs-3g </text:span><text:span text:style-name="T36">aplikazioa</text:span></text:p>
      <text:p text:style-name="P63">sudo dpkg -l ntfs-3g</text:p>
      <text:p text:style-name="P70"><text:span text:style-name="T170">b</text:span><text:span text:style-name="T169">) </text:span><text:span text:style-name="T152">Kontsultatu </text:span><text:span text:style-name="T151">paketeak zein fitxategiekin osatuta dagoen.</text:span></text:p>
      <text:p text:style-name="P67"><text:span text:style-name="T170">sudo dpkg -</text:span><text:span text:style-name="T169">L</text:span><text:span text:style-name="T170"> ntfs-3g</text:span></text:p>
      <text:p text:style-name="P63"/>
      <text:p text:style-name="P73"><text:span text:style-name="T172">Z</text:span><text:span text:style-name="T171">ER EGIN DEZAKET UBUNTU HOBETZEKO?</text:span></text:p>
      <text:p text:style-name="P68"><text:a xlink:type="simple" xlink:href="http://www.omgubuntu.co.uk/2016/04/10-things-to-do-after-installing-ubuntu-16-04-lts" text:style-name="Internet_20_link" text:visited-style-name="Visited_20_Internet_20_Link"><text:span text:style-name="T169">http://www.omgubuntu.co.uk/2016/04/10-things-to-do-after-installing-ubuntu-16-04-lts</text:span></text:a></text:p>
      <text:p text:style-name="P64"/>
      <text:p text:style-name="P69"><text:a xlink:type="simple" xlink:href="http://www.techsupportalert.com/content/tips-and-tricks-ubuntu-after-installation-ubuntu-16041.htm" text:style-name="Internet_20_link" text:visited-style-name="Visited_20_Internet_20_Link"><text:span text:style-name="T169">http://www.techsupportalert.com/content/tips-and-tricks-ubuntu-after-installation-ubuntu-16041.htm</text:span></text:a></text:p>
      <text:p text:style-name="P65"/>
      <text:h text:style-name="P89" text:outline-level="3"><text:bookmark text:name="Install-Oracle-Java-Packages"/>Install Oracle Java Packages</text:h>
      <text:p text:style-name="Text_20_body">Other than using OpenJDK, some web services may need the Oracle Java Runtime Environment (JRE) to be installed in the system for running the services properly. If you would like to get the proprietary Oracle Java packages for your system, you can download and install them following these steps:</text:p>
      <text:list xml:id="list4273645685049082235" text:style-name="L4">
        <text:list-item>
          <text:p text:style-name="P85">Press Ctrl-Alt-T to run Terminal. </text:p>
        </text:list-item>
        <text:list-item>
          <text:p text:style-name="P85">Enter <text:span text:style-name="T197">sudo add-apt-repository ppa:webupd8team/java</text:span> to add the partner repository. </text:p>
        </text:list-item>
        <text:list-item>
          <text:p text:style-name="P85">Enter <text:span text:style-name="T197">sudo apt-get update</text:span> to update the source list. </text:p>
        </text:list-item>
        <text:list-item>
          <text:p text:style-name="P85">Enter <text:span text:style-name="T197">sudo apt-get install oracle-java8-installer</text:span> to download and install the Oracle Java packages. </text:p>
        </text:list-item>
        <text:list-item>
          <text:p text:style-name="P85">Enter <text:span text:style-name="T197">sudo java -version</text:span> to check the version of the Java used in the system. </text:p>
        </text:list-item>
        <text:list-item>
          <text:p text:style-name="P84">Enter <text:span text:style-name="T197">sudo update-alternatives --config java</text:span> to choose the default Java for use in the system when necessary. </text:p>
        </text:list-item>
      </text:list>
      <text:p text:style-name="Text_20_body"><text:soft-page-break/>Note: The new version of Oracle Java may not allow you to run applications or services that are unsigned or self-signed. If you trust the services that you're using, you may configure the security level of JRE or add the services to the Exception Site List using the Java Control Panel. To run it, enter <text:span text:style-name="T197">/usr/bin/jcontrol</text:span> in the Terminal, or press Alt-F2, type <text:span text:style-name="T197">jcontrol</text:span> then run the Oracle Java 8 Plugin Control Panel.</text:p>
      <text:p text:style-name="Standard"/>
      <text:h text:style-name="P90" text:outline-level="3"><text:bookmark text:name="Add-More-Useful-Software1"/>Add More Useful Software</text:h>
      <text:p text:style-name="Text_20_body"><text:span text:style-name="Emphasis">Ubuntu Software</text:span> lets you search and get more software. You can either click the Ubuntu Software icon from the Launcher to search for applications, or go to <text:a xlink:type="simple" xlink:href="https://apps.ubuntu.com/cat/" office:target-frame-name="_blank" xlink:show="new" text:style-name="Internet_20_link" text:visited-style-name="Visited_20_Internet_20_Link">Ubuntu Apps Directory</text:a> to find the software products you need. If you like a product on the Directory, just click the orange download button and it opens up in your Ubuntu Software app for you to confirm the install.</text:p>
      <text:p text:style-name="Text_20_body">Besides this, you can get the latest freeware applications by clicking the <text:span text:style-name="Emphasis">Install this now</text:span> button from the <text:a xlink:type="simple" xlink:href="http://www.getdeb.net/updates/ubuntu/10.10/" office:target-frame-name="_blank" xlink:show="new" text:style-name="Internet_20_link" text:visited-style-name="Visited_20_Internet_20_Link">GetDeb Repository</text:a> after the getdeb package is installed with the instructions given.</text:p>
      <text:p text:style-name="Text_20_body">See also our <text:a xlink:type="simple" xlink:href="http://www.techsupportalert.com/content/best-free-software-linux.htm" office:target-frame-name="_blank" xlink:show="new" text:style-name="Internet_20_link" text:visited-style-name="Visited_20_Internet_20_Link">Best Free Software for Linux</text:a>.</text:p>
      <text:p text:style-name="P7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Arial Unicode MS'"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Nimbus Mono L" svg:font-family="'Nimbus Mono L', 'Courier New'"/>
    <style:font-face style:name="StarSymbol1" svg:font-family="StarSymbol, 'Arial Unicode MS'"/>
    <style:font-face style:name="Courier New" svg:font-family="'Courier New'" style:font-family-generic="modern"/>
    <style:font-face style:name="Luxi Mono" svg:font-family="'Luxi Mono'" style:font-family-generic="modern"/>
    <style:font-face style:name="FreeSans" svg:font-family="FreeSans" style:font-family-generic="roman"/>
    <style:font-face style:name="msmincho" svg:font-family="msmincho" style:font-family-generic="roman"/>
    <style:font-face style:name="Arial1" svg:font-family="Arial" style:font-family-generic="swiss"/>
    <style:font-face style:name="Arial2" svg:font-family="Arial" style:font-family-generic="system"/>
    <style:font-face style:name="DejaVu Sans1" svg:font-family="'DejaVu Sans'" style:font-family-generic="system"/>
    <style:font-face style:name="Droid Sans Fallback" svg:font-family="'Droid Sans Fallback'" style:font-family-generic="modern" style:font-pitch="fixed"/>
    <style:font-face style:name="Liberation Mono" svg:font-family="'Liberation Mono'" style:font-family-generic="modern" style:font-pitch="fixed"/>
    <style:font-face style:name="DejaVu Sans" svg:font-family="'DejaVu Sans'" style:font-pitch="variable"/>
    <style:font-face style:name="HG Mincho Light J" svg:font-family="'HG Mincho Light J', msminch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1" svg:font-family="'Nimbus Sans L'"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2" svg:font-family="'DejaVu Sans'" style:font-family-generic="system" style:font-pitch="variable"/>
    <style:font-face style:name="Liberation Sans" svg:font-family="'Liberation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text-align="start" style:justify-single-word="false" fo:orphans="2" fo:widows="2" fo:hyphenation-ladder-count="no-limit" fo:text-indent="1.249cm" style:auto-text-indent="false" style:text-autospace="none" style:writing-mode="lr-tb"/>
      <style:text-properties style:use-window-font-color="true" style:font-name="Courier New" fo:font-family="'Courier New'" style:font-family-generic="modern" fo:font-size="12pt" fo:language="es" fo:country="ES" style:font-name-asian="Times New Roman" style:font-family-asian="'Times New Roman'" style:font-family-generic-asian="roman" style:font-pitch-asian="variable" style:font-size-asian="12pt" style:language-asian="zxx" style:country-asian="none" style:font-name-complex="Courier New" style:font-family-complex="'Courier New'" style:font-family-generic-complex="moder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left="0.635cm" fo:margin-right="0cm" fo:margin-top="0.423cm" fo:margin-bottom="0.106cm" loext:contextual-spacing="false" fo:text-indent="-0.635cm" style:auto-text-indent="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1.397cm" fo:margin-right="0cm" fo:margin-top="0.423cm" fo:margin-bottom="0.106cm" loext:contextual-spacing="false" fo:text-indent="-1.397cm" style:auto-text-indent="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2.159cm" fo:margin-right="0cm" fo:margin-top="0.423cm" fo:margin-bottom="0.106cm" loext:contextual-spacing="false" fo:text-indent="-2.159cm" style:auto-text-indent="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left="3.048cm" fo:margin-right="0cm" fo:margin-top="0.423cm" fo:margin-bottom="0.106cm" loext:contextual-spacing="false" fo:text-indent="-3.048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3.937cm" fo:margin-right="0cm" fo:margin-top="0.423cm" fo:margin-bottom="0.106cm" loext:contextual-spacing="false" fo:text-indent="-3.937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4.826cm" fo:margin-right="0cm" fo:margin-top="0.423cm" fo:margin-bottom="0.106cm" loext:contextual-spacing="false" fo:text-indent="-4.826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5.715cm" fo:margin-right="0cm" fo:margin-top="0.423cm" fo:margin-bottom="0.106cm" loext:contextual-spacing="false" fo:text-indent="-5.715cm" style:auto-text-indent="false"/>
    </style:style>
    <style:style style:name="Heading_20_8" style:display-name="Heading 8" style:family="paragraph" style:parent-style-name="Standard" style:next-style-name="Standard" style:default-outline-level="8" style:class="text">
      <style:paragraph-properties fo:margin-left="6.604cm" fo:margin-right="0cm" fo:margin-top="0.423cm" fo:margin-bottom="0.106cm" loext:contextual-spacing="false" fo:text-indent="-6.604cm" style:auto-text-indent="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7.62cm" fo:margin-right="0cm" fo:margin-top="0.423cm" fo:margin-bottom="0.106cm" loext:contextual-spacing="false" fo:text-indent="-7.62cm"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Encabezado1" style:family="paragraph" style:parent-style-name="Standard" style:next-style-name="Text_20_body">
      <style:paragraph-properties fo:margin-top="0.423cm" fo:margin-bottom="0.212cm" loext:contextual-spacing="false" fo:keep-with-next="always"/>
      <style:text-properties style:font-name="Nimbus Sans L" fo:font-family="'Nimbus Sans L', Arial" style:font-family-generic="swiss" style:font-pitch="variable" fo:font-size="14pt" style:font-name-asian="HG Mincho Light J" style:font-family-asian="'HG Mincho Light J', msmincho" style:font-pitch-asian="variable" style:font-size-asian="14pt" style:font-name-complex="Tahoma" style:font-family-complex="Tahoma" style:font-family-generic-complex="swiss" style:font-pitch-complex="variable" style:font-size-complex="14pt"/>
    </style:style>
    <style:style style:name="WW-Etiqueta"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Índice"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Header" style:family="paragraph" style:parent-style-name="Standard" style:next-style-name="Text_20_body" style:class="extra">
      <style:paragraph-properties>
        <style:tab-stops>
          <style:tab-stop style:position="7.5cm" style:type="center"/>
          <style:tab-stop style:position="15cm" style:type="right"/>
        </style:tab-stops>
      </style:paragraph-properties>
      <style:text-properties style:font-name="Verdana" fo:font-family="Verdana" style:font-family-generic="swiss" style:font-pitch="variable" fo:font-size="8pt" style:font-size-asian="8pt" style:font-name-complex="Verdana" style:font-family-complex="Verdana" style:font-family-generic-complex="swiss" style:font-pitch-complex="variable"/>
    </style:style>
    <style:style style:name="WW-Etiqueta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Índice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Encabezado" style:family="paragraph" style:parent-style-name="Standard" style:next-style-name="Text_20_body">
      <style:paragraph-properties fo:margin-top="0.423cm" fo:margin-bottom="0.212cm" loext:contextual-spacing="false" fo:keep-with-next="always"/>
      <style:text-properties style:font-name="Nimbus Sans L" fo:font-family="'Nimbus Sans L', Arial" style:font-family-generic="swiss" style:font-pitch="variable" fo:font-size="14pt" style:font-name-asian="HG Mincho Light J" style:font-family-asian="'HG Mincho Light J', msmincho" style:font-pitch-asian="variable" style:font-size-asian="14pt" style:font-name-complex="Tahoma" style:font-family-complex="Tahoma" style:font-family-generic-complex="swiss" style:font-pitch-complex="variable" style:font-size-complex="14pt"/>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text-properties style:font-name="Verdana" fo:font-family="Verdana" style:font-family-generic="swiss" style:font-pitch="variable" fo:font-size="8pt" style:font-size-asian="8pt" style:font-name-complex="Verdana" style:font-family-complex="Verdana" style:font-family-generic-complex="swiss" style:font-pitch-complex="variable"/>
    </style:style>
    <style:style style:name="WW-Sangría_20_2_20_de_20_t._20_independiente" style:display-name="WW-Sangría 2 de t. independiente" style:family="paragraph" style:parent-style-name="Standard">
      <style:paragraph-properties fo:margin-left="1.016cm" fo:margin-right="0cm" fo:margin-top="0cm" fo:margin-bottom="0cm" loext:contextual-spacing="false" fo:text-indent="1.249cm" style:auto-text-indent="false"/>
      <style:text-properties fo:language="zxx" fo:country="none"/>
    </style:style>
    <style:style style:name="Text_20_body_20_indent" style:display-name="Text body indent" style:family="paragraph" style:parent-style-name="Standard" style:class="text">
      <style:paragraph-properties fo:margin-left="1.249cm" fo:margin-right="0cm" fo:margin-top="0cm" fo:margin-bottom="0cm" loext:contextual-spacing="false" fo:text-indent="1.249cm" style:auto-text-indent="false"/>
      <style:text-properties fo:language="zxx" fo:country="none" style:font-size-complex="10pt"/>
    </style:style>
    <style:style style:name="Contents_20_1" style:display-name="Contents 1" style:family="paragraph" style:parent-style-name="Standard" style:next-style-name="Standard" style:class="index">
      <style:paragraph-properties>
        <style:tab-stops>
          <style:tab-stop style:position="14.982cm" style:type="right" style:leader-style="dotted" style:leader-text="."/>
        </style:tab-stops>
      </style:paragraph-properties>
      <style:text-properties fo:language="zxx" fo:country="none"/>
    </style:style>
    <style:style style:name="Contents_20_2" style:display-name="Contents 2" style:family="paragraph" style:parent-style-name="Standard" style:next-style-name="Standard" style:class="index">
      <style:paragraph-properties fo:margin-left="0.423cm" fo:margin-right="0cm" fo:margin-top="0cm" fo:margin-bottom="0cm" loext:contextual-spacing="false" fo:text-indent="1.249cm" style:auto-text-indent="false"/>
      <style:text-properties fo:language="zxx" fo:country="none"/>
    </style:style>
    <style:style style:name="Contents_20_3" style:display-name="Contents 3" style:family="paragraph" style:parent-style-name="Standard" style:next-style-name="Standard" style:class="index">
      <style:paragraph-properties fo:margin-left="0.847cm" fo:margin-right="0cm" fo:margin-top="0cm" fo:margin-bottom="0cm" loext:contextual-spacing="false" fo:text-indent="1.249cm" style:auto-text-indent="false"/>
      <style:text-properties fo:language="zxx" fo:country="none"/>
    </style:style>
    <style:style style:name="Contents_20_4" style:display-name="Contents 4" style:family="paragraph" style:parent-style-name="Standard" style:next-style-name="Standard" style:class="index">
      <style:paragraph-properties fo:margin-left="1.27cm" fo:margin-right="0cm" fo:margin-top="0cm" fo:margin-bottom="0cm" loext:contextual-spacing="false" fo:text-indent="1.249cm" style:auto-text-indent="false"/>
      <style:text-properties fo:language="zxx" fo:country="none"/>
    </style:style>
    <style:style style:name="Contents_20_5" style:display-name="Contents 5" style:family="paragraph" style:parent-style-name="Standard" style:next-style-name="Standard" style:class="index">
      <style:paragraph-properties fo:margin-left="1.693cm" fo:margin-right="0cm" fo:margin-top="0cm" fo:margin-bottom="0cm" loext:contextual-spacing="false" fo:text-indent="1.249cm" style:auto-text-indent="false"/>
      <style:text-properties fo:language="zxx" fo:country="none"/>
    </style:style>
    <style:style style:name="Contents_20_6" style:display-name="Contents 6" style:family="paragraph" style:parent-style-name="Standard" style:next-style-name="Standard" style:class="index">
      <style:paragraph-properties fo:margin-left="2.117cm" fo:margin-right="0cm" fo:margin-top="0cm" fo:margin-bottom="0cm" loext:contextual-spacing="false" fo:text-indent="1.249cm" style:auto-text-indent="false"/>
      <style:text-properties fo:language="zxx" fo:country="none"/>
    </style:style>
    <style:style style:name="Contents_20_7" style:display-name="Contents 7" style:family="paragraph" style:parent-style-name="Standard" style:next-style-name="Standard" style:class="index">
      <style:paragraph-properties fo:margin-left="2.54cm" fo:margin-right="0cm" fo:margin-top="0cm" fo:margin-bottom="0cm" loext:contextual-spacing="false" fo:text-indent="1.249cm" style:auto-text-indent="false"/>
      <style:text-properties fo:language="zxx" fo:country="none"/>
    </style:style>
    <style:style style:name="Contents_20_8" style:display-name="Contents 8" style:family="paragraph" style:parent-style-name="Standard" style:next-style-name="Standard" style:class="index">
      <style:paragraph-properties fo:margin-left="2.963cm" fo:margin-right="0cm" fo:margin-top="0cm" fo:margin-bottom="0cm" loext:contextual-spacing="false" fo:text-indent="1.249cm" style:auto-text-indent="false"/>
      <style:text-properties fo:language="zxx" fo:country="none"/>
    </style:style>
    <style:style style:name="Contents_20_9" style:display-name="Contents 9" style:family="paragraph" style:parent-style-name="Standard" style:next-style-name="Standard" style:class="index">
      <style:paragraph-properties fo:margin-left="3.387cm" fo:margin-right="0cm" fo:margin-top="0cm" fo:margin-bottom="0cm" loext:contextual-spacing="false" fo:text-indent="1.249cm" style:auto-text-indent="false"/>
      <style:text-properties fo:language="zxx" fo:country="none"/>
    </style:style>
    <style:style style:name="WW-Sangría_20_3_20_de_20_t._20_independiente" style:display-name="WW-Sangría 3 de t. independiente" style:family="paragraph" style:parent-style-name="Standard">
      <style:paragraph-properties fo:margin-left="1.249cm" fo:margin-right="0cm" fo:margin-top="0cm" fo:margin-bottom="0cm" loext:contextual-spacing="false" fo:text-indent="1.249cm" style:auto-text-indent="false"/>
      <style:text-properties fo:language="zxx" fo:country="none"/>
    </style:style>
    <style:style style:name="EstiloApuntes" style:family="paragraph" style:parent-style-name="Standard">
      <style:paragraph-properties fo:margin-left="0cm" fo:margin-right="0cm" fo:margin-top="0cm" fo:margin-bottom="0cm" loext:contextual-spacing="false" fo:text-indent="0cm" style:auto-text-indent="false"/>
      <style:text-properties style:font-name="Arial" fo:font-family="Arial" style:font-family-generic="swiss" style:font-pitch="variable" fo:font-size="12pt" fo:language="zxx" fo:country="none" style:font-size-asian="12pt" style:font-name-complex="Arial" style:font-family-complex="Arial" style:font-family-generic-complex="swiss" style:font-pitch-complex="variable"/>
    </style:style>
    <style:style style:name="Table_20_Contents" style:display-name="Table Contents" style:family="paragraph" style:parent-style-name="Text_20_body" style:class="extra">
      <style:paragraph-properties text:number-lines="false" text:line-number="0"/>
    </style:style>
    <style:style style:name="WW-Contenido_20_de_20_la_20_tabla" style:display-name="WW-Contenido de la tabla" style:family="paragraph" style:parent-style-name="Text_20_body">
      <style:paragraph-properties text:number-lines="false" text:line-number="0"/>
    </style:style>
    <style:style style:name="WW-Contenido_20_de_20_la_20_tabla1" style:display-name="WW-Contenido de la tabla1" style:family="paragraph" style:parent-style-name="Text_20_body">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Encabezado_20_de_20_la_20_tabla" style:display-name="WW-Encabezado de la tabla" style:family="paragraph" style:parent-style-name="WW-Contenido_20_de_20_la_20_tabl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Encabezado_20_de_20_la_20_tabla1" style:display-name="WW-Encabezado de la tabla1" style:family="paragraph" style:parent-style-name="WW-Contenido_20_de_20_la_20_tabla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exto_20_preformateado" style:display-name="WW-Texto preformateado" style:family="paragraph" style:parent-style-name="Standard">
      <style:paragraph-properties fo:margin-top="0cm" fo:margin-bottom="0cm" loext:contextual-spacing="false"/>
      <style:text-properties style:font-name="Nimbus Mono L" fo:font-family="'Nimbus Mono L', 'Courier New'" fo:font-size="10pt" style:font-name-asian="Nimbus Mono L" style:font-family-asian="'Nimbus Mono L', 'Courier New'" style:font-size-asian="10pt" style:font-name-complex="Nimbus Mono L" style:font-family-complex="'Nimbus Mono L', 'Courier New'"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uxi Mono" fo:font-family="'Luxi Mono'" style:font-family-generic="modern" fo:font-size="10pt" style:font-name-asian="Luxi Mono" style:font-family-asian="'Luxi Mono'" style:font-family-generic-asian="modern" style:font-size-asian="10pt" style:font-name-complex="Luxi Mono" style:font-family-complex="'Luxi Mono'" style:font-family-generic-complex="modern" style:font-size-complex="10pt"/>
    </style:style>
    <style:style style:name="Párrafo_20_de_20_lista" style:display-name="Párrafo de lista" style:family="paragraph" style:parent-style-name="Standard">
      <style:paragraph-properties fo:margin-left="1.249cm" fo:margin-right="0cm" fo:margin-top="0cm" fo:margin-bottom="0cm" loext:contextual-spacing="false" fo:text-indent="1.249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_20_heading_20_2" style:display-name=" heading 2" style:family="paragraph" style:parent-style-name="Heading" style:default-outline-level="">
      <style:paragraph-properties fo:margin-top="0.423cm" fo:margin-bottom="0.212cm" loext:contextual-spacing="false" fo:keep-with-next="always"/>
      <style:text-properties style:font-name="Arial1" fo:font-family="Arial" style:font-family-generic="swiss" fo:font-size="14pt" fo:language="es" fo:country="ES" fo:font-style="italic" fo:font-weight="bold" style:font-name-asian="DejaVu Sans1" style:font-family-asian="'DejaVu Sans'" style:font-family-generic-asian="system" style:font-size-asian="14pt" style:language-asian="zh" style:country-asian="CN" style:font-style-asian="italic" style:font-weight-asian="bold" style:font-name-complex="Arial2" style:font-family-complex="Arial" style:font-family-generic-complex="system" style:font-size-complex="14pt" style:font-style-complex="italic" style:font-weight-complex="bold"/>
    </style:style>
    <style:style style:name="Standard_20__28_user_29_" style:display-name="Standard (user)" style:family="paragraph">
      <style:paragraph-properties fo:orphans="0" fo:widows="0" fo:hyphenation-ladder-count="no-limit" style:text-autospace="none" style:vertical-align="baseline"/>
      <style:text-properties style:use-window-font-color="true" style:font-name="Times New Roman" fo:font-family="'Times New Roman'" style:font-family-generic="roman" style:font-pitch="variable" fo:font-size="12pt" fo:language="es" fo:country="ES" style:letter-kerning="true"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style:style>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msmincho" fo:font-family="msmincho" style:font-family-generic="roman" fo:font-size="24pt" fo:font-style="normal" fo:text-shadow="none" style:text-underline-style="none" fo:font-weight="normal" style:font-name-asian="DejaVu Sans2" style:font-family-asian="'DejaVu Sans'"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msmincho" fo:font-family="msmincho" style:font-family-generic="roman" fo:font-size="24pt" fo:font-style="normal" fo:text-shadow="none" style:text-underline-style="none" fo:font-weight="normal" style:font-size-asian="24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msmincho" fo:font-family="msmincho" style:font-family-generic="roman" fo:font-size="24pt" fo:font-style="normal" fo:text-shadow="none" style:text-underline-style="none" fo:font-weight="normal" style:font-size-asian="24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msmincho" fo:font-family="msmincho" style:font-family-generic="roman" fo:font-size="24pt" fo:font-style="normal" fo:text-shadow="none" style:text-underline-style="none" fo:font-weight="normal" style:font-size-asian="24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msmincho" fo:font-family="msmincho" style:font-family-generic="roman" fo:font-size="24pt" fo:font-style="normal" fo:text-shadow="none" style:text-underline-style="none" fo:font-weight="normal" style:font-size-asian="24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msmincho" fo:font-family="msmincho" style:font-family-generic="roman" fo:font-size="24pt" fo:font-style="normal" fo:text-shadow="none" style:text-underline-style="none" fo:font-weight="normal" style:font-size-asian="24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msmincho" fo:font-family="msmincho" style:font-family-generic="roman" fo:font-size="24pt" fo:font-style="normal" fo:text-shadow="none" style:text-underline-style="none" fo:font-weight="normal" style:font-size-asian="24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msmincho" fo:font-family="msmincho" style:font-family-generic="roman" fo:font-size="24pt" fo:font-style="normal" fo:text-shadow="none" style:text-underline-style="none" fo:font-weight="normal" style:font-size-asian="24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msmincho" fo:font-family="msmincho" style:font-family-generic="roman" fo:font-size="24pt" fo:font-style="normal" fo:text-shadow="none" style:text-underline-style="none" fo:font-weight="normal" style:font-size-asian="24pt" style:font-style-asian="normal" style:font-weight-asian="normal" style:text-emphasize="none"/>
    </style:style>
    <style:style style:name="Default_7e_LT_7e_Gliederung_20_1" style:display-name="Default~LT~Gliederung 1" style:family="paragraph" style:default-outline-level="">
      <style:paragraph-properties fo:margin-left="0.953cm" fo:margin-right="0cm" fo:margin-top="0.282cm" fo:margin-bottom="0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3366" style:text-outline="false" style:text-line-through-style="none" style:text-line-through-type="none" style:font-name="msmincho" fo:font-family="msmincho" style:font-family-generic="roman" fo:font-size="32pt" fo:font-style="normal" fo:text-shadow="none" style:text-underline-style="none" fo:font-weight="normal" style:font-name-asian="DejaVu Sans2"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2.064cm" fo:margin-right="0cm" fo:margin-top="0.238cm" fo:margin-bottom="0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3366" style:text-outline="false" style:text-line-through-style="none" style:text-line-through-type="none" style:font-name="msmincho" fo:font-family="msmincho" style:font-family-generic="roman" fo:font-size="27pt" fo:font-style="normal" fo:text-shadow="none" style:text-underline-style="none" fo:font-weight="normal" style:font-size-asian="27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3.175cm" fo:margin-right="0cm" fo:margin-top="0.203cm" fo:margin-bottom="0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3366" style:text-outline="false" style:text-line-through-style="none" style:text-line-through-type="none" style:font-name="msmincho" fo:font-family="msmincho" style:font-family-generic="roman" fo:font-size="23pt" fo:font-style="normal" fo:text-shadow="none" style:text-underline-style="none" fo:font-weight="normal" style:font-size-asian="23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4.445cm" fo:margin-right="0cm" fo:margin-top="0.185cm" fo:margin-bottom="0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3366" style:text-outline="false" style:text-line-through-style="none" style:text-line-through-type="none" style:font-name="msmincho" fo:font-family="msmincho" style:font-family-generic="roman" fo:font-size="21pt" fo:font-style="normal" fo:text-shadow="none" style:text-underline-style="none" fo:font-weight="normal" style:font-size-asian="21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5.715cm" fo:margin-right="0cm" fo:margin-top="0.185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3366" style:text-outline="false" style:text-line-through-style="none" style:text-line-through-type="none" style:font-name="msmincho" fo:font-family="msmincho" style:font-family-generic="roman" fo:font-size="21pt" fo:font-style="normal" fo:text-shadow="none" style:text-underline-style="none" fo:font-weight="normal" style:font-size-asian="21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5.715cm" fo:margin-right="0cm" fo:margin-top="0.185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3366" style:text-outline="false" style:text-line-through-style="none" style:text-line-through-type="none" style:font-name="msmincho" fo:font-family="msmincho" style:font-family-generic="roman" fo:font-size="21pt" fo:font-style="normal" fo:text-shadow="none" style:text-underline-style="none" fo:font-weight="normal" style:font-size-asian="21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5.715cm" fo:margin-right="0cm" fo:margin-top="0.185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3366" style:text-outline="false" style:text-line-through-style="none" style:text-line-through-type="none" style:font-name="msmincho" fo:font-family="msmincho" style:font-family-generic="roman" fo:font-size="21pt" fo:font-style="normal" fo:text-shadow="none" style:text-underline-style="none" fo:font-weight="normal" style:font-size-asian="21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5.715cm" fo:margin-right="0cm" fo:margin-top="0.185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3366" style:text-outline="false" style:text-line-through-style="none" style:text-line-through-type="none" style:font-name="msmincho" fo:font-family="msmincho" style:font-family-generic="roman" fo:font-size="21pt" fo:font-style="normal" fo:text-shadow="none" style:text-underline-style="none" fo:font-weight="normal" style:font-size-asian="21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5.715cm" fo:margin-right="0cm" fo:margin-top="0.185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3366" style:text-outline="false" style:text-line-through-style="none" style:text-line-through-type="none" style:font-name="msmincho" fo:font-family="msmincho" style:font-family-generic="roman" fo:font-size="21pt" fo:font-style="normal" fo:text-shadow="none" style:text-underline-style="none" fo:font-weight="normal" style:font-size-asian="21pt" style:font-style-asian="normal" style:font-weight-asian="normal" style:text-emphasize="none"/>
    </style:style>
    <style:style style:name="Default_7e_LT_7e_Titel" style:display-name="Default~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6666" style:text-outline="false" style:text-line-through-style="none" style:text-line-through-type="none" style:font-name="msmincho" fo:font-family="msmincho" style:font-family-generic="roman" fo:font-size="41pt" fo:font-style="normal" fo:text-shadow="none" style:text-underline-style="none" fo:font-weight="bold" style:font-name-asian="DejaVu Sans2" style:font-family-asian="'DejaVu Sans'" style:font-family-generic-asian="system" style:font-pitch-asian="variable" style:font-size-asian="41pt" style:font-style-asian="normal" style:font-weight-asian="bold" style:font-name-complex="Liberation Sans"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953cm" fo:margin-right="0cm" fo:margin-top="0.282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3366" style:text-outline="false" style:text-line-through-style="none" style:text-line-through-type="none" style:font-name="msmincho" fo:font-family="msmincho" style:font-family-generic="roman" fo:font-size="32pt" fo:font-style="normal" fo:text-shadow="none" style:text-underline-style="none" fo:font-weight="normal" style:font-name-asian="DejaVu Sans2"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font-name-asian="DejaVu Sans2"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line-through-style="none" style:text-line-through-type="none" style:font-name="msmincho" fo:font-family="msmincho" style:font-family-generic="roman" fo:font-size="24pt" fo:font-style="normal" fo:text-shadow="none" style:text-underline-style="none" fo:font-weight="normal" style:font-name-asian="DejaVu Sans2" style:font-family-asian="'DejaVu Sans'"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2"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fo:color="#000000" style:font-name="FreeSans" fo:font-family="FreeSans" style:font-family-generic="roman" fo:font-size="18pt" style:letter-kerning="true" style:font-name-asian="DejaVu Sans2" style:font-family-asian="'DejaVu Sans'"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line-through-style="none" style:text-line-through-type="none" style:font-name="msmincho" fo:font-family="msmincho" style:font-family-generic="roman" fo:font-size="24pt" fo:font-style="normal" fo:text-shadow="none" style:text-underline-style="none" fo:font-weight="normal" style:font-name-asian="DejaVu Sans2" style:font-family-asian="'DejaVu Sans'"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2"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es"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font-name-asian="DejaVu Sans2"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953cm" fo:margin-right="0cm" fo:margin-top="0.282cm" fo:margin-bottom="0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3366" style:text-outline="false" style:text-line-through-style="none" style:text-line-through-type="none" style:font-name="msmincho" fo:font-family="msmincho" style:font-family-generic="roman" fo:font-size="32pt" fo:font-style="normal" fo:text-shadow="none" style:text-underline-style="none" fo:font-weight="normal" style:font-name-asian="DejaVu Sans2"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2.064cm" fo:margin-right="0cm" fo:margin-top="0.238cm" fo:margin-bottom="0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3366" style:text-outline="false" style:text-line-through-style="none" style:text-line-through-type="none" style:font-name="msmincho" fo:font-family="msmincho" style:font-family-generic="roman" fo:font-size="27pt" fo:font-style="normal" fo:text-shadow="none" style:text-underline-style="none" fo:font-weight="normal" style:font-size-asian="27pt" style:font-style-asian="normal" style:font-weight-asian="normal" style:text-emphasize="none"/>
    </style:style>
    <style:style style:name="Outline_20_3" style:display-name="Outline 3" style:family="paragraph" style:parent-style-name="Outline_20_2" style:default-outline-level="">
      <style:paragraph-properties fo:margin-left="3.175cm" fo:margin-right="0cm" fo:margin-top="0.203cm" fo:margin-bottom="0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3366" style:text-outline="false" style:text-line-through-style="none" style:text-line-through-type="none" style:font-name="msmincho" fo:font-family="msmincho" style:font-family-generic="roman" fo:font-size="23pt" fo:font-style="normal" fo:text-shadow="none" style:text-underline-style="none" fo:font-weight="normal" style:font-size-asian="23pt" style:font-style-asian="normal" style:font-weight-asian="normal" style:text-emphasize="none"/>
    </style:style>
    <style:style style:name="Outline_20_4" style:display-name="Outline 4" style:family="paragraph" style:parent-style-name="Outline_20_3" style:default-outline-level="">
      <style:paragraph-properties fo:margin-left="4.445cm" fo:margin-right="0cm" fo:margin-top="0.185cm" fo:margin-bottom="0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3366" style:text-outline="false" style:text-line-through-style="none" style:text-line-through-type="none" style:font-name="msmincho" fo:font-family="msmincho" style:font-family-generic="roman" fo:font-size="21pt" fo:font-style="normal" fo:text-shadow="none" style:text-underline-style="none" fo:font-weight="normal" style:font-size-asian="21pt" style:font-style-asian="normal" style:font-weight-asian="normal" style:text-emphasize="none"/>
    </style:style>
    <style:style style:name="Outline_20_5" style:display-name="Outline 5" style:family="paragraph" style:parent-style-name="Outline_20_4" style:default-outline-level="">
      <style:paragraph-properties fo:margin-left="5.715cm" fo:margin-right="0cm" fo:margin-top="0.185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3366" style:text-outline="false" style:text-line-through-style="none" style:text-line-through-type="none" style:font-name="msmincho" fo:font-family="msmincho" style:font-family-generic="roman" fo:font-size="21pt" fo:font-style="normal" fo:text-shadow="none" style:text-underline-style="none" fo:font-weight="normal" style:font-size-asian="21pt" style:font-style-asian="normal" style:font-weight-asian="normal" style:text-emphasize="none"/>
    </style:style>
    <style:style style:name="Outline_20_6" style:display-name="Outline 6" style:family="paragraph" style:parent-style-name="Outline_20_5" style:default-outline-level="">
      <style:paragraph-properties fo:margin-left="5.715cm" fo:margin-right="0cm" fo:margin-top="0.185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3366" style:text-outline="false" style:text-line-through-style="none" style:text-line-through-type="none" style:font-name="msmincho" fo:font-family="msmincho" style:font-family-generic="roman" fo:font-size="21pt" fo:font-style="normal" fo:text-shadow="none" style:text-underline-style="none" fo:font-weight="normal" style:font-size-asian="21pt" style:font-style-asian="normal" style:font-weight-asian="normal" style:text-emphasize="none"/>
    </style:style>
    <style:style style:name="Outline_20_7" style:display-name="Outline 7" style:family="paragraph" style:parent-style-name="Outline_20_6" style:default-outline-level="">
      <style:paragraph-properties fo:margin-left="5.715cm" fo:margin-right="0cm" fo:margin-top="0.185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3366" style:text-outline="false" style:text-line-through-style="none" style:text-line-through-type="none" style:font-name="msmincho" fo:font-family="msmincho" style:font-family-generic="roman" fo:font-size="21pt" fo:font-style="normal" fo:text-shadow="none" style:text-underline-style="none" fo:font-weight="normal" style:font-size-asian="21pt" style:font-style-asian="normal" style:font-weight-asian="normal" style:text-emphasize="none"/>
    </style:style>
    <style:style style:name="Outline_20_8" style:display-name="Outline 8" style:family="paragraph" style:parent-style-name="Outline_20_7" style:default-outline-level="">
      <style:paragraph-properties fo:margin-left="5.715cm" fo:margin-right="0cm" fo:margin-top="0.185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3366" style:text-outline="false" style:text-line-through-style="none" style:text-line-through-type="none" style:font-name="msmincho" fo:font-family="msmincho" style:font-family-generic="roman" fo:font-size="21pt" fo:font-style="normal" fo:text-shadow="none" style:text-underline-style="none" fo:font-weight="normal" style:font-size-asian="21pt" style:font-style-asian="normal" style:font-weight-asian="normal" style:text-emphasize="none"/>
    </style:style>
    <style:style style:name="Outline_20_9" style:display-name="Outline 9" style:family="paragraph" style:parent-style-name="Outline_20_8" style:default-outline-level="">
      <style:paragraph-properties fo:margin-left="5.715cm" fo:margin-right="0cm" fo:margin-top="0.185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3366" style:text-outline="false" style:text-line-through-style="none" style:text-line-through-type="none" style:font-name="msmincho" fo:font-family="msmincho" style:font-family-generic="roman" fo:font-size="21pt" fo:font-style="normal" fo:text-shadow="none" style:text-underline-style="none" fo:font-weight="normal" style:font-size-asian="21pt" style:font-style-asian="normal" style:font-weight-asian="normal" style:text-emphasize="none"/>
    </style:style>
    <style:style style:name="Title1_7e_LT_7e_Gliederung_20_1" style:display-name="Title1~LT~Gliederung 1" style:family="paragraph" style:default-outline-level="">
      <style:paragraph-properties fo:margin-left="0.953cm" fo:margin-right="0cm" fo:margin-top="0.282cm" fo:margin-bottom="0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3366" style:text-outline="false" style:text-line-through-style="none" style:text-line-through-type="none" style:font-name="msmincho" fo:font-family="msmincho" style:font-family-generic="roman" fo:font-size="32pt"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2.064cm" fo:margin-right="0cm" fo:margin-top="0.238cm" fo:margin-bottom="0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3366" style:text-outline="false" style:text-line-through-style="none" style:text-line-through-type="none" style:font-name="msmincho" fo:font-family="msmincho" style:font-family-generic="roman" fo:font-size="27pt" fo:font-style="normal" fo:text-shadow="none" style:text-underline-style="none" fo:font-weight="normal" style:letter-kerning="true" style:font-size-asian="27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3.175cm" fo:margin-right="0cm" fo:margin-top="0.203cm" fo:margin-bottom="0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3366" style:text-outline="false" style:text-line-through-style="none" style:text-line-through-type="none" style:font-name="msmincho" fo:font-family="msmincho" style:font-family-generic="roman" fo:font-size="23pt" fo:font-style="normal" fo:text-shadow="none" style:text-underline-style="none" fo:font-weight="normal" style:letter-kerning="true" style:font-size-asian="23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4.445cm" fo:margin-right="0cm" fo:margin-top="0.185cm" fo:margin-bottom="0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3366" style:text-outline="false" style:text-line-through-style="none" style:text-line-through-type="none" style:font-name="msmincho" fo:font-family="msmincho" style:font-family-generic="roman" fo:font-size="21pt" fo:font-style="normal" fo:text-shadow="none" style:text-underline-style="none" fo:font-weight="normal" style:letter-kerning="true" style:font-size-asian="21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5.715cm" fo:margin-right="0cm" fo:margin-top="0.185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3366" style:text-outline="false" style:text-line-through-style="none" style:text-line-through-type="none" style:font-name="msmincho" fo:font-family="msmincho" style:font-family-generic="roman" fo:font-size="21pt" fo:font-style="normal" fo:text-shadow="none" style:text-underline-style="none" fo:font-weight="normal" style:letter-kerning="true" style:font-size-asian="21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5.715cm" fo:margin-right="0cm" fo:margin-top="0.185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3366" style:text-outline="false" style:text-line-through-style="none" style:text-line-through-type="none" style:font-name="msmincho" fo:font-family="msmincho" style:font-family-generic="roman" fo:font-size="21pt" fo:font-style="normal" fo:text-shadow="none" style:text-underline-style="none" fo:font-weight="normal" style:letter-kerning="true" style:font-size-asian="21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5.715cm" fo:margin-right="0cm" fo:margin-top="0.185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3366" style:text-outline="false" style:text-line-through-style="none" style:text-line-through-type="none" style:font-name="msmincho" fo:font-family="msmincho" style:font-family-generic="roman" fo:font-size="21pt" fo:font-style="normal" fo:text-shadow="none" style:text-underline-style="none" fo:font-weight="normal" style:letter-kerning="true" style:font-size-asian="21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5.715cm" fo:margin-right="0cm" fo:margin-top="0.185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3366" style:text-outline="false" style:text-line-through-style="none" style:text-line-through-type="none" style:font-name="msmincho" fo:font-family="msmincho" style:font-family-generic="roman" fo:font-size="21pt" fo:font-style="normal" fo:text-shadow="none" style:text-underline-style="none" fo:font-weight="normal" style:letter-kerning="true" style:font-size-asian="21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5.715cm" fo:margin-right="0cm" fo:margin-top="0.185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3366" style:text-outline="false" style:text-line-through-style="none" style:text-line-through-type="none" style:font-name="msmincho" fo:font-family="msmincho" style:font-family-generic="roman" fo:font-size="21pt" fo:font-style="normal" fo:text-shadow="none" style:text-underline-style="none" fo:font-weight="normal" style:letter-kerning="true" style:font-size-asian="21pt" style:font-style-asian="normal" style:font-weight-asian="normal" style:text-emphasize="none"/>
    </style:style>
    <style:style style:name="Title1_7e_LT_7e_Titel" style:display-name="Title1~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6666" style:text-outline="false" style:text-line-through-style="none" style:text-line-through-type="none" style:font-name="msmincho" fo:font-family="msmincho" style:font-family-generic="roman" fo:font-size="41pt" fo:font-style="normal" fo:text-shadow="none" style:text-underline-style="none" fo:font-weight="bold" style:letter-kerning="true" style:font-name-asian="DejaVu Sans2" style:font-family-asian="'DejaVu Sans'" style:font-family-generic-asian="system" style:font-pitch-asian="variable" style:font-size-asian="41pt" style:font-style-asian="normal" style:font-weight-asian="bold" style:font-name-complex="Liberation Sans"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953cm" fo:margin-right="0cm" fo:margin-top="0.282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3366" style:text-outline="false" style:text-line-through-style="none" style:text-line-through-type="none" style:font-name="msmincho" fo:font-family="msmincho" style:font-family-generic="roman" fo:font-size="32pt"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2"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2"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2"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WW8Num2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Absatz-Standardschriftart" style:family="text"/>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5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Fuente_20_de_20_párrafo_20_predeter." style:display-name="Fuente de párrafo predeter." style:family="text"/>
    <style:style style:name="WW-Absatz-Standardschriftart11111111" style:family="text"/>
    <style:style style:name="WW-Absatz-Standardschriftart111111111" style:family="text"/>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Absatz-Standardschriftart1111111111" style:family="text"/>
    <style:style style:name="WW8Num4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Fuente_20_de_20_párrafo_20_predeter." style:display-name="WW-Fuente de párrafo predeter." style:family="text"/>
    <style:style style:name="WW-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WW8Num2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WW8Num4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WW8Num5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WW8Num6z1" style:family="text">
      <style:text-properties style:font-name="Courier New" fo:font-family="'Courier New'" style:font-family-generic="modern" style:font-name-complex="Courier New" style:font-family-complex="'Courier New'" style:font-family-generic-complex="modern"/>
    </style:style>
    <style:style style:name="WW-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WW8Num9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WW8Num11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WW8Num13z1" style:family="text">
      <style:text-properties style:font-name="Courier New" fo:font-family="'Courier New'" style:font-family-generic="modern" style:font-name-complex="Courier New" style:font-family-complex="'Courier New'" style:font-family-generic-complex="modern"/>
    </style:style>
    <style:style style:name="WW-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WW8Num14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WW8Num14z1" style:family="text">
      <style:text-properties style:font-name="Courier New" fo:font-family="'Courier New'" style:font-family-generic="modern" style:font-name-complex="Courier New" style:font-family-complex="'Courier New'" style:font-family-generic-complex="modern"/>
    </style:style>
    <style:style style:name="WW-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Absatz-Standardschriftart11111111111" style:family="text"/>
    <style:style style:name="WW-WW8Num1z01"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WW8Num2z0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WW8Num3z0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WW8Num4z0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WW8Num5z01"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WW8Num6z01"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WW8Num6z11" style:family="text">
      <style:text-properties style:font-name="Courier New" fo:font-family="'Courier New'" style:font-family-generic="modern" style:font-name-complex="Courier New" style:font-family-complex="'Courier New'" style:font-family-generic-complex="modern"/>
    </style:style>
    <style:style style:name="WW-WW8Num6z2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WW8Num7z0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WW8Num8z0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WW8Num9z01"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WW8Num10z0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WW8Num11z01"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WW8Num12z0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WW8Num13z0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WW8Num13z11" style:family="text">
      <style:text-properties style:font-name="Courier New" fo:font-family="'Courier New'" style:font-family-generic="modern" style:font-name-complex="Courier New" style:font-family-complex="'Courier New'" style:font-family-generic-complex="modern"/>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WW8Num14z01"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WW8Num14z11" style:family="text">
      <style:text-properties style:font-name="Courier New" fo:font-family="'Courier New'" style:font-family-generic="modern" style:font-name-complex="Courier New" style:font-family-complex="'Courier New'" style:font-family-generic-complex="modern"/>
    </style:style>
    <style:style style:name="WW-WW8Num14z2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WW8Num14z3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1" style:family="text">
      <style:text-properties style:font-name="Courier New" fo:font-family="'Courier New'" style:font-family-generic="modern" style:font-name-complex="Courier New" style:font-family-complex="'Courier New'" style:font-family-generic-complex="modern"/>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4z1" style:family="text">
      <style:text-properties style:font-name="Courier New" fo:font-family="'Courier New'" style:font-family-generic="modern" style:font-name-complex="Courier New" style:font-family-complex="'Courier New'" style:font-family-generic-complex="modern"/>
    </style:style>
    <style:style style:name="WW8Num4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6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46z1" style:family="text">
      <style:text-properties style:font-name="Courier New" fo:font-family="'Courier New'" style:font-family-generic="modern" style:font-name-complex="Courier New" style:font-family-complex="'Courier New'" style:font-family-generic-complex="modern"/>
    </style:style>
    <style:style style:name="WW8Num4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8z1" style:family="text">
      <style:text-properties style:font-name="Courier New" fo:font-family="'Courier New'" style:font-family-generic="modern" style:font-name-complex="Courier New" style:font-family-complex="'Courier New'" style:font-family-generic-complex="modern"/>
    </style:style>
    <style:style style:name="WW8Num4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9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49z1" style:family="text">
      <style:text-properties style:font-name="Courier New" fo:font-family="'Courier New'" style:font-family-generic="modern" style:font-name-complex="Courier New" style:font-family-complex="'Courier New'" style:font-family-generic-complex="modern"/>
    </style:style>
    <style:style style:name="WW8Num4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1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51z1" style:family="text">
      <style:text-properties style:font-name="Courier New" fo:font-family="'Courier New'" style:font-family-generic="modern" style:font-name-complex="Courier New" style:font-family-complex="'Courier New'" style:font-family-generic-complex="modern"/>
    </style:style>
    <style:style style:name="WW8Num5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3z1" style:family="text">
      <style:text-properties style:font-name="Courier New" fo:font-family="'Courier New'" style:font-family-generic="modern" style:font-name-complex="Courier New" style:font-family-complex="'Courier New'" style:font-family-generic-complex="modern"/>
    </style:style>
    <style:style style:name="WW8Num5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5z1" style:family="text">
      <style:text-properties style:font-name="Courier New" fo:font-family="'Courier New'" style:font-family-generic="modern" style:font-name-complex="Courier New" style:font-family-complex="'Courier New'" style:font-family-generic-complex="modern"/>
    </style:style>
    <style:style style:name="WW8Num5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6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56z1" style:family="text">
      <style:text-properties style:font-name="Courier New" fo:font-family="'Courier New'" style:font-family-generic="modern" style:font-name-complex="Courier New" style:font-family-complex="'Courier New'" style:font-family-generic-complex="modern"/>
    </style:style>
    <style:style style:name="WW8Num5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7z1" style:family="text">
      <style:text-properties style:font-name="Courier New" fo:font-family="'Courier New'" style:font-family-generic="modern" style:font-name-complex="Courier New" style:font-family-complex="'Courier New'" style:font-family-generic-complex="modern"/>
    </style:style>
    <style:style style:name="WW8Num5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8z1" style:family="text">
      <style:text-properties style:font-name="Courier New" fo:font-family="'Courier New'" style:font-family-generic="modern" style:font-name-complex="Courier New" style:font-family-complex="'Courier New'" style:font-family-generic-complex="modern"/>
    </style:style>
    <style:style style:name="WW8Num5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9z1" style:family="text">
      <style:text-properties style:font-name="Courier New" fo:font-family="'Courier New'" style:font-family-generic="modern" style:font-name-complex="Courier New" style:font-family-complex="'Courier New'" style:font-family-generic-complex="modern"/>
    </style:style>
    <style:style style:name="WW8Num5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0z1" style:family="text">
      <style:text-properties style:font-name="Courier New" fo:font-family="'Courier New'" style:font-family-generic="modern" style:font-name-complex="Courier New" style:font-family-complex="'Courier New'" style:font-family-generic-complex="modern"/>
    </style:style>
    <style:style style:name="WW8Num6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1z1" style:family="text">
      <style:text-properties style:font-name="Courier New" fo:font-family="'Courier New'" style:font-family-generic="modern" style:font-name-complex="Courier New" style:font-family-complex="'Courier New'" style:font-family-generic-complex="modern"/>
    </style:style>
    <style:style style:name="WW8Num6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3z1" style:family="text">
      <style:text-properties style:font-name="Courier New" fo:font-family="'Courier New'" style:font-family-generic="modern" style:font-name-complex="Courier New" style:font-family-complex="'Courier New'" style:font-family-generic-complex="modern"/>
    </style:style>
    <style:style style:name="WW8Num6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6z1" style:family="text">
      <style:text-properties style:font-name="Courier New" fo:font-family="'Courier New'" style:font-family-generic="modern" style:font-name-complex="Courier New" style:font-family-complex="'Courier New'" style:font-family-generic-complex="modern"/>
    </style:style>
    <style:style style:name="WW8Num6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0z1" style:family="text">
      <style:text-properties style:font-name="Courier New" fo:font-family="'Courier New'" style:font-family-generic="modern" style:font-name-complex="Courier New" style:font-family-complex="'Courier New'" style:font-family-generic-complex="modern"/>
    </style:style>
    <style:style style:name="WW8Num7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1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71z1" style:family="text">
      <style:text-properties style:font-name="Courier New" fo:font-family="'Courier New'" style:font-family-generic="modern" style:font-name-complex="Courier New" style:font-family-complex="'Courier New'" style:font-family-generic-complex="modern"/>
    </style:style>
    <style:style style:name="WW8Num7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2z1" style:family="text">
      <style:text-properties style:font-name="Courier New" fo:font-family="'Courier New'" style:font-family-generic="modern" style:font-name-complex="Courier New" style:font-family-complex="'Courier New'" style:font-family-generic-complex="modern"/>
    </style:style>
    <style:style style:name="WW8Num7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4z1" style:family="text">
      <style:text-properties style:font-name="Courier New" fo:font-family="'Courier New'" style:font-family-generic="modern" style:font-name-complex="Courier New" style:font-family-complex="'Courier New'" style:font-family-generic-complex="modern"/>
    </style:style>
    <style:style style:name="WW8Num7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Fuente_20_de_20_párrafo_20_predeter.1" style:display-name="WW-Fuente de párrafo predeter.1" style:family="text"/>
    <style:style style:name="Page_20_Number" style:display-name="Page Number" style:family="text" style:parent-style-name="WW-Fuente_20_de_20_párrafo_20_predeter.1"/>
    <style:style style:name="Internet_20_link" style:display-name="Internet link" style:family="text" style:parent-style-name="WW-Fuente_20_de_20_párrafo_20_predeter.1">
      <style:text-properties fo:color="#0000ff" style:text-underline-style="solid" style:text-underline-width="auto" style:text-underline-color="font-color"/>
    </style:style>
    <style:style style:name="Visited_20_Internet_20_Link" style:display-name="Visited Internet Link" style:family="text" style:parent-style-name="WW-Fuente_20_de_20_párrafo_20_predeter.1">
      <style:text-properties fo:color="#800080" style:text-underline-style="solid" style:text-underline-width="auto" style:text-underline-color="font-color"/>
    </style:style>
    <style:style style:name="Strong_20_Emphasis" style:display-name="Strong Emphasis" style:family="text" style:parent-style-name="WW-Fuente_20_de_20_párrafo_20_predeter.">
      <style:text-properties fo:font-weight="bold" style:font-weight-asian="bold" style:font-weight-complex="bold"/>
    </style:style>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Carácter_20_de_20_numeración" style:display-name="Carácter de numeración" style:family="text"/>
    <style:style style:name="WW-Texto_20_no_20_proporcional" style:display-name="WW-Texto no proporcional" style:family="text">
      <style:text-properties style:font-name="Nimbus Mono L" fo:font-family="'Nimbus Mono L', 'Courier New'" style:font-name-asian="Nimbus Mono L" style:font-family-asian="'Nimbus Mono L', 'Courier New'" style:font-name-complex="Nimbus Mono L" style:font-family-complex="'Nimbus Mono L', 'Courier New'"/>
    </style:style>
    <style:style style:name="WW8Num3z1" style:family="text">
      <style:text-properties style:font-name="Symbol1" fo:font-family="Symbol" style:font-charset="x-symbol" fo:font-size="9pt" style:font-size-asian="9pt" style:font-name-complex="StarSymbol1" style:font-family-complex="StarSymbol, 'Arial Unicode MS'" style:font-size-complex="9pt"/>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1.397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2.15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048cm" fo:text-indent="-3.048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3.937cm" fo:text-indent="-3.93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4.826cm" fo:text-indent="-4.826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5.715cm" fo:text-indent="-5.71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604cm" fo:text-indent="-6.604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7.62cm" fo:text-indent="-7.62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2.15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3.048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3.93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4.826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5.71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6.604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7.62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q">
        <style:list-level-properties text:list-level-position-and-space-mode="label-alignment">
          <style:list-level-label-alignment text:label-followed-by="listtab" text:list-tab-stop-position="1.27cm" fo:text-indent="-1.27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bullet text:level="2" text:style-name="WW8Num3z0" style:num-suffix="." text:bullet-char="">
        <style:list-level-properties text:list-level-position-and-space-mode="label-alignment">
          <style:list-level-label-alignment text:label-followed-by="listtab" text:list-tab-stop-position="1.949cm" fo:text-indent="-0.635cm" fo:margin-left="1.949cm"/>
        </style:list-level-properties>
        <style:text-properties style:font-name="Symbol1"/>
      </text:list-level-style-bullet>
      <text:list-level-style-bullet text:level="3" text:style-name="WW8Num3z0" style:num-suffix="." text:bullet-char="">
        <style:list-level-properties text:list-level-position-and-space-mode="label-alignment">
          <style:list-level-label-alignment text:label-followed-by="listtab" text:list-tab-stop-position="3.263cm" fo:text-indent="-0.635cm" fo:margin-left="3.263cm"/>
        </style:list-level-properties>
        <style:text-properties style:font-name="Symbol1"/>
      </text:list-level-style-bullet>
      <text:list-level-style-bullet text:level="4" text:style-name="WW8Num3z0" style:num-suffix="." text:bullet-char="">
        <style:list-level-properties text:list-level-position-and-space-mode="label-alignment">
          <style:list-level-label-alignment text:label-followed-by="listtab" text:list-tab-stop-position="4.577cm" fo:text-indent="-0.635cm" fo:margin-left="4.577cm"/>
        </style:list-level-properties>
        <style:text-properties style:font-name="Symbol1"/>
      </text:list-level-style-bullet>
      <text:list-level-style-bullet text:level="5" text:style-name="WW8Num3z0" style:num-suffix="." text:bullet-char="">
        <style:list-level-properties text:list-level-position-and-space-mode="label-alignment">
          <style:list-level-label-alignment text:label-followed-by="listtab" text:list-tab-stop-position="5.891cm" fo:text-indent="-0.635cm" fo:margin-left="5.891cm"/>
        </style:list-level-properties>
        <style:text-properties style:font-name="Symbol1"/>
      </text:list-level-style-bullet>
      <text:list-level-style-bullet text:level="6" text:style-name="WW8Num3z0" style:num-suffix="." text:bullet-char="">
        <style:list-level-properties text:list-level-position-and-space-mode="label-alignment">
          <style:list-level-label-alignment text:label-followed-by="listtab" text:list-tab-stop-position="7.205cm" fo:text-indent="-0.635cm" fo:margin-left="7.205cm"/>
        </style:list-level-properties>
        <style:text-properties style:font-name="Symbol1"/>
      </text:list-level-style-bullet>
      <text:list-level-style-bullet text:level="7" text:style-name="WW8Num3z0" style:num-suffix="." text:bullet-char="">
        <style:list-level-properties text:list-level-position-and-space-mode="label-alignment">
          <style:list-level-label-alignment text:label-followed-by="listtab" text:list-tab-stop-position="8.52cm" fo:text-indent="-0.635cm" fo:margin-left="8.52cm"/>
        </style:list-level-properties>
        <style:text-properties style:font-name="Symbol1"/>
      </text:list-level-style-bullet>
      <text:list-level-style-bullet text:level="8" text:style-name="WW8Num3z0" style:num-suffix="." text:bullet-char="">
        <style:list-level-properties text:list-level-position-and-space-mode="label-alignment">
          <style:list-level-label-alignment text:label-followed-by="listtab" text:list-tab-stop-position="9.834cm" fo:text-indent="-0.635cm" fo:margin-left="9.834cm"/>
        </style:list-level-properties>
        <style:text-properties style:font-name="Symbol1"/>
      </text:list-level-style-bullet>
      <text:list-level-style-bullet text:level="9" text:style-name="WW8Num3z0" style:num-suffix="." text:bullet-char="">
        <style:list-level-properties text:list-level-position-and-space-mode="label-alignment">
          <style:list-level-label-alignment text:label-followed-by="listtab" text:list-tab-stop-position="11.148cm" fo:text-indent="-0.635cm" fo:margin-left="11.148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11pt solid #000000">
        <style:tab-stops>
          <style:tab-stop style:position="15cm" style:type="right"/>
        </style:tab-stops>
      </style:paragraph-properties>
      <style:text-properties style:use-window-font-color="true" fo:font-size="8pt" style:font-size-asian="8pt" style:language-asian="zxx" style:country-asian="none" style:font-size-complex="10pt" style:language-complex="ar" style:country-complex="SA"/>
    </style:style>
    <style:style style:name="MP2" style:family="paragraph" style:parent-style-name="Footer">
      <style:paragraph-properties fo:padding-left="0cm" fo:padding-right="0cm" fo:padding-top="0.035cm" fo:padding-bottom="0cm" fo:border-left="none" fo:border-right="none" fo:border-top="0.11pt solid #000000" fo:border-bottom="none"/>
      <style:text-properties style:use-window-font-color="true" fo:font-size="8pt" fo:language="es" fo:country="ES" style:font-size-asian="8pt" style:language-asian="zxx" style:country-asian="none" style:font-size-complex="10pt" style:language-complex="ar" style:country-complex="SA"/>
    </style:style>
    <style:style style:name="MT1" style:family="text">
      <style:text-properties fo:language="es" fo:country="ES" fo:font-weight="bold" style:font-name-asian="Times New Roman" style:font-weight-asian="bold" style:font-name-complex="Courier New" style:font-weight-complex="bold"/>
    </style:style>
    <style:style style:name="MT2" style:family="text">
      <style:text-properties fo:language="es" fo:country="ES" fo:font-weight="bold" style:font-name-asian="Verdana" style:font-weight-asian="bold" style:font-name-complex="Verdana" style:font-weight-complex="bold"/>
    </style:style>
    <style:style style:name="MT3" style:family="text">
      <style:text-properties fo:language="es" fo:country="ES" fo:font-weight="bold" style:font-weight-asian="bold" style:font-weight-complex="bold"/>
    </style:style>
    <style:style style:name="MT4" style:family="text">
      <style:text-properties fo:language="es" fo:country="ES" fo:font-weight="bold" style:font-name-asian="Verdana" style:font-weight-asian="bold" style:font-weight-complex="bold"/>
    </style:style>
    <style:style style:name="MT5" style:family="text">
      <style:text-properties fo:language="es" fo:country="ES" fo:font-weight="bold" officeooo:rsid="00091caa" style:font-name-asian="Times New Roman" style:font-weight-asian="bold" style:font-name-complex="Courier New" style:font-weight-complex="bold"/>
    </style:style>
    <style:style style:name="MT6" style:family="text">
      <style:text-properties fo:language="es" fo:country="ES" style:font-name-asian="Times New Roman" style:font-name-complex="Courier New"/>
    </style:style>
    <style:style style:name="MT7" style:family="text">
      <style:text-properties style:font-name-asian="Times New Roman" style:font-name-complex="Courier New"/>
    </style:style>
    <style:style style:name="MT8" style:family="text">
      <style:text-properties style:font-name-asian="Verdana" style:font-name-complex="Verdana"/>
    </style:style>
    <style:style style:name="MT9" style:family="text">
      <style:text-properties style:font-name-asian="Verdana"/>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text:span text:style-name="MT1">Sarrera:</text:span><text:span text:style-name="MT2"> </text:span><text:span text:style-name="MT3">Fitxategi</text:span><text:span text:style-name="MT4"> </text:span><text:span text:style-name="MT3">Sistema</text:span><text:span text:style-name="MT1"> </text:span><text:span text:style-name="MT5">eta aplikazioen kudeaketa</text:span><text:span text:style-name="Page_20_Number"><text:span text:style-name="MT6"><text:tab/></text:span></text:span><text:span text:style-name="Page_20_Number"><text:span text:style-name="MT6"><text:page-number style:num-format="1" text:select-page="current">3</text:page-number></text:span></text:span><text:span text:style-name="Page_20_Number"><text:span text:style-name="MT6">/</text:span></text:span><text:span text:style-name="Page_20_Number"><text:span text:style-name="MT6"><text:page-count style:num-format="1">6</text:page-count></text:span></text:span></text:p>
      </style:header>
      <style:footer>
        <text:p text:style-name="MP2"><text:span text:style-name="MT7">Lengoaia</text:span><text:span text:style-name="MT8"> </text:span>eta<text:span text:style-name="MT9"> </text:span>Sistema<text:span text:style-name="MT9"> </text:span>Informatikoak<text:span text:style-name="MT9"> </text:span>Saila<text:span text:style-name="MT9"> </text:span></text:p>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Primera_20_conversión_20_1" style:display-name="Primera conversión 1" style:page-layout-name="Mpm2" style:next-style-name="Convertir_20_1">
      <style:header>
        <text:p text:style-name="Standard"/>
      </style:header>
      <style:footer>
        <text:p text:style-name="Standard"/>
      </style:footer>
    </style:master-page>
    <style:master-page style:name="Convertir_20_1" style:display-name="Convertir 1" style:page-layout-name="Mpm1">
      <style:header>
        <text:p text:style-name="MP1"><text:span text:style-name="MT1">Sarrera:</text:span><text:span text:style-name="MT2"> </text:span><text:span text:style-name="MT3">Fitxategi</text:span><text:span text:style-name="MT4"> </text:span><text:span text:style-name="MT3">Sistema</text:span><text:span text:style-name="MT6">.</text:span><text:span text:style-name="Page_20_Number"><text:span text:style-name="MT6"><text:tab/></text:span></text:span><text:span text:style-name="Page_20_Number"><text:span text:style-name="MT6"><text:page-number style:num-format="1" text:select-page="current">0</text:page-number></text:span></text:span><text:span text:style-name="Page_20_Number"><text:span text:style-name="MT6">/</text:span></text:span><text:span text:style-name="Page_20_Number"><text:span text:style-name="MT6"><text:page-count style:num-format="1">6</text:page-count></text:span></text:span></text:p>
      </style:header>
      <style:footer>
        <text:p text:style-name="MP2"><text:span text:style-name="MT7">Lengoaia</text:span><text:span text:style-name="MT8"> </text:span>eta<text:span text:style-name="MT9"> </text:span>Sistema<text:span text:style-name="MT9"> </text:span>Informatikoak<text:span text:style-name="MT9"> </text:span>Saila<text:span text:style-name="MT9">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1</dc:title>
    <meta:initial-creator>jlflores</meta:initial-creator>
    <meta:creation-date>2007-10-29T14:25:00</meta:creation-date>
    <dc:date>2018-02-22T13:50:02.842305169</dc:date>
    <meta:print-date>2113-01-01T00:00:00</meta:print-date>
    <meta:editing-cycles>63</meta:editing-cycles>
    <meta:editing-duration>P24DT5H19M15S</meta:editing-duration>
    <meta:generator>LibreOffice/5.1.6.2$Linux_X86_64 LibreOffice_project/10m0$Build-2</meta:generator>
    <meta:document-statistic meta:table-count="0" meta:image-count="0" meta:object-count="0" meta:page-count="6" meta:paragraph-count="151" meta:word-count="1390" meta:character-count="10972" meta:non-whitespace-character-count="9742"/>
    <meta:user-defined meta:name="Información 1"/>
    <meta:user-defined meta:name="Información 2"/>
    <meta:user-defined meta:name="Información 3"/>
    <meta:user-defined meta:name="Información 4"/>
  </office:meta>
</office:document-meta>
</file>